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IDFont+F1" svg:font-family="CIDFont+F1"/>
    <style:font-face style:name="CMBX10" svg:font-family="CMBX10"/>
    <style:font-face style:name="CMBXTI10" svg:font-family="CMBXTI10"/>
    <style:font-face style:name="CMMI10" svg:font-family="CMMI10"/>
    <style:font-face style:name="CMMI7" svg:font-family="CMMI7"/>
    <style:font-face style:name="CMR10" svg:font-family="CMR10"/>
    <style:font-face style:name="CMR7" svg:font-family="CMR7"/>
    <style:font-face style:name="CMTI10" svg:font-family="CMTI10"/>
    <style:font-face style:name="LMMathExtension10-Regular" svg:font-family="LMMathExtension10-Regular"/>
    <style:font-face style:name="LMMathSymbols10-Regular" svg:font-family="LMMathSymbols10-Regular"/>
    <style:font-face style:name="LMMathSymbols5-Regular" svg:font-family="LMMathSymbols5-Regular"/>
    <style:font-face style:name="LMMathSymbols7-Regular" svg:font-family="LMMathSymbols7-Regular"/>
    <style:font-face style:name="LMMono10-Regular" svg:font-family="LMMono10-Regular"/>
    <style:font-face style:name="LMRoman10-Bold1" svg:font-family="LMRoman10-Bold"/>
    <style:font-face style:name="LMRoman10-Regular" svg:font-family="LMRoman10-Regular"/>
    <style:font-face style:name="LMRoman7-Regular" svg:font-family="LMRoman7-Regular"/>
    <style:font-face style:name="OpenSymbol" svg:font-family="OpenSymbol"/>
    <style:font-face style:name="Tahoma" svg:font-family="Tahoma, sans-serif, Arial, Helvetica"/>
    <style:font-face style:name="LMMathItalic10-Regular" svg:font-family="LMMathItalic10-Regular" style:font-family-generic="script"/>
    <style:font-face style:name="LMMathItalic7-Regular" svg:font-family="LMMathItalic7-Regular" style:font-family-generic="script"/>
    <style:font-face style:name="LMRoman10-Italic" svg:font-family="LMRoman10-Italic" style:font-family-generic="script"/>
    <style:font-face style:name="ArialMT" svg:font-family="ArialMT" style:font-family-generic="swiss"/>
    <style:font-face style:name="LMSans10-Bold" svg:font-family="LMSans10-Bold" style:font-family-generic="swiss"/>
    <style:font-face style:name="Lucida Sans1" svg:font-family="'Lucida Sans'" style:font-family-generic="swiss"/>
    <style:font-face style:name="Calibri" svg:font-family="Calibri" style:font-family-generic="roman" style:font-pitch="variable"/>
    <style:font-face style:name="LM Roman 10" svg:font-family="'LM Roman 10'" style:font-family-generic="roman" style:font-pitch="variable"/>
    <style:font-face style:name="LM Roman 12" svg:font-family="'LM Roman 12'" style:font-family-generic="roman" style:font-pitch="variable"/>
    <style:font-face style:name="LM Roman 8" svg:font-family="'LM Roman 8'" style:font-family-generic="roman" style:font-pitch="variable"/>
    <style:font-face style:name="LMMono8-Regular" svg:font-family="LMMono8-Regular" style:font-family-generic="roman" style:font-pitch="variable"/>
    <style:font-face style:name="LMRoman10-Bold" svg:font-family="LMRoman10-Bold" style:font-family-generic="roman" style:font-pitch="variable"/>
    <style:font-face style:name="LMRoman12-Bold" svg:font-family="LMRoman12-Bold"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Arial" svg:font-family="Arial" style:font-family-generic="swiss" style:font-pitch="variable"/>
    <style:font-face style:name="CIDFont+F11" svg:font-family="CIDFont+F1" style:font-family-generic="system" style:font-pitch="variable"/>
    <style:font-face style:name="Calibri1" svg:font-family="Calibri" style:font-family-generic="system" style:font-pitch="variable"/>
    <style:font-face style:name="LM Roman 101" svg:font-family="'LM Roman 10'" style:font-family-generic="system" style:font-pitch="variable"/>
    <style:font-face style:name="LMMono8-Regular1" svg:font-family="LMMono8-Regular" style:font-family-generic="system" style:font-pitch="variable"/>
    <style:font-face style:name="LMRoman10-Bold2" svg:font-family="LMRoman10-Bold" style:font-family-generic="system" style:font-pitch="variable"/>
    <style:font-face style:name="LMRoman12-Bold1" svg:font-family="LMRoman12-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M Roman 8" fo:font-size="18pt" style:font-size-asian="18pt" style:font-size-complex="18pt"/>
    </style:style>
    <style:style style:name="P2" style:family="paragraph" style:parent-style-name="Standard">
      <style:paragraph-properties fo:text-align="center" style:justify-single-word="false"/>
      <style:text-properties style:font-name="LM Roman 8" fo:font-size="20pt" style:font-size-asian="20pt" style:font-size-complex="20pt"/>
    </style:style>
    <style:style style:name="P3" style:family="paragraph" style:parent-style-name="Standard">
      <style:paragraph-properties fo:text-align="center" style:justify-single-word="false"/>
      <style:text-properties style:font-name="LM Roman 12" fo:font-size="20pt" style:font-size-asian="20pt" style:font-size-complex="20pt"/>
    </style:style>
    <style:style style:name="P4" style:family="paragraph" style:parent-style-name="Standard">
      <style:paragraph-properties fo:text-align="center" style:justify-single-word="false"/>
      <style:text-properties style:font-name="LM Roman 12" fo:font-size="24pt" fo:font-weight="bold" style:font-size-asian="24pt" style:font-weight-asian="bold" style:font-size-complex="24pt" style:font-weight-complex="bold"/>
    </style:style>
    <style:style style:name="P5" style:family="paragraph" style:parent-style-name="Standard">
      <style:text-properties style:font-name="Times New Roman1"/>
    </style:style>
    <style:style style:name="P6" style:family="paragraph" style:parent-style-name="Standard">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7" style:family="paragraph" style:parent-style-name="Standard">
      <style:paragraph-properties fo:text-align="start" style:justify-single-word="false" style:text-autospace="none"/>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8" style:family="paragraph" style:parent-style-name="Standard">
      <style:paragraph-properties style:text-autospace="none"/>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9" style:family="paragraph" style:parent-style-name="Standard">
      <style:text-properties style:font-name="Times New Roman1" fo:font-size="13pt" fo:font-weight="normal" style:font-size-asian="13pt" style:font-weight-asian="normal" style:font-size-complex="13pt" style:font-weight-complex="normal"/>
    </style:style>
    <style:style style:name="P10" style:family="paragraph" style:parent-style-name="Standard">
      <style:paragraph-properties fo:text-align="start" style:justify-single-word="false" style:text-autospace="none"/>
      <style:text-properties style:font-name="Times New Roman1" fo:font-size="13pt" fo:font-weight="normal" style:font-size-asian="13pt" style:font-weight-asian="normal" style:font-size-complex="13pt" style:font-weight-complex="normal"/>
    </style:style>
    <style:style style:name="P11" style:family="paragraph" style:parent-style-name="Standard">
      <style:text-properties style:font-name="Times New Roman1" fo:font-size="13pt" fo:font-weight="normal" style:font-size-asian="13pt" style:font-weight-asian="normal" style:font-name-complex="LMRoman10-Bold1" style:font-size-complex="13pt" style:font-weight-complex="normal"/>
    </style:style>
    <style:style style:name="P12" style:family="paragraph" style:parent-style-name="Standard">
      <style:paragraph-properties style:text-autospace="none"/>
      <style:text-properties style:font-name="Times New Roman1" fo:font-size="13pt" fo:font-weight="normal" style:font-size-asian="13pt" style:font-weight-asian="normal" style:font-name-complex="LMRoman10-Bold1" style:font-size-complex="13pt" style:font-weight-complex="normal"/>
    </style:style>
    <style:style style:name="P13" style:family="paragraph" style:parent-style-name="Standard">
      <style:text-properties style:font-name="Times New Roman1" fo:font-size="13pt" fo:font-weight="normal" style:font-size-asian="13pt" style:font-weight-asian="normal" style:font-name-complex="LMRoman10-Regular" style:font-size-complex="13pt" style:font-weight-complex="normal"/>
    </style:style>
    <style:style style:name="P14" style:family="paragraph" style:parent-style-name="Standard">
      <style:paragraph-properties style:text-autospace="none"/>
      <style:text-properties style:font-name="Times New Roman1" fo:font-size="13pt" fo:font-weight="normal" style:font-size-asian="13pt" style:font-weight-asian="normal" style:font-name-complex="LMRoman10-Regular" style:font-size-complex="13pt" style:font-weight-complex="normal"/>
    </style:style>
    <style:style style:name="P15" style:family="paragraph" style:parent-style-name="Standard">
      <style:paragraph-properties fo:text-align="start" style:justify-single-word="false" style:text-autospace="none"/>
      <style:text-properties style:font-name="Times New Roman1" fo:font-size="13pt" fo:font-weight="normal" style:font-size-asian="13pt" style:font-weight-asian="normal" style:font-name-complex="LMRoman10-Regular" style:font-size-complex="13pt" style:font-weight-complex="normal"/>
    </style:style>
    <style:style style:name="P16" style:family="paragraph" style:parent-style-name="Standard">
      <style:text-properties style:font-name="Times New Roman1" fo:font-size="13pt" fo:font-weight="normal" style:font-size-asian="13pt" style:font-weight-asian="normal" style:font-name-complex="CMR10" style:font-size-complex="13pt" style:font-weight-complex="normal"/>
    </style:style>
    <style:style style:name="P17" style:family="paragraph" style:parent-style-name="Standard">
      <style:paragraph-properties fo:text-align="start" style:justify-single-word="false" style:text-autospace="none"/>
      <style:text-properties style:font-name="Times New Roman1" fo:font-size="13pt" fo:font-weight="normal" style:font-name-asian="LMRoman10-Bold1" style:font-size-asian="13pt" style:font-weight-asian="normal" style:font-name-complex="LMRoman10-Bold1" style:font-size-complex="13pt" style:font-weight-complex="normal"/>
    </style:style>
    <style:style style:name="P18" style:family="paragraph" style:parent-style-name="Standard">
      <style:text-properties style:font-name="Times New Roman1" fo:font-size="13pt" fo:font-weight="normal" style:font-name-asian="CMR10" style:font-size-asian="13pt" style:font-weight-asian="normal" style:font-name-complex="CMR10" style:font-size-complex="13pt" style:font-weight-complex="normal"/>
    </style:style>
    <style:style style:name="P19" style:family="paragraph" style:parent-style-name="Standard">
      <style:paragraph-properties style:text-autospace="none"/>
      <style:text-properties style:font-name="Times New Roman1" fo:font-size="13pt" fo:font-weight="normal" style:font-name-asian="CMR10" style:font-size-asian="13pt" style:font-weight-asian="normal" style:font-name-complex="CMR10" style:font-size-complex="13pt" style:font-weight-complex="normal"/>
    </style:style>
    <style:style style:name="P20" style:family="paragraph" style:parent-style-name="Standard">
      <style:paragraph-properties fo:text-align="start" style:justify-single-word="false" style:text-autospace="none"/>
      <style:text-properties style:font-name="Times New Roman1" fo:font-size="13pt" fo:font-weight="normal" style:font-name-asian="CMR10" style:font-size-asian="13pt" style:font-weight-asian="normal" style:font-name-complex="CMR10" style:font-size-complex="13pt" style:font-weight-complex="normal"/>
    </style:style>
    <style:style style:name="P21" style:family="paragraph" style:parent-style-name="Standard">
      <style:text-properties style:font-name="Times New Roman1" fo:font-size="13pt" style:font-size-asian="13pt" style:font-size-complex="13pt"/>
    </style:style>
    <style:style style:name="P22" style:family="paragraph" style:parent-style-name="Standard">
      <style:paragraph-properties fo:text-align="start" style:justify-single-word="false" style:text-autospace="none"/>
      <style:text-properties style:font-name="Times New Roman1" fo:font-size="13pt" style:font-size-asian="13pt" style:font-size-complex="13pt"/>
    </style:style>
    <style:style style:name="P23" style:family="paragraph" style:parent-style-name="Standard">
      <style:paragraph-properties style:text-autospace="none"/>
      <style:text-properties style:font-name="Times New Roman1" fo:font-size="13pt" style:font-size-asian="13pt" style:font-size-complex="13pt"/>
    </style:style>
    <style:style style:name="P24" style:family="paragraph" style:parent-style-name="Standard">
      <style:paragraph-properties style:text-autospace="none"/>
      <style:text-properties style:font-name="Times New Roman1" fo:font-size="13pt" style:font-size-asian="13pt" style:font-name-complex="LMRoman10-Bold1" style:font-size-complex="13pt"/>
    </style:style>
    <style:style style:name="P25" style:family="paragraph" style:parent-style-name="Standard">
      <style:text-properties style:font-name="Times New Roman1" fo:font-size="13pt" style:font-size-asian="13pt" style:font-name-complex="LMRoman10-Regular" style:font-size-complex="13pt"/>
    </style:style>
    <style:style style:name="P26" style:family="paragraph" style:parent-style-name="Standard">
      <style:paragraph-properties fo:text-align="start" style:justify-single-word="false" style:text-autospace="none"/>
      <style:text-properties style:font-name="Times New Roman1" fo:font-size="13pt" style:font-size-asian="13pt" style:font-name-complex="LMRoman10-Regular" style:font-size-complex="13pt"/>
    </style:style>
    <style:style style:name="P27" style:family="paragraph" style:parent-style-name="Standard">
      <style:paragraph-properties fo:text-align="start" style:justify-single-word="false" style:text-autospace="none"/>
      <style:text-properties style:font-name="Times New Roman1" fo:font-size="13pt" style:font-size-asian="13pt" style:font-name-complex="LMRoman10-Italic" style:font-size-complex="13pt"/>
    </style:style>
    <style:style style:name="P28" style:family="paragraph" style:parent-style-name="Standard">
      <style:text-properties style:font-name="Times New Roman1" fo:font-size="13pt" style:font-size-asian="13pt" style:font-name-complex="CMTI10" style:font-size-complex="13pt"/>
    </style:style>
    <style:style style:name="P29" style:family="paragraph" style:parent-style-name="Standard">
      <style:text-properties style:font-name="Times New Roman1" fo:font-size="13pt" style:font-name-asian="LMRoman10-Regular" style:font-size-asian="13pt" style:font-name-complex="LMRoman10-Regular" style:font-size-complex="13pt"/>
    </style:style>
    <style:style style:name="P30" style:family="paragraph" style:parent-style-name="Standard">
      <style:paragraph-properties fo:text-align="start" style:justify-single-word="false" style:text-autospace="none"/>
      <style:text-properties style:font-name="Times New Roman1" fo:font-size="13pt" style:font-name-asian="LMRoman10-Regular" style:font-size-asian="13pt" style:font-name-complex="LMRoman10-Regular" style:font-size-complex="13pt"/>
    </style:style>
    <style:style style:name="P31" style:family="paragraph" style:parent-style-name="Standard">
      <style:paragraph-properties style:text-autospace="none"/>
      <style:text-properties style:font-name="Times New Roman1" fo:font-size="13pt" style:font-name-asian="LMRoman10-Regular" style:font-size-asian="13pt" style:font-name-complex="LMRoman10-Regular" style:font-size-complex="13pt"/>
    </style:style>
    <style:style style:name="P32" style:family="paragraph" style:parent-style-name="Standard">
      <style:paragraph-properties fo:text-align="start" style:justify-single-word="false" style:text-autospace="none"/>
      <style:text-properties style:font-name="Times New Roman1" fo:font-size="13pt" style:font-name-asian="LMRoman10-Bold1" style:font-size-asian="13pt" style:font-name-complex="LMRoman10-Bold1" style:font-size-complex="13pt"/>
    </style:style>
    <style:style style:name="P33" style:family="paragraph" style:parent-style-name="Standard">
      <style:paragraph-properties fo:text-align="start" style:justify-single-word="false" style:text-autospace="none"/>
      <style:text-properties style:font-name="Times New Roman1" fo:font-size="13pt" style:font-name-asian="ArialMT" style:font-size-asian="13pt" style:font-name-complex="ArialMT" style:font-size-complex="13pt"/>
    </style:style>
    <style:style style:name="P34" style:family="paragraph" style:parent-style-name="Standard">
      <style:text-properties style:font-name="Times New Roman1" fo:font-size="13pt" style:font-name-asian="LMRoman10-Italic" style:font-size-asian="13pt" style:font-name-complex="LMRoman10-Italic" style:font-size-complex="13pt"/>
    </style:style>
    <style:style style:name="P35" style:family="paragraph" style:parent-style-name="Standard">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36" style:family="paragraph" style:parent-style-name="Standard">
      <style:paragraph-properties fo:text-align="start" style:justify-single-word="false" style:text-autospace="none"/>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37" style:family="paragraph" style:parent-style-name="Standard">
      <style:paragraph-properties style:text-autospace="none"/>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38" style:family="paragraph" style:parent-style-name="Standard">
      <style:text-properties style:font-name="Times New Roman" fo:font-size="13pt" fo:font-weight="normal" style:font-size-asian="13pt" style:font-weight-asian="normal" style:font-name-complex="LMRoman10-Bold1" style:font-size-complex="13pt" style:font-weight-complex="normal"/>
    </style:style>
    <style:style style:name="P39" style:family="paragraph" style:parent-style-name="Standard">
      <style:paragraph-properties fo:text-align="start" style:justify-single-word="false" style:text-autospace="none"/>
      <style:text-properties style:font-name="Times New Roman" fo:font-size="13pt" fo:font-weight="normal" style:font-size-asian="13pt" style:font-weight-asian="normal" style:font-name-complex="LMRoman10-Bold1" style:font-size-complex="13pt" style:font-weight-complex="normal"/>
    </style:style>
    <style:style style:name="P40" style:family="paragraph" style:parent-style-name="Standard">
      <style:paragraph-properties style:text-autospace="none"/>
      <style:text-properties style:font-name="Times New Roman" fo:font-size="13pt" fo:font-weight="normal" style:font-size-asian="13pt" style:font-weight-asian="normal" style:font-name-complex="LMRoman10-Bold1" style:font-size-complex="13pt" style:font-weight-complex="normal"/>
    </style:style>
    <style:style style:name="P41" style:family="paragraph" style:parent-style-name="Standard">
      <style:text-properties style:font-name="Times New Roman" fo:font-size="13pt" fo:font-weight="normal" style:font-size-asian="13pt" style:font-weight-asian="normal" style:font-name-complex="LMRoman10-Regular" style:font-size-complex="13pt" style:font-weight-complex="normal"/>
    </style:style>
    <style:style style:name="P42" style:family="paragraph" style:parent-style-name="Standard">
      <style:paragraph-properties style:text-autospace="none"/>
      <style:text-properties style:font-name="Times New Roman" fo:font-size="13pt" fo:font-weight="normal" style:font-size-asian="13pt" style:font-weight-asian="normal" style:font-name-complex="LMRoman10-Regular" style:font-size-complex="13pt" style:font-weight-complex="normal"/>
    </style:style>
    <style:style style:name="P43" style:family="paragraph" style:parent-style-name="Standard">
      <style:paragraph-properties fo:text-align="start" style:justify-single-word="false" style:text-autospace="none"/>
      <style:text-properties style:font-name="Times New Roman" fo:font-size="13pt" fo:font-weight="normal" style:font-size-asian="13pt" style:font-weight-asian="normal" style:font-name-complex="LMRoman10-Regular" style:font-size-complex="13pt" style:font-weight-complex="normal"/>
    </style:style>
    <style:style style:name="P44" style:family="paragraph" style:parent-style-name="Standard">
      <style:paragraph-properties fo:text-align="start" style:justify-single-word="false" style:text-autospace="none"/>
      <style:text-properties style:font-name="Times New Roman" fo:font-size="13pt" fo:font-weight="normal" style:font-size-asian="13pt" style:font-weight-asian="normal" style:font-name-complex="CMR10" style:font-size-complex="13pt" style:font-weight-complex="normal"/>
    </style:style>
    <style:style style:name="P45" style:family="paragraph" style:parent-style-name="Standard">
      <style:text-properties style:font-name="Times New Roman" fo:font-size="13pt" fo:font-weight="normal" style:font-name-asian="LMRoman10-Bold1" style:font-size-asian="13pt" style:font-weight-asian="normal" style:font-name-complex="LMRoman10-Bold1" style:font-size-complex="13pt" style:font-weight-complex="normal"/>
    </style:style>
    <style:style style:name="P46" style:family="paragraph" style:parent-style-name="Standard">
      <style:paragraph-properties fo:text-align="start" style:justify-single-word="false" style:text-autospace="none"/>
      <style:text-properties style:font-name="Times New Roman" fo:font-size="13pt" fo:font-weight="normal" style:font-name-asian="LMRoman10-Bold1" style:font-size-asian="13pt" style:font-weight-asian="normal" style:font-name-complex="LMRoman10-Bold1" style:font-size-complex="13pt" style:font-weight-complex="normal"/>
    </style:style>
    <style:style style:name="P47" style:family="paragraph" style:parent-style-name="Standard">
      <style:text-properties style:font-name="Times New Roman" fo:font-size="13pt" fo:font-weight="normal" style:font-name-asian="CMR10" style:font-size-asian="13pt" style:font-weight-asian="normal" style:font-name-complex="CMR10" style:font-size-complex="13pt" style:font-weight-complex="normal"/>
    </style:style>
    <style:style style:name="P48" style:family="paragraph" style:parent-style-name="Standard">
      <style:paragraph-properties fo:text-align="start" style:justify-single-word="false" style:text-autospace="none"/>
      <style:text-properties style:font-name="Times New Roman" fo:font-size="13pt" style:font-name-asian="LMRoman10-Bold1" style:font-size-asian="13pt" style:font-name-complex="LMRoman10-Bold1" style:font-size-complex="13pt"/>
    </style:style>
    <style:style style:name="P49" style:family="paragraph" style:parent-style-name="Standard">
      <style:paragraph-properties style:text-autospace="none"/>
      <style:text-properties style:font-name="Times New Roman" fo:font-size="13pt" style:font-name-asian="LMRoman10-Bold1" style:font-size-asian="13pt" style:font-name-complex="LMRoman10-Bold1" style:font-size-complex="13pt"/>
    </style:style>
    <style:style style:name="P50" style:family="paragraph" style:parent-style-name="Standard">
      <style:paragraph-properties style:text-autospace="none"/>
      <style:text-properties style:font-name="Times New Roman" fo:font-size="13pt" style:font-size-asian="13pt" style:font-name-complex="LMRoman10-Regular" style:font-size-complex="13pt"/>
    </style:style>
    <style:style style:name="P51" style:family="paragraph" style:parent-style-name="Standard">
      <style:paragraph-properties fo:text-align="start" style:justify-single-word="false" style:text-autospace="none"/>
      <style:text-properties style:font-name="Times New Roman" fo:font-size="13pt" style:font-size-asian="13pt" style:font-name-complex="LMRoman10-Bold1" style:font-size-complex="13pt"/>
    </style:style>
    <style:style style:name="P52" style:family="paragraph" style:parent-style-name="Standard">
      <style:paragraph-properties fo:text-align="start" style:justify-single-word="false" style:text-autospace="none"/>
      <style:text-properties style:font-name="Times New Roman" fo:font-size="13pt" style:font-name-asian="LMRoman10-Regular" style:font-size-asian="13pt" style:font-name-complex="LMRoman10-Regular" style:font-size-complex="13pt"/>
    </style:style>
    <style:style style:name="P53" style:family="paragraph" style:parent-style-name="Standard">
      <style:paragraph-properties fo:text-align="start" style:justify-single-word="false" style:text-autospace="none"/>
      <style:text-properties style:font-name="Times New Roman" fo:font-size="13pt" fo:font-weight="bold" style:font-name-asian="LMRoman10-Bold1" style:font-size-asian="13pt" style:font-weight-asian="bold" style:font-name-complex="LMRoman10-Bold1" style:font-size-complex="13pt" style:font-weight-complex="bold"/>
    </style:style>
    <style:style style:name="P54" style:family="paragraph" style:parent-style-name="Standard">
      <style:text-properties style:font-name="CMR10" fo:font-size="10pt" style:font-size-asian="10pt" style:font-name-complex="CMR10" style:font-size-complex="10pt"/>
    </style:style>
    <style:style style:name="P55" style:family="paragraph" style:parent-style-name="Standard">
      <style:paragraph-properties fo:text-align="start" style:justify-single-word="false" style:text-autospace="none"/>
      <style:text-properties fo:color="#000000" style:font-name="Times New Roman" fo:font-size="13pt" style:font-name-asian="LMRoman10-Bold1" style:font-size-asian="13pt" style:font-name-complex="LMRoman10-Bold1" style:font-size-complex="13pt"/>
    </style:style>
    <style:style style:name="P56" style:family="paragraph" style:parent-style-name="Standard">
      <style:paragraph-properties fo:text-align="start" style:justify-single-word="false" style:text-autospace="none"/>
      <style:text-properties fo:color="#000000" style:font-name="Times New Roman" fo:font-size="13pt" fo:font-weight="normal" style:font-name-asian="LMRoman10-Bold1" style:font-size-asian="13pt" style:font-weight-asian="normal" style:font-name-complex="LMRoman10-Bold1" style:font-size-complex="13pt" style:font-weight-complex="normal"/>
    </style:style>
    <style:style style:name="P57" style:family="paragraph" style:parent-style-name="Standard">
      <style:paragraph-properties style:text-autospace="none"/>
      <style:text-properties fo:color="#000000" style:font-name="Times New Roman" fo:font-size="13pt" fo:font-weight="normal" style:font-name-asian="LMRoman10-Regular" style:font-size-asian="13pt" style:font-weight-asian="normal" style:font-name-complex="LMRoman10-Regular" style:font-size-complex="13pt" style:font-weight-complex="normal"/>
    </style:style>
    <style:style style:name="P58" style:family="paragraph" style:parent-style-name="Standard">
      <style:paragraph-properties style:text-autospace="none"/>
      <style:text-properties fo:color="#000000" style:font-name="Times New Roman" fo:font-size="13pt" style:font-name-asian="LMRoman10-Regular" style:font-size-asian="13pt" style:font-name-complex="LMRoman10-Regular" style:font-size-complex="13pt"/>
    </style:style>
    <style:style style:name="P59" style:family="paragraph" style:parent-style-name="Standard">
      <style:paragraph-properties style:text-autospace="none"/>
      <style:text-properties fo:color="#000000" style:font-name="LMRoman10-Regular" fo:font-size="10pt" style:font-name-asian="LMRoman10-Regular" style:font-size-asian="10pt" style:font-name-complex="LMRoman10-Regular" style:font-size-complex="10pt"/>
    </style:style>
    <style:style style:name="P60" style:family="paragraph" style:parent-style-name="Standard">
      <style:text-properties fo:color="#000000" style:font-name="Times New Roman1" fo:font-size="13pt" fo:font-weight="normal" style:font-name-asian="LMRoman10-Regular" style:font-size-asian="13pt" style:font-weight-asian="normal" style:font-name-complex="LMRoman10-Regular" style:font-size-complex="13pt" style:font-weight-complex="normal"/>
    </style:style>
    <style:style style:name="P61" style:family="paragraph" style:parent-style-name="Standard">
      <style:paragraph-properties fo:text-align="start" style:justify-single-word="false" style:text-autospace="none"/>
      <style:text-properties fo:color="#000000" style:font-name="Times New Roman1" fo:font-size="13pt" fo:font-weight="normal" style:font-name-asian="LMRoman10-Regular" style:font-size-asian="13pt" style:font-weight-asian="normal" style:font-name-complex="LMRoman10-Regular" style:font-size-complex="13pt" style:font-weight-complex="normal"/>
    </style:style>
    <style:style style:name="P62" style:family="paragraph" style:parent-style-name="Standard">
      <style:paragraph-properties fo:text-align="start" style:justify-single-word="false" style:text-autospace="none"/>
      <style:text-properties fo:color="#000000" style:font-name="Times New Roman1" fo:font-size="13pt" fo:font-weight="normal" style:font-name-asian="LMRoman10-Bold1" style:font-size-asian="13pt" style:font-weight-asian="normal" style:font-name-complex="LMRoman10-Bold1" style:font-size-complex="13pt" style:font-weight-complex="normal"/>
    </style:style>
    <style:style style:name="P63" style:family="paragraph" style:parent-style-name="Standard">
      <style:text-properties fo:color="#000000" style:font-name="Times New Roman1" fo:font-size="13pt" style:font-name-asian="ArialMT" style:font-size-asian="13pt" style:font-name-complex="ArialMT" style:font-size-complex="13pt"/>
    </style:style>
    <style:style style:name="P64" style:family="paragraph" style:parent-style-name="Standard">
      <style:text-properties fo:font-variant="normal" fo:text-transform="none" fo:color="#000000" style:font-name="Times New Roman" fo:font-size="13pt" fo:letter-spacing="normal" fo:font-style="normal" fo:font-weight="normal" style:font-size-asian="13pt" style:font-size-complex="13pt"/>
    </style:style>
    <style:style style:name="P65" style:family="paragraph" style:parent-style-name="Standard">
      <style:paragraph-properties fo:margin-top="0cm" fo:margin-bottom="0cm" fo:line-height="100%"/>
      <style:text-properties style:font-name="LMRoman12-Bold" fo:font-size="25pt" fo:font-weight="bold" style:font-size-asian="25pt" style:font-weight-asian="bold" style:font-name-complex="LMRoman12-Bold1" style:font-size-complex="25pt" style:font-weight-complex="bold"/>
    </style:style>
    <style:style style:name="P66" style:family="paragraph" style:parent-style-name="Standard">
      <style:paragraph-properties fo:margin-top="0cm" fo:margin-bottom="0cm" fo:line-height="100%" fo:text-align="justify" style:justify-single-word="false"/>
      <style:text-properties style:font-name="LMRoman12-Bold" fo:font-size="25pt" fo:font-weight="bold" style:font-size-asian="25pt" style:font-weight-asian="bold" style:font-name-complex="LMRoman12-Bold1" style:font-size-complex="25pt" style:font-weight-complex="bold"/>
    </style:style>
    <style:style style:name="P67" style:family="paragraph" style:parent-style-name="Standard">
      <style:paragraph-properties fo:margin-top="0cm" fo:margin-bottom="0cm" fo:line-height="100%"/>
      <style:text-properties style:font-name="LMRoman12-Bold" fo:font-size="20.5pt" fo:font-weight="bold" style:font-size-asian="20.5pt" style:font-weight-asian="bold" style:font-name-complex="LMRoman12-Bold1" style:font-size-complex="20.5pt" style:font-weight-complex="bold"/>
    </style:style>
    <style:style style:name="P68" style:family="paragraph" style:parent-style-name="Standard">
      <style:paragraph-properties fo:margin-top="0cm" fo:margin-bottom="0cm" fo:line-height="100%"/>
      <style:text-properties style:font-name="LM Roman 10" fo:font-size="13pt" style:font-size-asian="13pt" style:font-name-complex="CIDFont+F11" style:font-size-complex="13pt"/>
    </style:style>
    <style:style style:name="P69" style:family="paragraph" style:parent-style-name="Standard">
      <style:paragraph-properties fo:margin-top="0cm" fo:margin-bottom="0cm" fo:line-height="100%"/>
      <style:text-properties style:font-name="LM Roman 10" fo:font-size="13pt" fo:language="en" fo:country="US" fo:font-weight="bold" style:font-size-asian="13pt" style:font-weight-asian="bold" style:font-name-complex="LMRoman10-Bold2" style:font-size-complex="13pt" style:font-weight-complex="bold"/>
    </style:style>
    <style:style style:name="P70" style:family="paragraph" style:parent-style-name="Standard">
      <style:paragraph-properties fo:margin-top="0cm" fo:margin-bottom="0cm" fo:line-height="100%"/>
      <style:text-properties style:font-name="LM Roman 10" fo:font-size="13pt" fo:font-weight="bold" style:font-size-asian="13pt" style:font-weight-asian="bold" style:font-name-complex="LMRoman10-Bold2" style:font-size-complex="13pt" style:font-weight-complex="bold"/>
    </style:style>
    <style:style style:name="P71" style:family="paragraph" style:parent-style-name="Standard">
      <style:paragraph-properties fo:margin-top="0cm" fo:margin-bottom="0cm" fo:line-height="100%"/>
      <style:text-properties style:font-name="LM Roman 10" fo:font-size="13pt" fo:font-weight="bold" style:font-size-asian="13pt" style:font-weight-asian="bold" style:font-name-complex="CIDFont+F11" style:font-size-complex="13pt" style:font-weight-complex="bold"/>
    </style:style>
    <style:style style:name="P72" style:family="paragraph" style:parent-style-name="Standard">
      <style:paragraph-properties fo:margin-top="0cm" fo:margin-bottom="0cm" fo:line-height="100%"/>
      <style:text-properties style:font-name="LMRoman10-Bold" fo:font-size="10pt" fo:font-weight="bold" style:font-size-asian="10pt" style:font-weight-asian="bold" style:font-name-complex="LMRoman10-Bold2" style:font-size-complex="10pt" style:font-weight-complex="bold"/>
    </style:style>
    <style:style style:name="P73" style:family="paragraph" style:parent-style-name="Standard">
      <style:paragraph-properties fo:margin-top="0cm" fo:margin-bottom="0cm" fo:line-height="100%"/>
      <style:text-properties style:font-name="LMRoman10-Bold" fo:font-size="13pt" fo:font-weight="bold" style:font-size-asian="13pt" style:font-weight-asian="bold" style:font-name-complex="LMRoman10-Bold2" style:font-size-complex="13pt" style:font-weight-complex="bold"/>
    </style:style>
    <style:style style:name="P74" style:family="paragraph" style:parent-style-name="Standard">
      <style:paragraph-properties fo:margin-top="0cm" fo:margin-bottom="0cm" fo:line-height="100%"/>
      <style:text-properties style:font-name="LMRoman10-Bold" fo:font-size="13pt" style:text-underline-style="solid" style:text-underline-width="auto" style:text-underline-color="font-color" fo:font-weight="bold" style:font-size-asian="13pt" style:font-weight-asian="bold" style:font-name-complex="LMRoman10-Bold2" style:font-size-complex="13pt" style:font-weight-complex="bold"/>
    </style:style>
    <style:style style:name="P75" style:family="paragraph" style:parent-style-name="Standard">
      <style:paragraph-properties fo:margin-top="0cm" fo:margin-bottom="0cm" fo:line-height="100%"/>
      <style:text-properties style:font-name="Times New Roman1" fo:font-size="13pt" fo:font-weight="normal" style:font-name-asian="LMRoman10-Bold1" style:font-size-asian="13pt" style:font-weight-asian="normal" style:font-name-complex="LMRoman10-Bold1" style:font-size-complex="13pt" style:font-weight-complex="normal"/>
    </style:style>
    <style:style style:name="P76" style:family="paragraph" style:parent-style-name="Standard">
      <style:paragraph-properties fo:margin-top="0cm" fo:margin-bottom="0cm" fo:line-height="100%"/>
      <style:text-properties style:font-name="Times New Roman1" fo:font-size="13pt" fo:font-weight="normal" style:font-size-asian="13pt" style:font-weight-asian="normal" style:font-name-complex="LMRoman10-Bold2" style:font-size-complex="13pt" style:font-weight-complex="normal"/>
    </style:style>
    <style:style style:name="P77" style:family="paragraph" style:parent-style-name="Standard">
      <style:paragraph-properties fo:margin-top="0cm" fo:margin-bottom="0cm" fo:line-height="100%" fo:text-align="start" style:justify-single-word="false" style:text-autospace="none"/>
      <style:text-properties style:font-name="Times New Roman1" fo:font-size="13pt" fo:font-weight="normal" style:font-size-asian="13pt" style:font-weight-asian="normal" style:font-name-complex="LMRoman10-Regular" style:font-size-complex="13pt" style:font-weight-complex="normal"/>
    </style:style>
    <style:style style:name="P78" style:family="paragraph" style:parent-style-name="Standard">
      <style:paragraph-properties fo:margin-top="0cm" fo:margin-bottom="0cm" fo:line-height="100%"/>
      <style:text-properties style:font-name="Times New Roman" fo:font-size="13pt" fo:font-weight="normal" style:font-size-asian="13pt" style:font-weight-asian="normal" style:font-name-complex="CMR10" style:font-size-complex="13pt" style:font-weight-complex="normal"/>
    </style:style>
    <style:style style:name="P79" style:family="paragraph" style:parent-style-name="List_20_Paragraph">
      <style:paragraph-properties fo:margin-top="0cm" fo:margin-bottom="0cm" fo:line-height="100%"/>
      <style:text-properties style:font-name="LM Roman 10" fo:font-size="13pt" fo:font-weight="bold" style:font-size-asian="13pt" style:font-weight-asian="bold" style:font-name-complex="LMRoman10-Bold2" style:font-size-complex="13pt" style:font-weight-complex="bold"/>
    </style:style>
    <style:style style:name="P80" style:family="paragraph" style:parent-style-name="List_20_Paragraph">
      <style:paragraph-properties fo:margin-top="0cm" fo:margin-bottom="0cm" fo:line-height="100%"/>
      <style:text-properties style:font-name="LM Roman 10" fo:font-size="13pt" style:font-size-asian="13pt" style:font-name-complex="CIDFont+F11" style:font-size-complex="13pt"/>
    </style:style>
    <style:style style:name="P81" style:family="paragraph" style:parent-style-name="List_20_Paragraph">
      <style:paragraph-properties fo:margin-top="0cm" fo:margin-bottom="0cm" fo:line-height="100%"/>
      <style:text-properties style:font-name="LM Roman 10" fo:font-size="13pt" style:font-size-asian="13pt" style:font-size-complex="13pt"/>
    </style:style>
    <style:style style:name="P82" style:family="paragraph" style:parent-style-name="List_20_Paragraph">
      <style:paragraph-properties fo:margin-top="0cm" fo:margin-bottom="0cm" fo:line-height="100%"/>
      <style:text-properties style:font-name="LM Roman 10" fo:font-size="13pt" fo:language="en" fo:country="US" fo:font-weight="bold" style:font-size-asian="13pt" style:font-weight-asian="bold" style:font-name-complex="CIDFont+F11" style:font-size-complex="13pt" style:font-weight-complex="bold"/>
    </style:style>
    <style:style style:name="P83" style:family="paragraph" style:parent-style-name="List_20_Paragraph">
      <style:paragraph-properties fo:margin-top="0cm" fo:margin-bottom="0cm" fo:line-height="100%"/>
      <style:text-properties style:font-name="LM Roman 10" fo:font-size="13pt" fo:font-weight="normal" style:font-size-asian="13pt" style:font-weight-asian="normal" style:font-name-complex="LMRoman10-Bold2" style:font-size-complex="13pt" style:font-weight-complex="normal"/>
    </style:style>
    <style:style style:name="P84" style:family="paragraph" style:parent-style-name="List_20_Paragraph">
      <style:paragraph-properties fo:margin-top="0cm" fo:margin-bottom="0cm" fo:line-height="100%"/>
      <style:text-properties style:font-name="LM Roman 10" fo:font-size="15pt" fo:font-weight="bold" style:font-size-asian="15pt" style:font-weight-asian="bold" style:font-name-complex="LMRoman10-Bold2" style:font-size-complex="15pt" style:font-weight-complex="bold"/>
    </style:style>
    <style:style style:name="P85" style:family="paragraph" style:parent-style-name="List_20_Paragraph">
      <style:paragraph-properties fo:margin-top="0cm" fo:margin-bottom="0cm" fo:line-height="100%"/>
      <style:text-properties style:font-name="LMRoman10-Bold" fo:font-size="13pt" fo:font-weight="bold" style:font-size-asian="13pt" style:font-weight-asian="bold" style:font-name-complex="LMRoman10-Bold2" style:font-size-complex="13pt" style:font-weight-complex="bold"/>
    </style:style>
    <style:style style:name="P86" style:family="paragraph" style:parent-style-name="List_20_Paragraph">
      <style:paragraph-properties fo:margin-top="0cm" fo:margin-bottom="0cm" fo:line-height="100%"/>
      <style:text-properties style:font-name="LMRoman10-Bold" fo:font-size="13pt" fo:language="en" fo:country="US" fo:font-weight="bold" style:font-size-asian="13pt" style:font-weight-asian="bold" style:font-name-complex="LMRoman10-Bold2" style:font-size-complex="13pt" style:font-weight-complex="bold"/>
    </style:style>
    <style:style style:name="P87" style:family="paragraph" style:parent-style-name="List_20_Paragraph">
      <style:paragraph-properties fo:margin-top="0cm" fo:margin-bottom="0cm" fo:line-height="100%"/>
      <style:text-properties style:font-name="LMRoman10-Bold" fo:font-size="10pt" fo:font-weight="bold" style:font-size-asian="10pt" style:font-weight-asian="bold" style:font-name-complex="LMRoman10-Bold2" style:font-size-complex="10pt" style:font-weight-complex="bold"/>
    </style:style>
    <style:style style:name="P88" style:family="paragraph" style:parent-style-name="List_20_Paragraph">
      <style:paragraph-properties fo:margin-top="0cm" fo:margin-bottom="0cm" fo:line-height="100%"/>
      <style:text-properties style:font-name="Times New Roman1" fo:font-size="13pt" fo:font-weight="bold" style:font-size-asian="13pt" style:font-weight-asian="bold" style:font-name-complex="LMRoman10-Bold2" style:font-size-complex="13pt" style:font-weight-complex="bold"/>
    </style:style>
    <style:style style:name="P89" style:family="paragraph" style:parent-style-name="List_20_Paragraph">
      <style:paragraph-properties fo:margin-top="0cm" fo:margin-bottom="0cm" fo:line-height="100%"/>
      <style:text-properties style:font-name="Times New Roman1" fo:font-size="13pt" fo:font-weight="normal" style:font-size-asian="13pt" style:font-weight-asian="normal" style:font-name-complex="LMRoman10-Bold2" style:font-size-complex="13pt" style:font-weight-complex="normal"/>
    </style:style>
    <style:style style:name="P90" style:family="paragraph" style:parent-style-name="List_20_Paragraph">
      <style:paragraph-properties fo:margin-top="0cm" fo:margin-bottom="0cm" fo:line-height="100%"/>
      <style:text-properties style:font-name="Times New Roman1" fo:font-size="13pt" style:font-size-asian="13pt" style:font-name-complex="LMRoman10-Bold2" style:font-size-complex="13pt"/>
    </style:style>
    <style:style style:name="P91" style:family="paragraph" style:parent-style-name="List_20_Paragraph">
      <style:paragraph-properties fo:margin-top="0cm" fo:margin-bottom="0cm" fo:line-height="100%"/>
      <style:text-properties style:font-name="Times New Roman" fo:font-size="13pt" fo:font-weight="normal" style:font-size-asian="13pt" style:font-weight-asian="normal" style:font-name-complex="LMRoman10-Bold2" style:font-size-complex="13pt" style:font-weight-complex="normal"/>
    </style:style>
    <style:style style:name="P92" style:family="paragraph" style:parent-style-name="List_20_Paragraph">
      <style:paragraph-properties fo:margin-top="0cm" fo:margin-bottom="0cm" fo:line-height="100%"/>
      <style:text-properties fo:font-variant="normal" fo:text-transform="none" fo:color="#000000" style:font-name="Times New Roman" fo:font-size="13pt" fo:letter-spacing="normal" fo:font-style="normal" fo:font-weight="normal" style:font-size-asian="13pt" style:font-weight-asian="bold" style:font-name-complex="LMRoman10-Bold2" style:font-size-complex="13pt" style:font-weight-complex="bold"/>
    </style:style>
    <style:style style:name="P93" style:family="paragraph" style:parent-style-name="Standard">
      <style:paragraph-properties fo:margin-left="1.251cm" fo:margin-right="0cm" fo:margin-top="0cm" fo:margin-bottom="0cm" fo:line-height="100%" fo:text-indent="0cm" style:auto-text-indent="false"/>
      <style:text-properties style:font-name="LM Roman 10" fo:font-size="13pt" fo:font-weight="bold" style:font-size-asian="13pt" style:font-weight-asian="bold" style:font-name-complex="CIDFont+F11" style:font-size-complex="13pt" style:font-weight-complex="bold"/>
    </style:style>
    <style:style style:name="P94" style:family="paragraph" style:parent-style-name="Standard">
      <style:paragraph-properties fo:margin-left="1.251cm" fo:margin-right="0cm" fo:margin-top="0cm" fo:margin-bottom="0cm" fo:line-height="100%" fo:text-indent="0cm" style:auto-text-indent="false"/>
      <style:text-properties style:font-name="LM Roman 10" fo:font-size="13pt" style:font-size-asian="13pt" style:font-size-complex="13pt"/>
    </style:style>
    <style:style style:name="P95" style:family="paragraph" style:parent-style-name="Default">
      <style:paragraph-properties fo:margin-left="1.251cm" fo:margin-right="0cm" fo:text-indent="0cm" style:auto-text-indent="false"/>
      <style:text-properties style:font-name="LM Roman 10" fo:font-size="13pt" style:font-size-asian="13pt" style:font-size-complex="13pt"/>
    </style:style>
    <style:style style:name="P96" style:family="paragraph" style:parent-style-name="Standard">
      <style:paragraph-properties fo:margin-left="0cm" fo:margin-right="0cm" fo:margin-top="0cm" fo:margin-bottom="0cm" fo:line-height="100%" fo:text-indent="1.251cm" style:auto-text-indent="false"/>
      <style:text-properties fo:color="#000000" style:font-name="LM Roman 10" fo:font-size="13pt" style:font-size-asian="13pt" style:font-name-complex="Times New Roman2" style:font-size-complex="13pt"/>
    </style:style>
    <style:style style:name="P97" style:family="paragraph" style:parent-style-name="Standard">
      <style:paragraph-properties fo:margin-left="0cm" fo:margin-right="0cm" fo:margin-top="0cm" fo:margin-bottom="0cm" fo:line-height="100%" fo:text-indent="1.251cm" style:auto-text-indent="false"/>
      <style:text-properties fo:color="#000000" style:font-name="LM Roman 10" fo:font-size="13pt" fo:language="en" fo:country="US" style:font-size-asian="13pt" style:font-name-complex="Times New Roman2" style:font-size-complex="13pt"/>
    </style:style>
    <style:style style:name="P98" style:family="paragraph" style:parent-style-name="Default">
      <style:paragraph-properties fo:margin-left="0cm" fo:margin-right="0cm" fo:text-indent="1.251cm" style:auto-text-indent="false"/>
      <style:text-properties style:font-name="LM Roman 10" fo:font-size="13pt" style:font-size-asian="13pt" style:font-size-complex="13pt"/>
    </style:style>
    <style:style style:name="P99" style:family="paragraph" style:parent-style-name="List_20_Paragraph">
      <style:text-properties style:font-name="LM Roman 10" fo:font-size="13pt" style:font-size-asian="13pt" style:font-name-complex="CIDFont+F11" style:font-size-complex="13pt"/>
    </style:style>
    <style:style style:name="P100" style:family="paragraph" style:parent-style-name="List_20_Paragraph">
      <style:text-properties style:font-name="LM Roman 10" fo:font-size="13pt" style:font-size-asian="13pt" style:font-name-complex="LMRoman10-Bold2" style:font-size-complex="13pt"/>
    </style:style>
    <style:style style:name="P101" style:family="paragraph" style:parent-style-name="List_20_Paragraph">
      <style:text-properties style:font-name="LM Roman 10" fo:font-size="13pt" fo:font-weight="bold" style:font-size-asian="13pt" style:font-weight-asian="bold" style:font-name-complex="LMRoman10-Bold2" style:font-size-complex="13pt" style:font-weight-complex="bold"/>
    </style:style>
    <style:style style:name="P102" style:family="paragraph" style:parent-style-name="List_20_Paragraph">
      <style:text-properties style:font-name="LM Roman 10" fo:font-size="13pt" fo:font-weight="bold" style:font-size-asian="13pt" style:font-weight-asian="bold" style:font-name-complex="LM Roman 101" style:font-size-complex="13pt" style:font-weight-complex="bold"/>
    </style:style>
    <style:style style:name="P103" style:family="paragraph" style:parent-style-name="List_20_Paragraph">
      <style:text-properties style:font-name="LM Roman 10" fo:font-size="13pt" fo:font-weight="bold" style:font-size-asian="13pt" style:font-weight-asian="bold" style:font-name-complex="CIDFont+F11" style:font-size-complex="13pt" style:font-weight-complex="bold"/>
    </style:style>
    <style:style style:name="P104" style:family="paragraph" style:parent-style-name="List_20_Paragraph">
      <style:text-properties style:font-name="LM Roman 10" fo:font-size="13pt" fo:language="en" fo:country="US" fo:font-weight="bold" style:font-size-asian="13pt" style:font-weight-asian="bold" style:font-name-complex="LMRoman10-Bold2" style:font-size-complex="13pt" style:font-weight-complex="bold"/>
    </style:style>
    <style:style style:name="P105" style:family="paragraph" style:parent-style-name="List_20_Paragraph">
      <style:text-properties style:font-name="LM Roman 10" fo:font-size="13pt" fo:font-weight="normal" style:font-size-asian="13pt" style:font-weight-asian="normal" style:font-name-complex="LMRoman10-Bold2" style:font-size-complex="13pt" style:font-weight-complex="normal"/>
    </style:style>
    <style:style style:name="P106" style:family="paragraph" style:parent-style-name="List_20_Paragraph">
      <style:text-properties style:font-name="LMRoman10-Bold" fo:font-size="10pt" fo:font-weight="bold" style:font-size-asian="10pt" style:font-weight-asian="bold" style:font-name-complex="LMRoman10-Bold2" style:font-size-complex="10pt" style:font-weight-complex="bold"/>
    </style:style>
    <style:style style:name="P107" style:family="paragraph" style:parent-style-name="List_20_Paragraph">
      <style:text-properties style:font-name="LMRoman10-Bold" fo:font-size="13pt" fo:font-weight="bold" style:font-size-asian="13pt" style:font-weight-asian="bold" style:font-name-complex="LMRoman10-Bold2" style:font-size-complex="13pt" style:font-weight-complex="bold"/>
    </style:style>
    <style:style style:name="P108" style:family="paragraph" style:parent-style-name="List_20_Paragraph">
      <style:text-properties style:font-name="Times New Roman1" fo:font-size="13pt" fo:font-weight="normal" style:font-size-asian="13pt" style:font-weight-asian="normal" style:font-name-complex="LMRoman10-Bold2" style:font-size-complex="13pt" style:font-weight-complex="normal"/>
    </style:style>
    <style:style style:name="P109" style:family="paragraph" style:parent-style-name="List_20_Paragraph">
      <style:text-properties style:font-name="Times New Roman1" fo:font-size="13pt" style:font-size-asian="13pt" style:font-name-complex="LMRoman10-Bold2" style:font-size-complex="13pt"/>
    </style:style>
    <style:style style:name="P110" style:family="paragraph" style:parent-style-name="List_20_Paragraph">
      <style:text-properties style:font-name="Times New Roman1" fo:font-size="13pt" fo:font-weight="bold" style:font-size-asian="13pt" style:font-weight-asian="bold" style:font-name-complex="LMRoman10-Bold2" style:font-size-complex="13pt" style:font-weight-complex="bold"/>
    </style:style>
    <style:style style:name="P111" style:family="paragraph" style:parent-style-name="List_20_Paragraph">
      <style:text-properties style:font-name="Times New Roman1" fo:font-size="13pt" fo:font-weight="bold" style:font-size-asian="13pt" style:font-weight-asian="bold" style:font-name-complex="CIDFont+F11" style:font-size-complex="13pt" style:font-weight-complex="bold"/>
    </style:style>
    <style:style style:name="P112" style:family="paragraph" style:parent-style-name="List_20_Paragraph">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13" style:family="paragraph" style:parent-style-name="List_20_Paragraph">
      <style:text-properties style:font-name="Times New Roman" fo:font-size="13pt" fo:font-weight="normal" style:font-size-asian="13pt" style:font-weight-asian="normal" style:font-name-complex="LMRoman10-Bold2" style:font-size-complex="13pt" style:font-weight-complex="normal"/>
    </style:style>
    <style:style style:name="P114" style:family="paragraph" style:parent-style-name="List_20_Paragraph">
      <style:text-properties style:font-name="Times New Roman" fo:font-size="13pt" fo:font-weight="bold" style:font-size-asian="13pt" style:font-weight-asian="bold" style:font-name-complex="LMRoman10-Bold2" style:font-size-complex="13pt" style:font-weight-complex="bold"/>
    </style:style>
    <style:style style:name="P115" style:family="paragraph" style:parent-style-name="List_20_Paragraph">
      <style:text-properties style:font-name="Times New Roman" fo:font-size="13pt" fo:font-weight="bold" style:font-size-asian="13pt" style:font-weight-asian="bold" style:font-name-complex="CIDFont+F11" style:font-size-complex="13pt" style:font-weight-complex="bold"/>
    </style:style>
    <style:style style:name="P116" style:family="paragraph" style:parent-style-name="List_20_Paragraph">
      <style:text-properties style:font-name="Times New Roman" fo:font-size="13pt" style:font-size-asian="13pt" style:font-name-complex="LMRoman10-Bold2" style:font-size-complex="13pt"/>
    </style:style>
    <style:style style:name="P117" style:family="paragraph" style:parent-style-name="List_20_Paragraph">
      <style:text-properties style:font-name="Times New Roman" fo:font-size="13pt" style:font-size-asian="13pt" style:font-name-complex="CIDFont+F11" style:font-size-complex="13pt"/>
    </style:style>
    <style:style style:name="P118" style:family="paragraph" style:parent-style-name="List_20_Paragraph">
      <style:text-properties style:font-name="Times New Roman" fo:font-size="13pt" style:font-size-asian="13pt" style:font-size-complex="13pt"/>
    </style:style>
    <style:style style:name="P119" style:family="paragraph" style:parent-style-name="List_20_Paragraph">
      <style:text-properties fo:font-variant="normal" fo:text-transform="none" fo:color="#000000" style:font-name="Times New Roman" fo:font-size="13pt" fo:letter-spacing="normal" fo:font-style="normal" fo:font-weight="normal" style:font-size-asian="13pt" style:font-weight-asian="bold" style:font-name-complex="LMRoman10-Bold2" style:font-size-complex="13pt" style:font-weight-complex="bold"/>
    </style:style>
    <style:style style:name="P120" style:family="paragraph" style:parent-style-name="List_20_Paragraph">
      <style:text-properties fo:font-variant="normal" fo:text-transform="none" fo:color="#000000" style:font-name="Tahoma" fo:font-size="9.75pt" fo:letter-spacing="normal" fo:font-style="normal" fo:font-weight="normal" style:font-size-asian="13pt" style:font-weight-asian="bold" style:font-name-complex="CIDFont+F11" style:font-size-complex="13pt" style:font-weight-complex="bold"/>
    </style:style>
    <style:style style:name="P121" style:family="paragraph" style:parent-style-name="Default">
      <style:paragraph-properties fo:margin-left="1.247cm" fo:margin-right="0cm" fo:text-indent="1.251cm" style:auto-text-indent="false"/>
      <style:text-properties style:font-name="LM Roman 10" fo:font-size="13pt" style:font-size-asian="13pt" style:font-size-complex="13pt"/>
    </style:style>
    <style:style style:name="P122" style:family="paragraph" style:parent-style-name="List_20_Paragraph">
      <style:paragraph-properties fo:margin-left="1.247cm" fo:margin-right="0cm" fo:margin-top="0cm" fo:margin-bottom="0cm" fo:line-height="100%" fo:text-indent="1.251cm" style:auto-text-indent="false"/>
      <style:text-properties style:font-name="LM Roman 10" fo:font-size="13pt" fo:language="en" fo:country="US" style:font-size-asian="13pt" style:font-size-complex="13pt"/>
    </style:style>
    <style:style style:name="P123" style:family="paragraph" style:parent-style-name="List_20_Paragraph">
      <style:paragraph-properties fo:margin-left="1.752cm" fo:margin-right="0cm" fo:margin-top="0cm" fo:margin-bottom="0cm" fo:line-height="100%" fo:text-indent="-0.501cm" style:auto-text-indent="false"/>
      <style:text-properties style:font-name="LM Roman 10" fo:font-size="13pt" style:font-size-asian="13pt" style:font-name-complex="CIDFont+F11" style:font-size-complex="13pt"/>
    </style:style>
    <style:style style:name="P124" style:family="paragraph" style:parent-style-name="List_20_Paragraph">
      <style:paragraph-properties fo:margin-left="0cm" fo:margin-right="0cm" fo:margin-top="0cm" fo:margin-bottom="0cm" fo:line-height="100%" fo:text-indent="0cm" style:auto-text-indent="false"/>
      <style:text-properties style:font-name="LM Roman 10" fo:font-size="13pt" fo:font-weight="normal" style:font-size-asian="13pt" style:font-weight-asian="normal" style:font-name-complex="LMRoman10-Bold2" style:font-size-complex="13pt" style:font-weight-complex="normal"/>
    </style:style>
    <style:style style:name="P125" style:family="paragraph" style:parent-style-name="List_20_Paragraph">
      <style:paragraph-properties fo:margin-left="0cm" fo:margin-right="0cm" fo:text-indent="0cm" style:auto-text-indent="false"/>
      <style:text-properties style:font-name="LM Roman 10" fo:font-size="13pt" fo:font-weight="normal" style:font-size-asian="13pt" style:font-weight-asian="normal" style:font-name-complex="LMRoman10-Bold2" style:font-size-complex="13pt" style:font-weight-complex="normal"/>
    </style:style>
    <style:style style:name="P126" style:family="paragraph" style:parent-style-name="Default">
      <style:text-properties style:font-name="Times New Roman1"/>
    </style:style>
    <style:style style:name="P127" style:family="paragraph" style:parent-style-name="Default">
      <style:text-properties style:font-name="Times New Roman1" fo:font-size="13pt" style:font-size-asian="13pt" style:font-size-complex="13pt"/>
    </style:style>
    <style:style style:name="P128" style:family="paragraph" style:parent-style-name="Default">
      <style:text-properties style:font-name="Times New Roman1" fo:font-size="13pt" fo:font-weight="normal" style:font-size-asian="13pt" style:font-weight-asian="normal" style:font-size-complex="13pt" style:font-weight-complex="normal"/>
    </style:style>
    <style:style style:name="P129" style:family="paragraph" style:parent-style-name="Default">
      <style:text-properties style:font-name="Times New Roman1" fo:font-size="13pt" fo:font-weight="normal" style:font-size-asian="13pt" style:font-weight-asian="normal" style:font-name-complex="LMRoman10-Bold2" style:font-size-complex="13pt" style:font-weight-complex="normal"/>
    </style:style>
    <style:style style:name="P130" style:family="paragraph" style:parent-style-name="Default">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31" style:family="paragraph" style:parent-style-name="Default">
      <style:text-properties style:font-name="Times New Roman1" fo:font-size="13pt" style:font-name-asian="LMRoman10-Regular" style:font-size-asian="13pt" style:font-name-complex="LMRoman10-Regular" style:font-size-complex="13pt"/>
    </style:style>
    <style:style style:name="P132" style:family="paragraph" style:parent-style-name="Default">
      <style:paragraph-properties fo:margin-left="1.501cm" fo:margin-right="0cm" fo:margin-top="0cm" fo:margin-bottom="0.069cm" fo:text-indent="-0.25cm" style:auto-text-indent="false"/>
      <style:text-properties style:font-name="Times New Roman1" fo:font-size="13pt" fo:font-weight="normal" style:font-size-asian="13pt" style:font-weight-asian="normal" style:font-size-complex="13pt" style:font-weight-complex="normal"/>
    </style:style>
    <style:style style:name="P133" style:family="paragraph" style:parent-style-name="Default">
      <style:paragraph-properties fo:margin-left="1.501cm" fo:margin-right="0cm" fo:margin-top="0cm" fo:margin-bottom="0.069cm" fo:text-indent="-0.25cm" style:auto-text-indent="false"/>
      <style:text-properties style:font-name="LM Roman 10" fo:font-size="13pt" style:font-size-asian="13pt" style:font-size-complex="13pt"/>
    </style:style>
    <style:style style:name="P134" style:family="paragraph" style:parent-style-name="Default">
      <style:paragraph-properties fo:margin-left="1.501cm" fo:margin-right="0cm" fo:text-indent="-0.25cm" style:auto-text-indent="false"/>
      <style:text-properties style:font-name="LM Roman 10" fo:font-size="13pt" style:font-size-asian="13pt" style:font-size-complex="13pt"/>
    </style:style>
    <style:style style:name="P135" style:family="paragraph" style:parent-style-name="Standard" style:master-page-name="Standard">
      <style:paragraph-properties fo:text-align="center" style:justify-single-word="false" style:page-number="auto"/>
      <style:text-properties style:font-name="LM Roman 8" fo:font-size="18pt" style:font-size-asian="18pt" style:font-size-complex="18pt"/>
    </style:style>
    <style:style style:name="P136" style:family="paragraph" style:parent-style-name="Standard">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37" style:family="paragraph" style:parent-style-name="Standard">
      <style:paragraph-properties style:text-autospace="none"/>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38" style:family="paragraph" style:parent-style-name="Standard" style:list-style-name="L4">
      <style:paragraph-properties fo:text-align="start" style:justify-single-word="false" style:text-autospace="none"/>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39" style:family="paragraph" style:parent-style-name="Standard">
      <style:paragraph-properties fo:text-align="start" style:justify-single-word="false" style:text-autospace="none"/>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40" style:family="paragraph" style:parent-style-name="Standard" style:list-style-name="L3">
      <style:paragraph-properties fo:text-align="start" style:justify-single-word="false" style:text-autospace="none"/>
      <style:text-properties style:font-name="Times New Roman1" fo:font-size="13pt" fo:font-weight="normal" style:font-name-asian="CMR10" style:font-size-asian="13pt" style:font-weight-asian="normal" style:font-name-complex="CMR10" style:font-size-complex="13pt" style:font-weight-complex="normal"/>
    </style:style>
    <style:style style:name="P141" style:family="paragraph" style:parent-style-name="Standard">
      <style:paragraph-properties fo:text-align="start" style:justify-single-word="false" style:text-autospace="none"/>
      <style:text-properties style:font-name="Times New Roman1" fo:font-size="13pt" fo:font-weight="normal" style:font-name-asian="LMRoman10-Bold1" style:font-size-asian="13pt" style:font-weight-asian="normal" style:font-name-complex="LMRoman10-Bold1" style:font-size-complex="13pt" style:font-weight-complex="normal"/>
    </style:style>
    <style:style style:name="P142" style:family="paragraph" style:parent-style-name="Standard">
      <style:text-properties style:font-name="Times New Roman1" fo:font-size="13pt" style:font-name-asian="LMRoman10-Regular" style:font-size-asian="13pt" style:font-name-complex="LMRoman10-Regular" style:font-size-complex="13pt"/>
    </style:style>
    <style:style style:name="P143" style:family="paragraph" style:parent-style-name="Standard" style:list-style-name="L4">
      <style:paragraph-properties fo:text-align="start" style:justify-single-word="false" style:text-autospace="none"/>
      <style:text-properties style:font-name="Times New Roman1" fo:font-size="13pt" style:font-name-asian="LMRoman10-Regular" style:font-size-asian="13pt" style:font-name-complex="LMRoman10-Regular" style:font-size-complex="13pt"/>
    </style:style>
    <style:style style:name="P144" style:family="paragraph" style:parent-style-name="Standard">
      <style:paragraph-properties fo:text-align="start" style:justify-single-word="false" style:text-autospace="none"/>
      <style:text-properties style:font-name="Times New Roman1" fo:font-size="13pt" style:font-name-asian="LMRoman10-Regular" style:font-size-asian="13pt" style:font-name-complex="LMRoman10-Regular" style:font-size-complex="13pt"/>
    </style:style>
    <style:style style:name="P145" style:family="paragraph" style:parent-style-name="Standard">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46" style:family="paragraph" style:parent-style-name="Standard" style:list-style-name="L2">
      <style:paragraph-properties fo:text-align="start" style:justify-single-word="false" style:text-autospace="none"/>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47" style:family="paragraph" style:parent-style-name="Standard" style:list-style-name="L2">
      <style:paragraph-properties fo:text-align="start" style:justify-single-word="false" style:text-autospace="none"/>
      <style:text-properties style:font-name="Times New Roman" fo:font-size="13pt" style:font-size-asian="13pt" style:font-name-complex="LMRoman10-Regular" style:font-size-complex="13pt"/>
    </style:style>
    <style:style style:name="P148" style:family="paragraph" style:parent-style-name="Standard">
      <style:text-properties style:font-name="LMRoman10-Regular" fo:font-size="10pt" style:font-size-asian="10pt" style:font-name-complex="LMRoman10-Regular" style:font-size-complex="10pt"/>
    </style:style>
    <style:style style:name="P149" style:family="paragraph" style:parent-style-name="Standard">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50" style:family="paragraph" style:parent-style-name="Standard" style:list-style-name="">
      <style:paragraph-properties fo:text-align="start" style:justify-single-word="false" style:text-autospace="none"/>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51" style:family="paragraph" style:parent-style-name="Standard" style:list-style-name="">
      <style:paragraph-properties style:text-autospace="none"/>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52" style:family="paragraph" style:parent-style-name="Standard" style:list-style-name="">
      <style:paragraph-properties style:text-autospace="none"/>
      <style:text-properties style:font-name="Times New Roman" fo:font-size="13pt" fo:font-weight="normal" style:font-size-asian="13pt" style:font-weight-asian="normal" style:font-name-complex="LMRoman10-Regular" style:font-size-complex="13pt" style:font-weight-complex="normal"/>
    </style:style>
    <style:style style:name="P153" style:family="paragraph" style:parent-style-name="Standard" style:list-style-name="">
      <style:paragraph-properties fo:text-align="start" style:justify-single-word="false" style:text-autospace="none"/>
      <style:text-properties style:font-name="Times New Roman" fo:font-size="13pt" fo:font-weight="normal" style:font-size-asian="13pt" style:font-weight-asian="normal" style:font-name-complex="LMRoman10-Regular" style:font-size-complex="13pt" style:font-weight-complex="normal"/>
    </style:style>
    <style:style style:name="P154" style:family="paragraph" style:parent-style-name="Standard" style:list-style-name="">
      <style:paragraph-properties fo:text-align="start" style:justify-single-word="false" style:text-autospace="none"/>
      <style:text-properties style:font-name="Times New Roman1" fo:font-size="13pt" style:font-name-asian="LMRoman10-Regular" style:font-size-asian="13pt" style:font-name-complex="LMRoman10-Regular" style:font-size-complex="13pt"/>
    </style:style>
    <style:style style:name="P155" style:family="paragraph" style:parent-style-name="Standard">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56" style:family="paragraph" style:parent-style-name="Standard" style:list-style-name="">
      <style:paragraph-properties fo:text-align="start" style:justify-single-word="false" style:text-autospace="none"/>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57" style:family="paragraph" style:parent-style-name="Standard">
      <style:text-properties style:font-name="Times New Roman1" fo:font-size="13pt" fo:font-weight="normal" style:font-size-asian="13pt" style:font-weight-asian="normal" style:font-name-complex="LMRoman10-Regular" style:font-size-complex="13pt" style:font-weight-complex="normal"/>
    </style:style>
    <style:style style:name="P158" style:family="paragraph" style:parent-style-name="Standard" style:list-style-name="">
      <style:paragraph-properties fo:text-align="start" style:justify-single-word="false" style:text-autospace="none"/>
      <style:text-properties style:font-name="Times New Roman1" fo:font-size="13pt" fo:font-weight="normal" style:font-size-asian="13pt" style:font-weight-asian="normal" style:font-name-complex="LMRoman10-Regular" style:font-size-complex="13pt" style:font-weight-complex="normal"/>
    </style:style>
    <style:style style:name="P159" style:family="paragraph" style:parent-style-name="Standard" style:list-style-name="">
      <style:paragraph-properties style:text-autospace="none"/>
      <style:text-properties style:font-name="Times New Roman1" fo:font-size="13pt" fo:font-weight="normal" style:font-size-asian="13pt" style:font-weight-asian="normal" style:font-name-complex="LMRoman10-Regular" style:font-size-complex="13pt" style:font-weight-complex="normal"/>
    </style:style>
    <style:style style:name="P160" style:family="paragraph" style:parent-style-name="Standard" style:list-style-name="L5">
      <style:paragraph-properties style:text-autospace="none"/>
      <style:text-properties style:font-name="Times New Roman1" fo:font-size="13pt" fo:font-weight="normal" style:font-size-asian="13pt" style:font-weight-asian="normal" style:font-name-complex="LMRoman10-Regular" style:font-size-complex="13pt" style:font-weight-complex="normal"/>
    </style:style>
    <style:style style:name="P161" style:family="paragraph" style:parent-style-name="Standard">
      <style:text-properties style:font-name="Times New Roman1" fo:font-size="13pt" fo:font-weight="normal" style:font-size-asian="13pt" style:font-weight-asian="normal" style:font-name-complex="LMRoman10-Bold1" style:font-size-complex="13pt" style:font-weight-complex="normal"/>
    </style:style>
    <style:style style:name="P162" style:family="paragraph" style:parent-style-name="Standard" style:list-style-name="">
      <style:paragraph-properties fo:text-align="start" style:justify-single-word="false" style:text-autospace="none"/>
      <style:text-properties style:font-name="Times New Roman1" fo:font-size="13pt" fo:font-weight="normal" style:font-size-asian="13pt" style:font-weight-asian="normal" style:font-name-complex="LMRoman10-Bold1" style:font-size-complex="13pt" style:font-weight-complex="normal"/>
    </style:style>
    <style:style style:name="P163" style:family="paragraph" style:parent-style-name="Standard">
      <style:text-properties style:font-name="Times New Roman1" fo:font-size="13pt" fo:font-weight="normal" style:font-name-asian="LMRoman10-Bold1" style:font-size-asian="13pt" style:font-weight-asian="normal" style:font-name-complex="LMRoman10-Bold1" style:font-size-complex="13pt" style:font-weight-complex="normal"/>
    </style:style>
    <style:style style:name="P164" style:family="paragraph" style:parent-style-name="Standard" style:list-style-name="">
      <style:paragraph-properties fo:text-align="start" style:justify-single-word="false" style:text-autospace="none"/>
      <style:text-properties style:font-name="Times New Roman1" fo:font-size="13pt" fo:font-weight="normal" style:font-name-asian="LMRoman10-Bold1" style:font-size-asian="13pt" style:font-weight-asian="normal" style:font-name-complex="LMRoman10-Bold1" style:font-size-complex="13pt" style:font-weight-complex="normal"/>
    </style:style>
    <style:style style:name="P165" style:family="paragraph" style:parent-style-name="Standard" style:list-style-name="">
      <style:paragraph-properties fo:text-align="start" style:justify-single-word="false" style:text-autospace="none"/>
      <style:text-properties style:font-name="Times New Roman1" fo:font-size="13pt" fo:font-weight="normal" style:font-name-asian="LMMathExtension10-Regular" style:font-size-asian="13pt" style:font-weight-asian="normal" style:font-name-complex="LMMathExtension10-Regular" style:font-size-complex="13pt" style:font-weight-complex="normal"/>
    </style:style>
    <style:style style:name="P166" style:family="paragraph" style:parent-style-name="Standard">
      <style:text-properties style:font-name="Times New Roman1" fo:font-size="13pt" style:font-size-asian="13pt" style:font-name-complex="LMRoman10-Regular" style:font-size-complex="13pt"/>
    </style:style>
    <style:style style:name="P167" style:family="paragraph" style:parent-style-name="Standard" style:list-style-name="">
      <style:paragraph-properties fo:text-align="start" style:justify-single-word="false" style:text-autospace="none"/>
      <style:text-properties style:font-name="Times New Roman1" fo:font-size="13pt" style:font-size-asian="13pt" style:font-name-complex="LMRoman10-Regular" style:font-size-complex="13pt"/>
    </style:style>
    <style:style style:name="P168" style:family="paragraph" style:parent-style-name="Standard" style:list-style-name="">
      <style:paragraph-properties style:text-autospace="none"/>
      <style:text-properties style:font-name="Times New Roman1" fo:font-size="13pt" fo:font-style="normal" style:font-size-asian="13pt" style:font-style-asian="normal" style:font-name-complex="LMRoman10-Regular" style:font-size-complex="13pt" style:font-style-complex="normal"/>
    </style:style>
    <style:style style:name="P169" style:family="paragraph" style:parent-style-name="Standard" style:list-style-name="">
      <style:paragraph-properties fo:text-align="start" style:justify-single-word="false" style:text-autospace="none"/>
      <style:text-properties style:font-name="Times New Roman1" fo:font-size="13pt" fo:font-style="normal" style:font-size-asian="13pt" style:font-style-asian="normal" style:font-name-complex="LMRoman10-Bold1" style:font-size-complex="13pt" style:font-style-complex="normal"/>
    </style:style>
    <style:style style:name="P170" style:family="paragraph" style:parent-style-name="Standard" style:list-style-name="">
      <style:paragraph-properties fo:text-align="start" style:justify-single-word="false" style:text-autospace="none"/>
      <style:text-properties style:font-name="Times New Roman1" fo:font-size="13pt" fo:font-style="normal" style:font-name-asian="LMRoman10-Regular" style:font-size-asian="13pt" style:font-style-asian="normal" style:font-name-complex="LMRoman10-Regular" style:font-size-complex="13pt" style:font-style-complex="normal"/>
    </style:style>
    <style:style style:name="P171" style:family="paragraph" style:parent-style-name="Standard">
      <style:text-properties style:font-name="CMR10" fo:font-size="10pt" fo:font-weight="normal" style:font-size-asian="10pt" style:font-weight-asian="normal" style:font-name-complex="CMR10" style:font-size-complex="10pt" style:font-weight-complex="normal"/>
    </style:style>
    <style:style style:name="P172" style:family="paragraph" style:parent-style-name="Standard">
      <style:text-properties fo:color="#000000" style:font-name="Times New Roman1" fo:font-size="13pt" fo:font-weight="normal" style:font-name-asian="LMRoman10-Regular" style:font-size-asian="13pt" style:font-weight-asian="normal" style:font-name-complex="LMRoman10-Regular" style:font-size-complex="13pt" style:font-weight-complex="normal"/>
    </style:style>
    <style:style style:name="P173" style:family="paragraph" style:parent-style-name="Standard" style:list-style-name="">
      <style:paragraph-properties fo:text-align="start" style:justify-single-word="false" style:text-autospace="none"/>
      <style:text-properties fo:color="#000000" style:font-name="Times New Roman1" fo:font-size="13pt" fo:font-weight="normal" style:font-name-asian="LMRoman10-Regular" style:font-size-asian="13pt" style:font-weight-asian="normal" style:font-name-complex="LMRoman10-Regular" style:font-size-complex="13pt" style:font-weight-complex="normal"/>
    </style:style>
    <style:style style:name="P174" style:family="paragraph" style:parent-style-name="Standard" style:list-style-name="L5">
      <style:paragraph-properties style:text-autospace="none"/>
      <style:text-properties fo:color="#000000" style:font-name="Times New Roman1" fo:font-size="13pt" fo:font-weight="normal" style:font-name-asian="LMSans10-Bold" style:font-size-asian="13pt" style:font-weight-asian="normal" style:font-name-complex="LMSans10-Bold" style:font-size-complex="13pt" style:font-weight-complex="normal"/>
    </style:style>
    <style:style style:name="P175" style:family="paragraph" style:parent-style-name="Standard" style:list-style-name="">
      <style:paragraph-properties fo:text-align="start" style:justify-single-word="false" style:text-autospace="none"/>
      <style:text-properties fo:color="#000000" style:font-name="Times New Roman1" fo:font-size="13pt" fo:font-weight="normal" style:font-name-asian="LMSans10-Bold" style:font-size-asian="13pt" style:font-weight-asian="normal" style:font-name-complex="LMSans10-Bold" style:font-size-complex="13pt" style:font-weight-complex="normal"/>
    </style:style>
    <style:style style:name="P176" style:family="paragraph" style:parent-style-name="Standard" style:list-style-name="WWNum1">
      <style:paragraph-properties fo:margin-top="0cm" fo:margin-bottom="0cm" fo:line-height="100%" fo:text-align="start" style:justify-single-word="false" style:text-autospace="none"/>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77" style:family="paragraph" style:parent-style-name="Standard">
      <style:paragraph-properties fo:margin-top="0cm" fo:margin-bottom="0cm" fo:line-height="100%"/>
      <style:text-properties style:font-name="Times New Roman" fo:font-size="13pt" fo:font-weight="normal" style:font-size-asian="13pt" style:font-weight-asian="normal" style:font-name-complex="CMR10" style:font-size-complex="13pt" style:font-weight-complex="normal"/>
    </style:style>
    <style:style style:name="P178" style:family="paragraph" style:parent-style-name="Standard" style:list-style-name="WWNum1">
      <style:paragraph-properties fo:margin-top="0cm" fo:margin-bottom="0cm" fo:line-height="100%"/>
      <style:text-properties fo:color="#000000" style:font-name="Times New Roman1" fo:font-size="13pt" fo:font-weight="normal" style:font-name-asian="LMRoman10-Regular" style:font-size-asian="13pt" style:font-weight-asian="normal" style:font-name-complex="LMRoman10-Regular" style:font-size-complex="13pt" style:font-weight-complex="normal"/>
    </style:style>
    <style:style style:name="P179" style:family="paragraph" style:parent-style-name="Standard">
      <style:paragraph-properties fo:margin-top="0cm" fo:margin-bottom="0cm" fo:line-height="100%"/>
      <style:text-properties style:font-name="Times New Roman1" fo:font-size="13pt" fo:font-weight="normal" style:font-size-asian="13pt" style:font-weight-asian="normal" style:font-name-complex="LMRoman10-Bold2" style:font-size-complex="13pt" style:font-weight-complex="normal"/>
    </style:style>
    <style:style style:name="P180" style:family="paragraph" style:parent-style-name="Standard">
      <style:paragraph-properties fo:margin-top="0cm" fo:margin-bottom="0cm" fo:line-height="100%"/>
      <style:text-properties style:font-name="Times New Roman" fo:font-size="13pt" fo:font-weight="normal" style:font-name-asian="LMRoman10-Regular" style:font-size-asian="13pt" style:font-weight-asian="normal" style:font-name-complex="LMRoman10-Regular" style:font-size-complex="13pt" style:font-weight-complex="normal"/>
    </style:style>
    <style:style style:name="P181" style:family="paragraph" style:parent-style-name="Standard">
      <style:paragraph-properties fo:margin-top="0cm" fo:margin-bottom="0cm" fo:line-height="100%"/>
      <style:text-properties style:font-name="Times New Roman" fo:font-size="13pt" fo:font-weight="normal" style:font-size-asian="13pt" style:font-weight-asian="normal" style:font-name-complex="LMRoman10-Regular" style:font-size-complex="13pt" style:font-weight-complex="normal"/>
    </style:style>
    <style:style style:name="P182" style:family="paragraph" style:parent-style-name="Standard">
      <style:paragraph-properties fo:margin-top="0cm" fo:margin-bottom="0cm" fo:line-height="100%"/>
      <style:text-properties style:font-name="Times New Roman1" fo:font-size="13pt" fo:font-weight="normal" style:font-size-asian="13pt" style:font-weight-asian="normal" style:font-name-complex="CMR10" style:font-size-complex="13pt" style:font-weight-complex="normal"/>
    </style:style>
    <style:style style:name="P183" style:family="paragraph" style:parent-style-name="Standard">
      <style:paragraph-properties fo:margin-left="0cm" fo:margin-right="0.265cm" fo:margin-top="0.159cm" fo:margin-bottom="0.159cm" style:line-height-at-least="0.503cm" fo:orphans="2" fo:widows="2" fo:text-indent="0cm" style:auto-text-indent="false" fo:padding="0cm" fo:border="none"/>
      <style:text-properties fo:font-variant="normal" fo:text-transform="none" fo:color="#000000" style:font-name="Times New Roman1" fo:font-size="13pt" fo:letter-spacing="normal" fo:font-style="normal" fo:font-weight="normal" style:font-size-asian="13pt" style:font-size-complex="13pt"/>
    </style:style>
    <style:style style:name="P184" style:family="paragraph" style:parent-style-name="List_20_Paragraph">
      <style:text-properties style:font-name="LM Roman 10" fo:font-size="13pt" fo:font-weight="normal" style:font-size-asian="13pt" style:font-weight-asian="normal" style:font-name-complex="LMRoman10-Bold2" style:font-size-complex="13pt" style:font-weight-complex="normal"/>
    </style:style>
    <style:style style:name="P185" style:family="paragraph" style:parent-style-name="List_20_Paragraph" style:list-style-name="L1">
      <style:text-properties style:font-name="LM Roman 10" fo:font-size="13pt" fo:font-weight="normal" style:font-size-asian="13pt" style:font-weight-asian="normal" style:font-name-complex="LMRoman10-Bold2" style:font-size-complex="13pt" style:font-weight-complex="normal"/>
    </style:style>
    <style:style style:name="P186" style:family="paragraph" style:parent-style-name="List_20_Paragraph">
      <style:text-properties fo:font-variant="normal" fo:text-transform="none" fo:color="#000000" style:font-name="Times New Roman1" fo:font-size="13pt" fo:letter-spacing="normal" fo:font-style="normal" fo:font-weight="normal" style:font-size-asian="13pt" style:font-weight-asian="bold" style:font-name-complex="LMRoman10-Bold2" style:font-size-complex="13pt" style:font-weight-complex="bold"/>
    </style:style>
    <style:style style:name="P187" style:family="paragraph" style:parent-style-name="List_20_Paragraph">
      <style:text-properties fo:font-variant="normal" fo:text-transform="none" fo:color="#000000" style:font-name="Times New Roman1" fo:font-size="13pt" fo:letter-spacing="normal" fo:font-style="normal" fo:font-weight="normal" style:font-size-asian="13pt" style:font-weight-asian="normal" style:font-name-complex="LMRoman10-Bold2" style:font-size-complex="13pt" style:font-weight-complex="normal"/>
    </style:style>
    <style:style style:name="P188" style:family="paragraph" style:parent-style-name="List_20_Paragraph">
      <style:text-properties fo:font-variant="normal" fo:text-transform="none" fo:color="#000000" style:font-name="Times New Roman" fo:font-size="13pt" fo:letter-spacing="normal" fo:font-style="normal" fo:font-weight="normal" style:font-name-asian="LMRoman10-Regular" style:font-size-asian="13pt" style:font-weight-asian="normal" style:font-name-complex="LMRoman10-Regular" style:font-size-complex="13pt" style:font-weight-complex="normal"/>
    </style:style>
    <style:style style:name="P189" style:family="paragraph" style:parent-style-name="List_20_Paragraph">
      <style:text-properties fo:font-variant="normal" fo:text-transform="none" fo:color="#000000" style:font-name="Times New Roman" fo:font-size="13pt" fo:letter-spacing="normal" fo:font-style="normal" fo:font-weight="normal" style:font-name-asian="LMRoman10-Regular" style:font-size-asian="13pt" style:font-weight-asian="bold" style:font-name-complex="LMRoman10-Regular" style:font-size-complex="13pt" style:font-weight-complex="bold"/>
    </style:style>
    <style:style style:name="P190" style:family="paragraph" style:parent-style-name="List_20_Paragraph" style:list-style-name="WWNum1">
      <style:paragraph-properties fo:line-height="100%"/>
      <style:text-properties style:font-name="LMRoman10-Bold" fo:font-size="13pt" fo:font-weight="bold" style:font-size-asian="13pt" style:font-weight-asian="bold" style:font-name-complex="LMRoman10-Bold2" style:font-size-complex="13pt" style:font-weight-complex="bold"/>
    </style:style>
    <style:style style:name="P191" style:family="paragraph" style:parent-style-name="List_20_Paragraph">
      <style:text-properties style:font-name="Times New Roman" fo:font-size="13pt" style:font-name-asian="LMRoman10-Regular" style:font-size-asian="13pt" style:font-name-complex="LMRoman10-Regular" style:font-size-complex="13pt"/>
    </style:style>
    <style:style style:name="P192" style:family="paragraph" style:parent-style-name="List_20_Paragraph">
      <style:text-properties style:font-name="Times New Roman1" fo:font-size="13pt" fo:font-weight="bold" style:font-size-asian="13pt" style:font-weight-asian="bold" style:font-name-complex="LMRoman10-Bold2" style:font-size-complex="13pt" style:font-weight-complex="bold"/>
    </style:style>
    <style:style style:name="P193" style:family="paragraph" style:parent-style-name="List_20_Paragraph">
      <style:text-properties style:font-name="Times New Roman1" fo:font-size="13pt" fo:font-weight="bold" style:font-size-asian="13pt" style:font-size-complex="13pt"/>
    </style:style>
    <style:style style:name="P194" style:family="paragraph" style:parent-style-name="List_20_Paragraph">
      <style:text-properties style:font-name="Times New Roman1" fo:font-size="13pt" fo:font-weight="normal" style:font-size-asian="13pt" style:font-weight-asian="normal" style:font-name-complex="LMRoman10-Bold2" style:font-size-complex="13pt" style:font-weight-complex="normal"/>
    </style:style>
    <style:style style:name="P195" style:family="paragraph" style:parent-style-name="List_20_Paragraph">
      <style:text-properties style:font-name="Times New Roman1" fo:font-size="13pt" fo:font-weight="normal" style:font-size-asian="13pt" style:font-weight-asian="normal" style:font-name-complex="LMRoman10-Regular" style:font-size-complex="13pt" style:font-weight-complex="normal"/>
    </style:style>
    <style:style style:name="P196" style:family="paragraph" style:parent-style-name="List_20_Paragraph">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197" style:family="paragraph" style:parent-style-name="List_20_Paragraph">
      <style:text-properties style:font-name="Times New Roman1" fo:font-size="13pt" style:font-size-asian="13pt" style:font-size-complex="13pt"/>
    </style:style>
    <style:style style:name="P198" style:family="paragraph" style:parent-style-name="List_20_Paragraph">
      <style:text-properties style:font-name="Times New Roman1" fo:font-size="13pt" fo:font-weight="normal" style:font-size-asian="13pt" style:font-weight-asian="normal" style:font-name-complex="LMRoman10-Bold2" style:font-size-complex="13pt" style:font-weight-complex="normal"/>
    </style:style>
    <style:style style:name="P199" style:family="paragraph" style:parent-style-name="List_20_Paragraph" style:list-style-name="WWNum1">
      <style:paragraph-properties fo:margin-top="0cm" fo:margin-bottom="0cm" fo:line-height="100%"/>
      <style:text-properties style:font-name="LM Roman 10" fo:font-size="13pt" fo:font-weight="bold" style:font-size-asian="13pt" style:font-weight-asian="bold" style:font-name-complex="LMRoman10-Bold2" style:font-size-complex="13pt" style:font-weight-complex="bold"/>
    </style:style>
    <style:style style:name="P200" style:family="paragraph" style:parent-style-name="List_20_Paragraph" style:list-style-name="WWNum1">
      <style:paragraph-properties fo:margin-top="0cm" fo:margin-bottom="0cm" fo:line-height="100%"/>
      <style:text-properties style:font-name="LM Roman 10" fo:font-size="13pt" fo:font-weight="bold" style:font-size-asian="13pt" style:font-weight-asian="bold" style:font-name-complex="LM Roman 101" style:font-size-complex="13pt" style:font-weight-complex="bold"/>
    </style:style>
    <style:style style:name="P201" style:family="paragraph" style:parent-style-name="List_20_Paragraph" style:list-style-name="WWNum1">
      <style:paragraph-properties fo:margin-top="0cm" fo:margin-bottom="0cm" fo:line-height="100%"/>
      <style:text-properties style:font-name="LM Roman 10" fo:font-size="13pt" fo:font-weight="bold" style:font-size-asian="13pt" style:font-weight-asian="bold" style:font-name-complex="CIDFont+F11" style:font-size-complex="13pt" style:font-weight-complex="bold"/>
    </style:style>
    <style:style style:name="P202" style:family="paragraph" style:parent-style-name="List_20_Paragraph" style:list-style-name="WWNum1">
      <style:paragraph-properties fo:margin-top="0cm" fo:margin-bottom="0cm" fo:line-height="100%"/>
      <style:text-properties style:font-name="LM Roman 10" fo:font-size="13pt" fo:language="en" fo:country="US" fo:font-weight="bold" style:font-size-asian="13pt" style:font-weight-asian="bold" style:font-name-complex="CIDFont+F11" style:font-size-complex="13pt" style:font-weight-complex="bold"/>
    </style:style>
    <style:style style:name="P203" style:family="paragraph" style:parent-style-name="List_20_Paragraph" style:list-style-name="WWNum1">
      <style:paragraph-properties fo:margin-top="0cm" fo:margin-bottom="0cm" fo:line-height="100%"/>
      <style:text-properties style:font-name="LM Roman 10" fo:font-size="13pt" fo:language="en" fo:country="US" fo:font-weight="bold" style:font-size-asian="13pt" style:font-weight-asian="bold" style:font-name-complex="LMRoman10-Bold2" style:font-size-complex="13pt" style:font-weight-complex="bold"/>
    </style:style>
    <style:style style:name="P204" style:family="paragraph" style:parent-style-name="List_20_Paragraph" style:list-style-name="WWNum1">
      <style:paragraph-properties fo:margin-top="0cm" fo:margin-bottom="0cm" fo:line-height="100%"/>
      <style:text-properties style:font-name="LM Roman 10" fo:font-size="13pt" style:font-size-asian="13pt" style:font-name-complex="LMRoman10-Bold2" style:font-size-complex="13pt"/>
    </style:style>
    <style:style style:name="P205" style:family="paragraph" style:parent-style-name="List_20_Paragraph" style:list-style-name="WWNum1">
      <style:paragraph-properties fo:margin-top="0cm" fo:margin-bottom="0cm" fo:line-height="100%"/>
    </style:style>
    <style:style style:name="P206" style:family="paragraph" style:parent-style-name="List_20_Paragraph" style:list-style-name="WWNum1">
      <style:paragraph-properties fo:margin-top="0cm" fo:margin-bottom="0cm" fo:line-height="100%"/>
      <style:text-properties style:font-name="Times New Roman" fo:font-size="13pt" fo:font-weight="bold" style:font-size-asian="13pt" style:font-weight-asian="bold" style:font-name-complex="LMRoman10-Bold2" style:font-size-complex="13pt" style:font-weight-complex="bold"/>
    </style:style>
    <style:style style:name="P207" style:family="paragraph" style:parent-style-name="List_20_Paragraph" style:list-style-name="WWNum1">
      <style:paragraph-properties fo:margin-top="0cm" fo:margin-bottom="0cm" fo:line-height="100%"/>
      <style:text-properties style:font-name="LMRoman10-Bold" fo:font-size="13pt" fo:font-weight="bold" style:font-size-asian="13pt" style:font-weight-asian="bold" style:font-name-complex="LMRoman10-Bold2" style:font-size-complex="13pt" style:font-weight-complex="bold"/>
    </style:style>
    <style:style style:name="P208" style:family="paragraph" style:parent-style-name="List_20_Paragraph" style:list-style-name="WWNum1">
      <style:paragraph-properties fo:margin-top="0cm" fo:margin-bottom="0cm" fo:line-height="150%"/>
      <style:text-properties style:font-name="LMRoman10-Bold" fo:font-size="13pt" fo:font-weight="bold" style:font-size-asian="13pt" style:font-weight-asian="bold" style:font-name-complex="LMRoman10-Bold2" style:font-size-complex="13pt" style:font-weight-complex="bold"/>
    </style:style>
    <style:style style:name="P209" style:family="paragraph" style:parent-style-name="List_20_Paragraph" style:list-style-name="WWNum1">
      <style:paragraph-properties fo:margin-top="0cm" fo:margin-bottom="0cm" fo:line-height="100%"/>
      <style:text-properties style:font-name="Times New Roman1" fo:font-size="13pt" fo:font-weight="normal" style:font-size-asian="13pt" style:font-weight-asian="normal" style:font-name-complex="LMRoman10-Bold2" style:font-size-complex="13pt" style:font-weight-complex="normal"/>
    </style:style>
    <style:style style:name="P210" style:family="paragraph" style:parent-style-name="List_20_Paragraph" style:list-style-name="WWNum1">
      <style:paragraph-properties fo:margin-top="0cm" fo:margin-bottom="0cm" fo:line-height="100%"/>
      <style:text-properties style:font-name="LMRoman10-Regular" fo:font-size="10pt" fo:font-weight="bold" style:font-name-asian="LMRoman10-Regular" style:font-size-asian="10pt" style:font-weight-asian="bold" style:font-name-complex="LMRoman10-Regular" style:font-size-complex="10pt" style:font-weight-complex="bold"/>
    </style:style>
    <style:style style:name="P211" style:family="paragraph" style:parent-style-name="List_20_Paragraph" style:list-style-name="WWNum1">
      <style:paragraph-properties fo:margin-top="0cm" fo:margin-bottom="0cm" fo:line-height="100%"/>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P212" style:family="paragraph" style:parent-style-name="List_20_Paragraph" style:list-style-name="WWNum1">
      <style:paragraph-properties fo:margin-top="0cm" fo:margin-bottom="0cm" fo:line-height="100%"/>
      <style:text-properties style:font-name="Times New Roman1" fo:font-size="13pt" fo:font-weight="normal" style:font-size-asian="13pt" style:font-weight-asian="normal" style:font-name-complex="CIDFont+F11" style:font-size-complex="13pt" style:font-weight-complex="normal"/>
    </style:style>
    <style:style style:name="P213" style:family="paragraph" style:parent-style-name="List_20_Paragraph" style:list-style-name="WWNum1">
      <style:paragraph-properties fo:margin-top="0cm" fo:margin-bottom="0cm" fo:line-height="100%"/>
      <style:text-properties style:font-name="Times New Roman1" fo:font-size="13pt" style:font-name-asian="LMRoman10-Regular" style:font-size-asian="13pt" style:font-name-complex="LMRoman10-Regular" style:font-size-complex="13pt"/>
    </style:style>
    <style:style style:name="P214" style:family="paragraph" style:parent-style-name="List_20_Paragraph" style:list-style-name="WWNum2">
      <style:paragraph-properties fo:margin-left="2cm" fo:margin-right="0cm" fo:margin-top="0cm" fo:margin-bottom="0cm" fo:line-height="100%" fo:text-indent="-0.499cm" style:auto-text-indent="false"/>
      <style:text-properties style:font-name="LM Roman 10" fo:font-size="13pt" style:font-size-asian="13pt" style:font-name-complex="CIDFont+F11" style:font-size-complex="13pt"/>
    </style:style>
    <style:style style:name="P215" style:family="paragraph" style:parent-style-name="List_20_Paragraph" style:list-style-name="WWNum2">
      <style:paragraph-properties fo:margin-left="1.752cm" fo:margin-right="0cm" fo:margin-top="0cm" fo:margin-bottom="0cm" fo:line-height="100%" fo:text-indent="-0.501cm" style:auto-text-indent="false"/>
      <style:text-properties style:font-name="LM Roman 10" fo:font-size="13pt" style:font-size-asian="13pt" style:font-name-complex="CIDFont+F11" style:font-size-complex="13pt"/>
    </style:style>
    <style:style style:name="P216" style:family="paragraph" style:parent-style-name="List_20_Paragraph">
      <style:paragraph-properties fo:margin-left="0cm" fo:margin-right="0cm" fo:text-indent="0cm" style:auto-text-indent="false"/>
      <style:text-properties style:font-name="LM Roman 10" fo:font-size="13pt" fo:font-weight="bold" style:font-size-asian="13pt" style:font-weight-asian="bold" style:font-name-complex="LMRoman10-Bold2" style:font-size-complex="13pt" style:font-weight-complex="bold"/>
    </style:style>
    <style:style style:name="T1" style:family="text">
      <style:text-properties fo:font-weight="bold" style:font-weight-asian="bold" style:font-weight-complex="bold"/>
    </style:style>
    <style:style style:name="T2" style:family="text">
      <style:text-properties fo:font-weight="bold" style:font-name-asian="LMRoman10-Bold1" style:font-weight-asian="bold" style:font-name-complex="LMRoman10-Bold1" style:font-weight-complex="bold"/>
    </style:style>
    <style:style style:name="T3" style:family="text">
      <style:text-properties fo:font-weight="bold" style:font-name-asian="LMRoman10-Bold1" style:font-weight-asian="bold" style:font-weight-complex="bold"/>
    </style:style>
    <style:style style:name="T4" style:family="text">
      <style:text-properties fo:font-weight="bold" style:font-name-asian="LMRoman10-Regular" style:font-weight-asian="bold" style:font-weight-complex="bold"/>
    </style:style>
    <style:style style:name="T5" style:family="text">
      <style:text-properties fo:font-weight="bold" style:font-name-asian="LMRoman10-Regular" style:font-weight-asian="bold" style:font-name-complex="LMRoman10-Regular" style:font-weight-complex="bold"/>
    </style:style>
    <style:style style:name="T6" style:family="text">
      <style:text-properties fo:font-weight="bold" style:font-name-asian="CMR10" style:font-weight-asian="bold" style:font-weight-complex="bold"/>
    </style:style>
    <style:style style:name="T7" style:family="text">
      <style:text-properties style:font-name="LM Roman 10" fo:font-size="13pt" style:font-size-asian="13pt" style:font-name-complex="LMMono8-Regular1" style:font-size-complex="13pt"/>
    </style:style>
    <style:style style:name="T8" style:family="text">
      <style:text-properties style:font-name="LM Roman 10" fo:font-size="13pt" fo:font-weight="bold" style:font-size-asian="13pt" style:font-weight-asian="bold" style:font-name-complex="LMRoman10-Bold2" style:font-size-complex="13pt" style:font-weight-complex="bold"/>
    </style:style>
    <style:style style:name="T9" style:family="text">
      <style:text-properties style:font-name="LM Roman 10" fo:font-size="13pt" fo:font-weight="bold" style:font-size-asian="13pt" style:font-weight-asian="bold" style:font-name-complex="CIDFont+F11" style:font-size-complex="13pt" style:font-weight-complex="bold"/>
    </style:style>
    <style:style style:name="T10" style:family="text">
      <style:text-properties style:font-name="LM Roman 10" fo:font-size="13pt" fo:language="en" fo:country="US" fo:font-weight="bold" style:font-size-asian="13pt" style:font-weight-asian="bold" style:font-name-complex="CIDFont+F11" style:font-size-complex="13pt" style:font-weight-complex="bold"/>
    </style:style>
    <style:style style:name="T11" style:family="text">
      <style:text-properties style:font-name="LM Roman 10" fo:font-size="13pt" fo:language="en" fo:country="US" fo:font-weight="bold" style:font-size-asian="13pt" style:font-weight-asian="bold" style:font-name-complex="LMRoman10-Bold2" style:font-size-complex="13pt" style:font-weight-complex="bold"/>
    </style:style>
    <style:style style:name="T12" style:family="text">
      <style:text-properties style:font-name="LM Roman 10" style:font-name-asian="CMR10" style:font-name-complex="CIDFont+F11"/>
    </style:style>
    <style:style style:name="T13" style:family="text">
      <style:text-properties fo:font-size="13pt" style:font-size-asian="13pt" style:font-size-complex="13pt"/>
    </style:style>
    <style:style style:name="T14" style:family="text">
      <style:text-properties fo:font-size="13pt" fo:font-weight="normal" style:font-name-asian="LMRoman10-Regular" style:font-size-asian="13pt" style:font-weight-asian="normal" style:font-name-complex="LMRoman10-Regular" style:font-size-complex="13pt" style:font-weight-complex="normal"/>
    </style:style>
    <style:style style:name="T15" style:family="text">
      <style:text-properties fo:font-size="13pt" fo:font-weight="normal" style:font-name-asian="LMRoman10-Bold1" style:font-size-asian="13pt" style:font-weight-asian="normal" style:font-name-complex="LMRoman10-Bold1" style:font-size-complex="13pt" style:font-weight-complex="normal"/>
    </style:style>
    <style:style style:name="T16" style:family="text">
      <style:text-properties fo:font-size="13pt" style:font-name-asian="LMRoman10-Regular" style:font-size-asian="13pt" style:font-name-complex="LMRoman10-Regular" style:font-size-complex="13pt"/>
    </style:style>
    <style:style style:name="T17" style:family="text">
      <style:text-properties fo:language="en" fo:country="US" style:font-name-asian="CMR10"/>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style:font-name-asian="LMRoman10-Regular" style:font-weight-asian="normal" style:font-name-complex="LMRoman10-Regular" style:font-weight-complex="normal"/>
    </style:style>
    <style:style style:name="T21" style:family="text">
      <style:text-properties style:font-name="LMRoman10-Bold" fo:font-size="13pt" fo:font-weight="bold" style:font-size-asian="13pt" style:font-weight-asian="bold" style:font-name-complex="LMRoman10-Bold2" style:font-size-complex="13pt" style:font-weight-complex="bold"/>
    </style:style>
    <style:style style:name="T22" style:family="text">
      <style:text-properties fo:color="#000000" style:font-name-asian="LMRoman10-Regular"/>
    </style:style>
    <style:style style:name="T23" style:family="text">
      <style:text-properties fo:color="#000000" style:font-name-asian="LMRoman10-Regular" style:font-name-complex="LMRoman10-Regular"/>
    </style:style>
    <style:style style:name="T24" style:family="text">
      <style:text-properties fo:color="#000000" style:font-name-asian="ArialMT" style:font-name-complex="ArialMT"/>
    </style:style>
    <style:style style:name="T25" style:family="text">
      <style:text-properties fo:color="#000000" fo:font-weight="normal" style:font-name-asian="LMRoman10-Bold1" style:font-weight-asian="normal" style:font-name-complex="LMRoman10-Bold1" style:font-weight-complex="normal"/>
    </style:style>
    <style:style style:name="T26" style:family="text">
      <style:text-properties fo:color="#000000" fo:font-weight="normal" style:font-name-asian="LMRoman10-Regular" style:font-weight-asian="normal" style:font-weight-complex="normal"/>
    </style:style>
    <style:style style:name="T27" style:family="text">
      <style:text-properties fo:color="#000000" style:font-name-asian="LMRoman10-Bold1" style:font-name-complex="LMRoman10-Bold1"/>
    </style:style>
    <style:style style:name="T28" style:family="text">
      <style:text-properties style:font-name="LMMono8-Regular" style:font-name-complex="LMMono8-Regular1"/>
    </style:style>
    <style:style style:name="T29" style:family="text">
      <style:text-properties fo:font-weight="normal" style:font-weight-asian="normal" style:font-weight-complex="normal"/>
    </style:style>
    <style:style style:name="T30" style:family="text">
      <style:text-properties fo:font-weight="normal" style:font-name-asian="LMRoman10-Regular" style:font-weight-asian="normal" style:font-name-complex="LMRoman10-Regular" style:font-weight-complex="normal"/>
    </style:style>
    <style:style style:name="T31" style:family="text">
      <style:text-properties fo:font-weight="normal" style:font-name-asian="LMRoman10-Regular" style:font-weight-asian="normal" style:font-weight-complex="normal"/>
    </style:style>
    <style:style style:name="T32" style:family="text">
      <style:text-properties fo:font-weight="normal" style:font-name-asian="LMRoman10-Bold1" style:font-weight-asian="normal" style:font-name-complex="LMRoman10-Bold1" style:font-weight-complex="normal"/>
    </style:style>
    <style:style style:name="T33" style:family="text">
      <style:text-properties fo:font-weight="normal" style:font-name-asian="LMMathItalic7-Regular" style:font-weight-asian="normal" style:font-name-complex="LMMathItalic7-Regular" style:font-weight-complex="normal"/>
    </style:style>
    <style:style style:name="T34" style:family="text">
      <style:text-properties fo:font-variant="normal" fo:text-transform="none" fo:color="#000000" style:font-name="Tahoma" fo:font-size="9.75pt" fo:letter-spacing="normal" fo:font-style="normal" fo:font-weight="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fo:font-style="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style:font-weight-asian="normal" style:font-weight-complex="normal"/>
    </style:style>
    <style:style style:name="T39" style:family="text">
      <style:text-properties fo:font-variant="normal" fo:text-transform="none" fo:color="#000000" fo:letter-spacing="normal" fo:font-style="normal" fo:font-weight="normal" style:font-name-asian="LMRoman10-Regular" style:font-weight-asian="normal" style:font-name-complex="LMRoman10-Regular" style:font-weight-complex="normal"/>
    </style:style>
    <style:style style:name="T40" style:family="text">
      <style:text-properties fo:font-variant="normal" fo:text-transform="none" fo:color="#000000" fo:letter-spacing="normal" fo:font-style="normal" fo:font-weight="normal" style:font-name-asian="LMRoman10-Regular" style:font-weight-asian="bold" style:font-name-complex="LMRoman10-Regular" style:font-weight-complex="bold"/>
    </style:style>
    <style:style style:name="T41" style:family="text">
      <style:text-properties fo:font-variant="normal" fo:text-transform="none" fo:color="#000000" fo:letter-spacing="normal" fo:font-style="normal" fo:font-weight="normal" style:font-name-asian="LMRoman10-Regular" style:font-name-complex="LMRoman10-Regular"/>
    </style:style>
    <style:style style:name="T42" style:family="text">
      <style:text-properties fo:font-variant="normal" fo:text-transform="none" fo:color="#000000" fo:letter-spacing="normal" fo:font-style="normal" fo:font-weight="normal" style:font-weight-asian="bold" style:font-name-complex="LMRoman10-Bold2" style:font-weight-complex="bold"/>
    </style:style>
    <style:style style:name="T43" style:family="text">
      <style:text-properties fo:font-variant="normal" fo:text-transform="none" fo:color="#000000" style:font-name="Times New Roman1" fo:letter-spacing="normal" fo:font-style="normal" style:font-name-asian="LMRoman10-Regular" style:font-name-complex="LMRoman10-Bold2"/>
    </style:style>
    <style:style style:name="T44" style:family="text">
      <style:text-properties fo:font-variant="normal" fo:text-transform="none" fo:color="#3a6d99" style:text-line-through-style="none" style:font-name="Tahoma" fo:font-size="9.75pt" fo:letter-spacing="normal" fo:font-style="normal" style:text-underline-style="none" fo:font-weight="normal" style:text-blinking="false" fo:background-color="#ffffff"/>
    </style:style>
    <style:style style:name="T45" style:family="text">
      <style:text-properties style:font-name="Times New Roman1"/>
    </style:style>
    <style:style style:name="T46" style:family="text">
      <style:text-properties style:font-name="Times New Roman1" fo:font-size="13pt" style:font-size-asian="13pt" style:font-size-complex="13pt"/>
    </style:style>
    <style:style style:name="T47" style:family="text">
      <style:text-properties style:font-name="Times New Roman1" fo:font-size="13pt" style:font-name-asian="LMRoman10-Regular" style:font-size-asian="13pt" style:font-name-complex="LMRoman10-Regular" style:font-size-complex="13pt"/>
    </style:style>
    <style:style style:name="T48" style:family="text">
      <style:text-properties style:font-name="Times New Roman1" fo:font-size="13pt" fo:font-weight="normal" style:font-name-asian="LMRoman10-Bold1" style:font-size-asian="13pt" style:font-weight-asian="normal" style:font-name-complex="LMRoman10-Bold1" style:font-size-complex="13pt" style:font-weight-complex="normal"/>
    </style:style>
    <style:style style:name="T49" style:family="text">
      <style:text-properties style:font-name="Times New Roman1" fo:font-size="13pt" fo:font-weight="normal" style:font-name-asian="LMRoman10-Regular" style:font-size-asian="13pt" style:font-weight-asian="normal" style:font-name-complex="LMRoman10-Regular" style:font-size-complex="13pt" style:font-weight-complex="normal"/>
    </style:style>
    <style:style style:name="T50" style:family="text">
      <style:text-properties style:font-name="Times New Roman1" fo:font-weight="normal" style:font-weight-asian="normal" style:font-weight-complex="normal"/>
    </style:style>
    <style:style style:name="T51" style:family="text">
      <style:text-properties style:font-name-asian="LMRoman10-Bold1"/>
    </style:style>
    <style:style style:name="T52" style:family="text">
      <style:text-properties style:font-name-asian="LMRoman10-Bold1" style:font-name-complex="LMRoman10-Bold1"/>
    </style:style>
    <style:style style:name="T53" style:family="text">
      <style:text-properties style:font-name-asian="LMRoman10-Bold1" style:font-name-complex="LMRoman10-Regular"/>
    </style:style>
    <style:style style:name="T54" style:family="text">
      <style:text-properties style:font-name-asian="LMRoman10-Regular"/>
    </style:style>
    <style:style style:name="T55" style:family="text">
      <style:text-properties style:font-name-asian="LMRoman10-Regular" style:font-name-complex="LMRoman10-Regular"/>
    </style:style>
    <style:style style:name="T56" style:family="text">
      <style:text-properties style:font-name-asian="LMMathSymbols10-Regular" style:font-name-complex="LMMathSymbols10-Regular"/>
    </style:style>
    <style:style style:name="T57" style:family="text">
      <style:text-properties style:font-name-asian="CMR10"/>
    </style:style>
    <style:style style:name="T58" style:family="text">
      <style:text-properties style:font-name-asian="CMR10" style:font-name-complex="CMR10"/>
    </style:style>
    <style:style style:name="T59" style:family="text">
      <style:text-properties style:font-name-asian="LMMono10-Regular" style:font-name-complex="LMMono10-Regular"/>
    </style:style>
    <style:style style:name="T60" style:family="text">
      <style:text-properties style:font-name-asian="CMTI10"/>
    </style:style>
    <style:style style:name="T61" style:family="text">
      <style:text-properties style:font-name-asian="CMTI10" style:font-name-complex="CMTI10"/>
    </style:style>
    <style:style style:name="T62" style:family="text">
      <style:text-properties style:font-name-asian="CMBX10" style:font-name-complex="CMBX10"/>
    </style:style>
    <style:style style:name="T63" style:family="text">
      <style:text-properties style:font-name-asian="CMBXTI10" style:font-name-complex="CMBXTI10"/>
    </style:style>
    <style:style style:name="T64" style:family="text">
      <style:text-properties style:font-name="LMRoman10-Regular" fo:font-size="10pt" style:font-name-asian="LMRoman10-Regular" style:font-size-asian="10pt" style:font-name-complex="LMRoman10-Regular" style:font-size-complex="10pt"/>
    </style:style>
    <style:style style:name="T65" style:family="text">
      <style:text-properties style:font-name="Times New Roman" fo:font-size="13pt" fo:font-weight="normal" style:font-name-asian="CMR10" style:font-size-asian="13pt" style:font-weight-asian="normal" style:font-size-complex="13pt" style:font-weight-complex="normal"/>
    </style:style>
    <style:style style:name="T66" style:family="text">
      <style:text-properties style:font-name="Times New Roman" fo:font-size="13pt" fo:font-weight="normal" style:font-name-asian="CMTI10" style:font-size-asian="13pt" style:font-weight-asian="normal" style:font-name-complex="CMTI10" style:font-size-complex="13pt" style:font-weight-complex="normal"/>
    </style:style>
    <style:style style:name="T67" style:family="text">
      <style:text-properties style:font-name="Times New Roman" fo:font-size="13pt" fo:font-weight="normal" style:font-name-asian="CMR7" style:font-size-asian="13pt" style:font-weight-asian="normal" style:font-name-complex="CMR7" style:font-size-complex="13pt" style:font-weight-complex="normal"/>
    </style:style>
    <style:style style:name="T68" style:family="text">
      <style:text-properties style:font-name="Times New Roman" fo:font-weight="bold" style:font-name-asian="LMRoman10-Bold1" style:font-weight-asian="bold" style:font-name-complex="LMRoman10-Bold1" style:font-weight-complex="bold"/>
    </style:style>
    <style:style style:name="T69" style:family="text">
      <style:text-properties fo:font-style="normal" style:font-name-asian="LMRoman7-Regular" style:font-style-asian="normal" style:font-name-complex="LMRoman7-Regular" style:font-style-complex="normal"/>
    </style:style>
    <style:style style:name="T70" style:family="text">
      <style:text-properties fo:font-style="normal" style:font-name-asian="LMRoman10-Regular" style:font-style-asian="normal" style:font-name-complex="LMRoman10-Regular" style:font-style-complex="normal"/>
    </style:style>
    <style:style style:name="T71" style:family="text">
      <style:text-properties fo:font-style="normal" style:font-name-asian="LMMathItalic10-Regular" style:font-style-asian="normal" style:font-name-complex="LMMathItalic10-Regular" style:font-style-complex="normal"/>
    </style:style>
    <style:style style:name="T72" style:family="text">
      <style:text-properties fo:color="#009a00"/>
    </style:style>
    <style:style style:name="T73" style:family="text">
      <style:text-properties fo:color="#009a00" fo:font-weight="bold" style:font-name-asian="LMSans10-Bold" style:font-weight-asian="bold" style:font-name-complex="LMSans10-Bold" style:font-weight-complex="bold"/>
    </style:style>
    <style:style style:name="T74" style:family="text">
      <style:text-properties fo:color="#009a00" style:font-name-asian="LMSans10-Bold" style:font-name-complex="LMSans10-Bold"/>
    </style:style>
    <style:style style:name="T75" style:family="text">
      <style:text-properties fo:color="#ff0000" fo:font-weight="bold" style:font-name-asian="LMSans10-Bold" style:font-weight-asian="bold" style:font-name-complex="LMSans10-Bold" style:font-weight-complex="bold"/>
    </style:style>
    <style:style style:name="T76" style:family="text">
      <style:text-properties fo:color="#ff0000" style:font-name-asian="LMSans10-Bold" style:font-name-complex="LMSans10-Bold"/>
    </style:style>
    <style:style style:name="T77" style:family="text">
      <style:text-properties fo:font-style="italic" style:font-name-asian="LMMathItalic7-Regular" style:font-style-asian="italic" style:font-name-complex="LMMathItalic7-Regular" style:font-style-complex="italic"/>
    </style:style>
    <style:style style:name="T78" style:family="text">
      <style:text-properties fo:font-style="italic" style:font-name-asian="LMMathItalic10-Regular" style:font-style-asian="italic" style:font-name-complex="LMMathItalic10-Regular"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style:font-name-asian="LMRoman10-Italic" style:font-style-asian="italic" style:font-weight-asian="bold" style:font-style-complex="italic" style:font-weight-complex="bold"/>
    </style:style>
    <style:style style:name="T81" style:family="text">
      <style:text-properties fo:font-style="italic" style:font-name-asian="LMRoman10-Italic" style:font-style-asian="italic" style:font-name-complex="LMRoman10-Italic" style:font-style-complex="italic"/>
    </style:style>
    <style:style style:name="T82" style:family="text">
      <style:text-properties style:font-name-asian="LMMathSymbols7-Regular" style:font-name-complex="LMMathSymbols7-Regular"/>
    </style:style>
    <style:style style:name="T83" style:family="text">
      <style:text-properties style:font-name-asian="LMRoman7-Regular" style:font-name-complex="LMRoman7-Regular"/>
    </style:style>
    <style:style style:name="T84" style:family="text">
      <style:text-properties style:font-name-asian="CMMI7" style:font-name-complex="CMMI7"/>
    </style:style>
    <style:style style:name="T85" style:family="text">
      <style:text-properties style:font-name-asian="CMR7" style:font-name-complex="CMR7"/>
    </style:style>
    <style:style style:name="T86" style:family="text">
      <style:text-properties style:font-weight-asian="bold" style:font-name-complex="LMRoman10-Bold2" style:font-weight-complex="bold"/>
    </style:style>
    <style:style style:name="T87" style:family="text">
      <style:text-properties style:font-name="Times New Roman1" fo:font-size="13pt" fo:font-weight="normal" style:font-name-asian="LMRoman10-Regular" style:font-size-asian="13pt" style:font-weight-asian="normal" style:font-size-complex="13pt" style:font-weight-complex="normal"/>
    </style:style>
    <style:style style:name="T88" style:family="text">
      <style:text-properties style:font-name="Times New Roman1" fo:font-size="13pt" style:font-name-asian="CMR10" style:font-size-asian="13pt" style:font-size-complex="13pt"/>
    </style:style>
    <style:style style:name="T89" style:family="text">
      <style:text-properties style:font-name="Times New Roman1" style:font-name-asian="LMRoman10-Bold1" style:font-name-complex="LMRoman10-Bold1"/>
    </style:style>
    <style:style style:name="T90" style:family="text">
      <style:text-properties style:font-name="Times New Roman1" style:font-name-asian="LMRoman10-Regular" style:font-name-complex="LMRoman10-Regular"/>
    </style:style>
    <style:style style:name="T91" style:family="text">
      <style:text-properties style:font-name="Times New Roman1" fo:font-weight="bold" style:font-name-asian="LMRoman10-Regular" style:font-weight-asian="bold" style:font-name-complex="LMRoman10-Regular" style:font-weight-complex="bold"/>
    </style:style>
    <style:style style:name="T92" style:family="text">
      <style:text-properties style:font-name="Times New Roman1" fo:font-weight="normal" style:font-name-asian="LMRoman10-Bold1" style:font-weight-asian="normal" style:font-name-complex="LMRoman10-Bold1" style:font-weight-complex="normal"/>
    </style:style>
    <style:style style:name="T93" style:family="text">
      <style:text-properties style:font-name="LMMathSymbols7-Regular" fo:font-size="7pt" style:font-name-asian="LMMathSymbols7-Regular" style:font-size-asian="7pt" style:font-name-complex="LMMathSymbols7-Regular" style:font-size-complex="7pt"/>
    </style:style>
    <style:style style:name="T94" style:family="text">
      <style:text-properties style:font-name="LMMathSymbols7-Regular" style:font-name-asian="LMMathSymbols7-Regular" style:font-name-complex="LMMathSymbols7-Regular"/>
    </style:style>
    <style:style style:name="T95" style:family="text">
      <style:text-properties style:font-name="LMMathSymbols10-Regular" style:font-name-asian="LMMathSymbols10-Regular" style:font-name-complex="LMMathSymbols10-Regular"/>
    </style:style>
    <style:style style:name="T96" style:family="text">
      <style:text-properties style:font-name="LMRoman10-Bold1" fo:font-weight="bold" style:font-name-asian="LMRoman10-Bold1" style:font-weight-asian="bold" style:font-name-complex="LMRoman10-Bold1" style:font-weight-complex="bold"/>
    </style:style>
    <style:style style:name="T97" style:family="text">
      <style:text-properties style:font-name="LMRoman10-Bold1" style:font-name-asian="LMRoman10-Bold1" style:font-name-complex="LMRoman10-Bold1"/>
    </style:style>
    <style:style style:name="T98" style:family="text">
      <style:text-properties style:font-name="LMMathItalic10-Regular" fo:font-style="italic" style:font-name-asian="LMMathItalic10-Regular" style:font-style-asian="italic" style:font-name-complex="LMMathItalic10-Regular" style:font-style-complex="italic"/>
    </style:style>
    <style:style style:name="T99" style:family="text">
      <style:text-properties style:font-name="CMTI10" style:font-name-asian="CMTI10" style:font-name-complex="CMTI10"/>
    </style:style>
    <style:style style:name="T100" style:family="text">
      <style:text-properties style:font-name="CMTI10" fo:font-size="10pt" style:font-name-asian="CMTI10" style:font-size-asian="10pt" style:font-name-complex="CMTI10" style:font-size-complex="10pt"/>
    </style:style>
    <style:style style:name="T101" style:family="text">
      <style:text-properties style:font-name-asian="CMMI10" style:font-name-complex="CMMI10"/>
    </style:style>
    <style:style style:name="T102" style:family="text">
      <style:text-properties style:font-name="LMMathItalic7-Regular" fo:font-size="7pt" fo:font-style="italic" style:font-name-asian="LMMathItalic7-Regular" style:font-size-asian="7pt" style:font-style-asian="italic" style:font-name-complex="LMMathItalic7-Regular" style:font-size-complex="7pt" style:font-style-complex="italic"/>
    </style:style>
    <style:style style:name="T103" style:family="text">
      <style:text-properties style:font-name="LMMathItalic7-Regular" fo:font-style="italic" style:font-name-asian="LMMathItalic7-Regular" style:font-style-asian="italic" style:font-name-complex="LMMathItalic7-Regular" style:font-style-complex="italic"/>
    </style:style>
    <style:style style:name="T104" style:family="text">
      <style:text-properties style:font-name="LMRoman7-Regular" fo:font-size="7pt" style:font-name-asian="LMRoman7-Regular" style:font-size-asian="7pt" style:font-name-complex="LMRoman7-Regular" style:font-size-complex="7pt"/>
    </style:style>
    <style:style style:name="T105" style:family="text">
      <style:text-properties style:font-name="LMRoman7-Regular" style:font-name-asian="LMRoman7-Regular" style:font-name-complex="LMRoman7-Regular"/>
    </style:style>
    <style:style style:name="T106" style:family="text">
      <style:text-properties style:font-name="LMMathSymbols5-Regular" fo:font-size="5pt" style:font-name-asian="LMMathSymbols5-Regular" style:font-size-asian="5pt" style:font-name-complex="LMMathSymbols5-Regular" style:font-size-complex="5pt"/>
    </style:style>
    <style:style style:name="T107" style:family="text">
      <style:text-properties style:font-name="LMMathSymbols5-Regular" style:font-name-asian="LMMathSymbols5-Regular" style:font-name-complex="LMMathSymbols5-Regular"/>
    </style:style>
    <style:style style:name="T108" style:family="text">
      <style:text-properties style:font-name-asian="LMMathSymbols5-Regular" style:font-name-complex="LMMathSymbols5-Regular"/>
    </style:style>
    <style:style style:name="T109" style:family="text">
      <style:text-properties style:font-name="CMR10" fo:font-size="10pt" style:font-name-asian="CMR10" style:font-size-asian="10pt" style:font-name-complex="CMR10" style:font-size-complex="10pt"/>
    </style:style>
    <style:style style:name="T110" style:family="text">
      <style:text-properties style:font-name="CMR10" style:font-name-asian="CMR10" style:font-name-complex="CMR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
      <text:p text:style-name="P1"/>
      <text:p text:style-name="P1"/>
      <text:p text:style-name="P1"/>
      <text:p text:style-name="P3">Raccolta di esami</text:p>
      <text:p text:style-name="P3">di</text:p>
      <text:p text:style-name="P4">Sicurezza dei Sistemi Informatici</text:p>
      <text:p text:style-name="P3"/>
      <text:p text:style-name="P3">2011-2019<text:bookmark text:name="Bookmark"/></text:p>
      <text:p text:style-name="P2"/>
      <text:p text:style-name="P2"/>
      <text:p text:style-name="P2"/>
      <text:p text:style-name="P2"/>
      <text:p text:style-name="P2"/>
      <text:p text:style-name="P2"/>
      <text:p text:style-name="P2"/>
      <text:p text:style-name="P2"/>
      <text:p text:style-name="P2"/>
      <text:p text:style-name="P67">Capitolo 1</text:p>
      <text:p text:style-name="P65">Introduzione alla sicurezza delle reti e dei sistemi informativi</text:p>
      <text:p text:style-name="P65"><text:soft-page-break/></text:p>
      <text:list xml:id="list6823566395699466435" text:style-name="WWNum1">
        <text:list-item>
          <text:p text:style-name="P199">Parlare degli attacchi sniffing, spoofing e hijacking e descrivere le opportune misure di sicurezza.</text:p>
        </text:list-item>
      </text:list>
      <text:p text:style-name="P79"/>
      <text:p text:style-name="P83">Per sniffing s'intende il rilevamento dei pacchetti in transito in una rete e la loro analisi per carpirne informazioni sensibili; al fine di contrastarlo è necessaria cifratura dei pacchetti. </text:p>
      <text:p text:style-name="P83">Lo spoofing è la falsificazione di un indirizzo IP al fine di accedere a risorse e sitemi; la contromisura è il non usare gli indirizzi per autenticazione.</text:p>
      <text:p text:style-name="P83">L'hijacking (o Man In The Middle) è il dirottamento di una connessione da un parte di un individuo tramite la manipolazione o cancellazione di pacchetti; al fine di contrastarlo sono necessari riservatezza, autenticazione e integrità dei pacchetti</text:p>
      <text:p text:style-name="P124"/>
      <text:p text:style-name="P79"/>
      <text:list xml:id="list40753932" text:continue-numbering="true" text:style-name="WWNum1">
        <text:list-item>
          <text:p text:style-name="P199">Spiegare che cos’è il social engineering, fare un esempio di questo attacco, indicare le contromisure che un’azienda può adottare per difendersi.</text:p>
        </text:list-item>
      </text:list>
      <text:p text:style-name="P105">Per social engeniiring si intende un tipo di attacco che non va a colpire il lato “informatico” di un'azienda/orgazizzione, ma quello umano, sfruttando le debolezze psicologiche e sociali delle persone poste in posizioni di rilievo. Un esempio molto rilevante e diffuso è il mail phishing che consiste nell'inivare email false che spingono l'utente a cliccare su link malevoli. La miglior contromisura che un'azienda può impiegare a riguardo è istruire i propri impiegati su questi rischi.</text:p>
      <text:list xml:id="list40748002" text:continue-numbering="true" text:style-name="WWNum1">
        <text:list-item>
          <text:p text:style-name="P199">Descrivere un attacco phishing e quali sono le misure per limitarlo.</text:p>
        </text:list-item>
      </text:list>
      <text:p text:style-name="P105">Il mail phishing consiste nell'inviare email false che spingono l'utente a cliccare su link malevoli; alcune varianti sono il whaling (che attacca pezzi grossi) e lo spear phishing (che utilizza informazioni personali per aumentare le possibilità di successo). La miglior contromisura che un'azienda può impiegare a riguardo è istruire i propri impiegati su questi rischi.</text:p>
      <text:list xml:id="list40760497" text:continue-numbering="true" text:style-name="WWNum1">
        <text:list-item>
          <text:p text:style-name="P199">Spiegare che cosa è un attacco connection hijacking, come può essere condotto e quali contromisure si possono adottare.</text:p>
        </text:list-item>
      </text:list>
      <text:p text:style-name="P83">L'hijacking (o Man In The Middle) è il dirottamento di una connessione <text:s/>tramite la manipolazione o cancellazione di pacchetti <text:s/>da un parte di un individuo che vi si immette, e può avvenire al livello fisico (tramite taglio del cavo) o logico (tramite ricezione dei pacchetti da un lato, manipolazione, e re-indirizzamento verso l'altro); al fine di contrastarlo sono necessari riservatezza, autenticazione e soprattutto integrità dei pacchetti</text:p>
      <text:p text:style-name="P83"/>
      <text:list xml:id="list40753982" text:continue-numbering="true" text:style-name="WWNum1">
        <text:list-item>
          <text:p text:style-name="P199">Spiegare cosa si intende con malware food chain, chiarire perché ha questo nome ed illustrare con un esempio.<text:bookmark text:name="_bookmark1"/><text:bookmark text:name="_bookmark0"/><text:bookmark text:name="Spiegare che cosa sono gli attacchi di p"/><text:bookmark text:name="Spiegare cosa si intende con malware foo"/><text:bookmark text:name="Spiegare che cosa è un attacco connectio"/><text:bookmark text:name="Bookmark1"/></text:p>
        </text:list-item>
      </text:list>
      <text:p text:style-name="P102"/>
      <text:p text:style-name="P102"/>
      <text:p text:style-name="P102"/>
      <text:list xml:id="list40750041" text:continue-numbering="true" text:style-name="WWNum1">
        <text:list-item>
          <text:p text:style-name="P200"><text:soft-page-break/>Spiegare che cosa sono gli attacchi di phishing e whaling.</text:p>
        </text:list-item>
      </text:list>
      <text:p text:style-name="P105">Il mail phishing consiste nell'inviare email false che spingono l'utente a cliccare su link malevoli; il whaling è una variante che punta ad attaccare pezzi grossi di aziende o istituzioni. La miglior contromisura che un'azienda può impiegare a riguardo è istruire i propri impiegati su questi rischi.</text:p>
      <text:list xml:id="list40738739" text:continue-numbering="true" text:style-name="WWNum1">
        <text:list-item>
          <text:p text:style-name="P199">Che cosa significano le seguenti parole? Vulnerabilità, minaccia e security control? Come sono correlate? </text:p>
        </text:list-item>
      </text:list>
      <text:p text:style-name="P112">Vulnerabilità: debolezza di un asset informatico</text:p>
      <text:p text:style-name="P45"><text:tab/>Minaccia: <text:span text:style-name="T55">evento intenzionale o accidentale che può causare la perdita di una <text:tab/>proprietà di sicurezza sfruttando una vulnerabilità</text:span></text:p>
      <text:p text:style-name="P35"><text:tab/>Security control: si usano per limitare/prevenire qualunque tipo di minaccia verso gli <text:tab/>asset</text:p>
      <text:list xml:id="list40745941" text:continue-numbering="true" text:style-name="WWNum1">
        <text:list-item>
          <text:p text:style-name="P199">Che cosa significano le seguenti parole? Vulnerabilità, minaccia, asset ed attacco? Come sono correlate?</text:p>
        </text:list-item>
      </text:list>
      <text:p text:style-name="P112">Vulnerabilità: debolezza di un asset informatico</text:p>
      <text:p text:style-name="P45"><text:tab/>Minaccia: <text:span text:style-name="T55">evento intenzionale o accidentale che può causare la perdita di una <text:tab/>proprietà di sicurezza sfruttando una vulnerabilità</text:span></text:p>
      <text:p text:style-name="P35"><text:tab/>Asset: l’insieme di beni, dati e persone necessarie all’erogazione di un servizio <text:tab/>informatico</text:p>
      <text:p text:style-name="P45"><text:span text:style-name="T55"><text:tab/>A</text:span>ttacco: <text:span text:style-name="T55">verificarsi di una minaccia di tipo “evento intenzionale”</text:span></text:p>
      <text:list xml:id="list40748622" text:continue-numbering="true" text:style-name="WWNum1">
        <text:list-item>
          <text:p text:style-name="P199">Spiegare cosa vuol dire DoS e fare esempi; perché è difficile da scoprire un attacco DoS; come difendersi da questi attacchi.</text:p>
        </text:list-item>
      </text:list>
      <text:p text:style-name="P100"><text:span text:style-name="T1">In un attacco DoS </text:span><text:span text:style-name="T64">il funzionamento di un server viene impedito o limitato tramite vari metodi, come la distruzione fisica dei collegamenti o un flooding di richieste ai server al fine di sovraccaricarli; scoprire questo tipo di attacco è difficile perché spesso non è semplice identificare se si tratta effettivamente <text:s/>di un attacco o di un semplice malfunzionamento (senza contare il fatto che l'inaccessibilità del servizio rende difficile effettuarne una diagnostica); essendo un attacco prevalentemente di tipo brute force, non esiste un metodo semplice per proteggersi da esso se non aumentando la genera agilità e flessibilità del sistema in questione, magari aumentando il numero di server e collegamenti o migliorando l'efficienza dei software di sicurezza</text:span></text:p>
      <text:list xml:id="list40753274" text:continue-numbering="true" text:style-name="WWNum1">
        <text:list-item>
          <text:p text:style-name="P199">Cos’è Stuxnet? Come funziona e che lezioni <text:s/>possiamo <text:s/>concluderne?</text:p>
        </text:list-item>
      </text:list>
      <text:p text:style-name="P38"><text:span text:style-name="T51"><text:tab/>Stuxnet </text:span><text:span text:style-name="T55">è un malware che è una combinazione di worm + virus per sistemi Windows. <text:tab/>Costituisce il prototipo di un nuovo tipo di attacco, perché è stato il primo caso noto <text:tab/>di attacco verso i sistemi SCADA, che sono sistemi usati per controllare gli impianti <text:tab/>industriali. Siccome i computer non erano collegati a Internet, il primo veicolo di <text:tab/>infezione è stata probabilmente una chiavetta USB dei tecnici di manutenzione, e poi <text:tab/>il malware si è propagato tramite i dischi di rete condivisi senza alcuna protezione.</text:span></text:p>
      <text:list xml:id="list40755874" text:continue-numbering="true" text:style-name="WWNum1">
        <text:list-item>
          <text:p text:style-name="P199">Dire cos'è la window of exposure e dove si può agire per ridurla</text:p>
        </text:list-item>
      </text:list>
      <text:p text:style-name="P6"><text:tab/>La <text:span text:style-name="T52">finestra di esposizione </text:span>è il periodo di tempo in cui il sistema è esposto a una <text:tab/>minaccia di sicurezza:</text:p>
      <text:p text:style-name="P7"><text:soft-page-break/><text:tab/>1. fase di scoperta: un attaccante sfrutta una vulnerabilità non nota:</text:p>
      <text:p text:style-name="P7"><text:tab/>(a) un attaccante scopre una nuova vulnerabilità;</text:p>
      <text:p text:style-name="P7"><text:tab/>(b) l’attaccante sviluppa un programma di attacco, chiamato <text:span text:style-name="T52">exploit</text:span>, che sfrutta tale<text:tab/>vulnerabilità;</text:p>
      <text:p text:style-name="P7"><text:tab/>(c) l’attaccante inizia ad effettuare degli attacchi, facendo sì che la vulnerabilità <text:tab/>diventi pubblica;</text:p>
      <text:p text:style-name="P7"><text:tab/>2. fase di pubblicazione: le persone cercano di limitare i danni:</text:p>
      <text:p text:style-name="P7"><text:tab/>(a) la vittima dell’attacco informa il produttore della vulnerabilità;</text:p>
      <text:p text:style-name="P7"><text:tab/>(b) il produttore informa tutti i suoi clienti dell’esistenza di tale problema;</text:p>
      <text:p text:style-name="P7"><text:tab/>(c) i clienti aggiornano gli strumenti di difesa (ad es. firme IDS), in attesa di una <text:tab/>patch;</text:p>
      <text:p text:style-name="P7"><text:tab/>(d) il produttore rilascia una <text:span text:style-name="T52">patch</text:span>;</text:p>
      <text:p text:style-name="P7"><text:tab/>3. fase di protezione: i clienti applicano la contromisura:</text:p>
      <text:p text:style-name="P7"><text:tab/>(a) la patch è resa disponibile a tutti i clienti;</text:p>
      <text:p text:style-name="P8"><text:tab/>(b) solo quando tutti installano la patch, il problema può essere considerato risolto.</text:p>
      <text:p text:style-name="P8"/>
      <text:p text:style-name="P8"><text:tab/>Per ridurla si possono fare controlli di sicurezza periodici per rilevare le vulnerabilità <text:tab/>preventivamente , e notificare il pubblico il prima possibile in caso di attacco così da <text:tab/>minimizzare i danni.</text:p>
      <text:list xml:id="list40747478" text:continue-numbering="true" text:style-name="WWNum1">
        <text:list-item>
          <text:p text:style-name="P201">Bruce Scheiner ha scritto "security is a process, not a product" spiegare il significato di questa affermazione e fornire un esempio pratico di sua implementazione con elementi tecnici.</text:p>
        </text:list-item>
      </text:list>
      <text:p text:style-name="P111"><text:span text:style-name="T37">Comprare un singolo prodotto per fare sicurezza non è sufficiente per rendere un sistema protetto in quanto il singolo prodotto non è esente da bug, ma è necessario progettare il proprio sistema di sicurezza utilizzando più sistemi in parallelo, possibilmente di produttori diversi in modo da garantire una difesa maggiore.</text:span><text:line-break/><text:line-break/><text:span text:style-name="T37">L'esempio più pratico è utilizzare un firewall di un produttore e un sistema di identificazione di un secondo produttore (IDS), in questo modo in caso di bachi del primo prodotto, subentra il secondo per arginare i danni.</text:span> </text:p>
      <text:list xml:id="list40741930" text:continue-numbering="true" text:style-name="WWNum1">
        <text:list-item>
          <text:p text:style-name="P201">Definire i termini minaccia, vulnerabilità e security control, quindi spiegare quali relazioni intercorrono tra di loro e fornire un esempio per ciascun termine nel caso di una terna correlata</text:p>
        </text:list-item>
      </text:list>
      <text:p text:style-name="P112">Vulnerabilità: debolezza di un asset informatico</text:p>
      <text:p text:style-name="P45"><text:tab/>Minaccia: <text:span text:style-name="T55">evento intenzionale o accidentale che può causare la perdita di una <text:tab/>proprietà di sicurezza sfruttando una vulnerabilità</text:span></text:p>
      <text:p text:style-name="P35"><text:soft-page-break/><text:tab/>Security control: si usano per limitare/prevenire qualunque tipo di minaccia verso gli <text:tab/>asset</text:p>
      <text:list xml:id="list40735381" text:continue-numbering="true" text:style-name="WWNum1">
        <text:list-item>
          <text:p text:style-name="P201">Spiegare brevemente la proprietà di sicurezza denominata integrità dicendo da quali attacchi protegge sia quando i dati a cui si riferisce sono memorizzati sia quando sono trasmessi.</text:p>
        </text:list-item>
      </text:list>
      <text:p text:style-name="P103"/>
      <text:p text:style-name="P80">(Risposta del professore)</text:p>
      <text:p text:style-name="P80"/>
      <text:p text:style-name="P81">Manipolazione dei dati. modifica e cancellazione.</text:p>
      <text:p text:style-name="P8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1"/>
      <text:p text:style-name="P67">Capitolo 2</text:p>
      <text:p text:style-name="P66">Concetti base di sicurezza informatica</text:p>
      <text:p text:style-name="P66"/>
      <text:list xml:id="list40761230" text:continue-numbering="true" text:style-name="WWNum1">
        <text:list-item>
          <text:p text:style-name="P199">Descrivere HMAC indicando i pregi e i difetti.</text:p>
        </text:list-item>
      </text:list>
      <text:p text:style-name="P105">HMAC è il più famoso e diffuso algoritmo per keyed-digest, ed applica una funzione di hash H, con blocco di byte B e output di L byte.</text:p>
      <text:p text:style-name="P105">La sua forma è</text:p>
      <text:p text:style-name="P105"><text:tab/><text:tab/>HMAC=H(K' XOR opad || H(K' XOR ipad||data))</text:p>
      <text:p text:style-name="P105">Dove:</text:p>
      <text:p text:style-name="P105"><text:soft-page-break/><text:s/>-ipad: 0x36 ripetuto B volte</text:p>
      <text:p text:style-name="P105"><text:s/>-opad: 0x5c ripetuto B volte</text:p>
      <text:p text:style-name="P105"><text:s/>-K' calcolata nel seguente modo: presa una chiave K (|K|&gt;=L)</text:p>
      <text:p text:style-name="P105"><text:tab/>if(|K|&gt;B) then K'=H(K) else K'=K</text:p>
      <text:p text:style-name="P105"><text:tab/>if(|K'|&lt;B) then K' 0-padded up to B bytes</text:p>
      <text:p text:style-name="P105"/>
      <text:p text:style-name="P105">Pregi e difetti:</text:p>
      <text:p text:style-name="P105"><text:s/>+ pochi dati trasmessi date le piccole dimensioni del digest</text:p>
      <text:p text:style-name="P105"><text:s/>+ prestazioni veloci</text:p>
      <text:p text:style-name="P105"><text:s/>+ riservatezza e autenticazione con un singolo algoritmo di hash</text:p>
      <text:p text:style-name="P105"><text:s/>- integrità parziale dato che possono avvenire collisioni</text:p>
      <text:list xml:id="list40740518" text:continue-numbering="true" text:style-name="WWNum1">
        <text:list-item>
          <text:p text:style-name="P199">Descrivere le proprietà di autenticazione e integrità di HMAC rispetto la firma elettronica.</text:p>
        </text:list-item>
      </text:list>
      <text:p text:style-name="P105">HMAC garantisce:</text:p>
      <text:list xml:id="list6805818493621610135" text:style-name="L1">
        <text:list-item>
          <text:p text:style-name="P185">integrità tramite digest</text:p>
        </text:list-item>
        <text:list-item>
          <text:p text:style-name="P185">autenticazione dei dati (ma non del mittente dato che chiunque può aver mandato quell' hash)</text:p>
        </text:list-item>
      </text:list>
      <text:p text:style-name="P105">La firma digitale in più fornisce autenticazione del mittente perché l'hash viene cifrato usando la sua chiave privata, ed esiste un certificato X.509 che ne certifica l'identità</text:p>
      <text:list xml:id="list40749895" text:continue-list="list40740518" text:style-name="WWNum1">
        <text:list-item>
          <text:p text:style-name="P202">What is integrity? Mention some possible attacks related to it?</text:p>
        </text:list-item>
      </text:list>
      <text:p text:style-name="P69"><text:tab/><text:span text:style-name="T29">Si definisce integrità la proprietà che indica se un dato ha subito manipolazioni; <text:tab/>alcuni possibili attacchi all'integrità di un messagio o pacchetto sono quelli di tipo <text:tab/>MITM, i quali possono modificare i pacchetti nella connessione</text:span></text:p>
      <text:p text:style-name="P69"/>
      <text:list xml:id="list40739799" text:continue-numbering="true" text:style-name="WWNum1">
        <text:list-item>
          <text:p text:style-name="P199">Calcolare quanti dati devono essere salvati su disco per eseguire la decifratura e l’autenticazione di un file grande 1kB con digest SHA-1 e chiave RSA 1024 bit.</text:p>
        </text:list-item>
      </text:list>
      <text:p text:style-name="P105">Supponendo cifratura AES-128-CTS (quindi no padding): si hanno:</text:p>
      <text:p text:style-name="P105">-128B (1024 bit) chiave simmetrica AES cifrata con la Kpri del mittente</text:p>
      <text:p text:style-name="P105">-128B (1024 bit) Kpub del mittente (in caso non si abbia HSM)</text:p>
      <text:p text:style-name="P105">-1kb per il plaintext</text:p>
      <text:p text:style-name="P105">-20B (160 bit) per il digest SHA-1</text:p>
      <text:p text:style-name="P105">In totale 1300 senza HSM, 1172 con HSM (che mantiene la chiave nella propria memoria)</text:p>
      <text:p text:style-name="P105"><text:soft-page-break/></text:p>
      <text:list xml:id="list40759869" text:continue-numbering="true" text:style-name="WWNum1">
        <text:list-item>
          <text:p text:style-name="P199">Cosa significano i seguenti acronimi: DSA, RC-4, RIPEMD?</text:p>
        </text:list-item>
      </text:list>
      <text:p text:style-name="P105"><text:s/>-DSA: è un algoritmo di crittografia asimmetrica che fa esponenziale da un lato e logaritmo dall'altro; si usa solo per firma digitale (quindi niente cifratura), dato che la funzione che utilizza se applicata su plaintext causerebbe perdita dei dati</text:p>
      <text:p text:style-name="P105">-RC-4: algoritmo di cifratura simmetrica di tipo stream, ovvero che si applica ad un stream di bit continuo: il funzionamento di base è che sorgente e destinazione concordino un seme usato per cifrare e decifrare</text:p>
      <text:p text:style-name="P105">-RIPEMD: algoritmo di hash crittografico; considerato ottimo ma scarsamente utilizzato</text:p>
      <text:list xml:id="list40746116" text:continue-numbering="true" text:style-name="WWNum1">
        <text:list-item>
          <text:p text:style-name="P199">Dare una breve descrizione di: RC4, RSA, RIPEMD.</text:p>
        </text:list-item>
      </text:list>
      <text:p text:style-name="P105"><text:s/>-RSA: è un algoritmo di crittografia asimmetrica a blocchi che genera le sue chiavi usando due esponenti; la scelta di tali esponenti è fondamentale per la qualità del risultato finale (in particolare, il prodotto dei due esponenti deve essere inferiore alle dimensioni del blocco da cifrare)</text:p>
      <text:p text:style-name="P105">-RC-4: algoritmo di cifratura simmetrica di tipo stream, ovvero che si applica ad un stream di bit continuo: il funzionamento di base è che sorgente e destinazione concordino un seme usato per cifrare e decifrare</text:p>
      <text:p text:style-name="P105">-RIPEMD: algoritmo di hash crittografico; considerato ottimo ma scarsamente utilizzato</text:p>
      <text:list xml:id="list40748095" text:continue-numbering="true" text:style-name="WWNum1">
        <text:list-item>
          <text:p text:style-name="P199">RC-4 stream</text:p>
        </text:list-item>
      </text:list>
      <text:p text:style-name="P105">algoritmo di cifratura simmetrica di tipo stream, ovvero che si applica ad un stream di bit continuo: il funzionamento di base è che sorgente e destinazione concordino un seme usato per cifrare e decifrare</text:p>
      <text:list xml:id="list40739980" text:continue-numbering="true" text:style-name="WWNum1">
        <text:list-item>
          <text:p text:style-name="P199">Differenza algoritmi stream e a blocchi</text:p>
        </text:list-item>
      </text:list>
      <text:p text:style-name="P105">Gli algoritmi cifrano il file principale dividendolo in blocchi e cifrando ciascuno in maniera più o meno separata con la chiave in base all'algoritmo scelto (ad esempio ECB cifra ciascun blocco separatamente, mentre CBC cifra ciascuno blocco n dopo il primo facendone XOR con il risultato del passo n-1); gli algoritmi stream si applicano ad un stream di bit continuo: il funzionamento di base è che sorgente e destinazione concordino un seme usato per cifrare e decifrare (alcuni esempi sono RC4, Salsa20 e ChaCha20)</text:p>
      <text:p text:style-name="P125"><text:tab/>Gli algoritmi stream sono tendenzialmente più veloci di quelli a blocchi dato che <text:tab/>effettuano un semplice XOR, ma richiedono costante sincronia tra mittente e <text:tab/>destinatario (ciò non li rende buoni per le trasmissioni internet); di confronto, gli <text:tab/>algoritmi a blocchi sono nettamente più lenti date le varie operazioni che è necessario <text:s/><text:tab/>effettuare per combaciare i dati alle dimensioni dei blocchi (come il padding), ma si <text:tab/>ma si prestano molto bene alla trasmissione dei pacchetti internet</text:p>
      <text:list xml:id="list40754078" text:continue-numbering="true" text:style-name="WWNum1">
        <text:list-item>
          <text:p text:style-name="P199">Perché gli algoritmi di stream sono più veloci?</text:p>
        </text:list-item>
      </text:list>
      <text:p text:style-name="P125"><text:soft-page-break/><text:tab/>Gli algoritmi stream sono tendenzialmente più veloci di quelli a blocchi dato che <text:tab/>effettuano un semplice XOR, ma richiedono costante sincronia tra mittente e <text:tab/>destinatario (ciò non li rende buoni per le trasmissioni internet), nonché il fatto che <text:tab/>gli algoritmi a blocchi sono nettamente più lenti date le varie operazioni che è <text:tab/>necessario effettuare per far combaciare i dati alle dimensioni dei blocchi (come il <text:tab/>padding)</text:p>
      <text:list xml:id="list40743722" text:continue-numbering="true" text:style-name="WWNum1">
        <text:list-item>
          <text:p text:style-name="P199">Un'azienda deve scambiare con un'altra dei file ma possono utilizzare soltanto una chiave di 12 caratteri max; indicare come deve essere implementato il sistema (NOTA: volevano nella soluzione che si parlasse anche di kdf)</text:p>
        </text:list-item>
      </text:list>
      <text:p text:style-name="P105">Creo una chiave con K=pbkdf(pwd, sale, itc), e utilizzo IPsec in tunnel mode sui gateway aziendali per avere integrità dei dati e autenticazione del mittente; ipotizzando che i file da scambiare siano particolarmente sensibili, si consiglia l'uso della cyphersuite VPN-B per avere anche riservatezza sui dati</text:p>
      <text:list xml:id="list40757291" text:continue-numbering="true" text:style-name="WWNum1">
        <text:list-item>
          <text:p text:style-name="P199">Un messaggio di 28 byte viene cifrato con DES-CBC: quanti byte verranno inviati in totale?</text:p>
        </text:list-item>
      </text:list>
      <text:p text:style-name="P105">DES ha blocchi da 64bit (8 byte), quindi 28&lt;32/8=4 blocchi da 8 byte più un blocco delle stesse dimensioni per l'IV, in totale (4+1)*8=40byte</text:p>
      <text:list xml:id="list40747115" text:continue-numbering="true" text:style-name="WWNum1">
        <text:list-item>
          <text:p text:style-name="P199">Se devo cifrare in modalità DES-CBC un file da 84 byte, quanti byte trasmetterò in rete?</text:p>
        </text:list-item>
      </text:list>
      <text:p text:style-name="P105">3DES ha blocchi da 64bit (8 byte), quindi 84&lt;88/8=11 blocchi da 8 byte più un blocco delle stesse dimensioni per l'IV, in totale (11+1)*8=96 byte</text:p>
      <text:list xml:id="list40735572" text:continue-numbering="true" text:style-name="WWNum1">
        <text:list-item>
          <text:p text:style-name="P199">Avendo un file da 1500 byte, se lo cifro con 3DES-CBC quanto sarà grande il file finale?</text:p>
        </text:list-item>
      </text:list>
      <text:p text:style-name="P105">3DES ha blocchi da 64bit (8 byte), quindi 1500#8=4 byte nell'ultimo blocco che necessitano di 8-4=4 byte di padding per riempirlo, quindi in totale il file avrà dimensione 1500+4=1504byte </text:p>
      <text:list xml:id="list40764232" text:continue-numbering="true" text:style-name="WWNum1">
        <text:list-item>
          <text:p text:style-name="P199">CBC vs CTR: come funzionano, vantaggi e svantaggi</text:p>
        </text:list-item>
      </text:list>
      <text:p text:style-name="P105">CBC è un algoritmo di cifratura a blocchi che <text:s/>cifra ciascuno blocco n dopo il primo facendone XOR con il risultato del passo n-1 (per il primo passo si usa invece un vettore di inizializzazione IV, che in trasmissione può essere mandato nascosto o anche in chiaro)</text:p>
      <text:p text:style-name="P105">Vantaggi e svantaggi: </text:p>
      <text:p text:style-name="P105"><text:s/>+ No attacchi di swapping </text:p>
      <text:p text:style-name="P105"><text:s/>+ No attacchi known plain text</text:p>
      <text:p text:style-name="P105"><text:s/>- Propagazione degli errori in caso di perdita e errore in trasmissione di un blocco</text:p>
      <text:p text:style-name="P105"><text:s/>- No parallelizzazione CPU</text:p>
      <text:p text:style-name="P105"/>
      <text:p text:style-name="P105">CTR è un metodo per trasmettere file con dimensioni inferiori a quelle di un blocco: si dividono i dati in gruppi, e si mischia ciascun gruppo con un nonce+contatore che <text:soft-page-break/>viene incrementato ad ogni gruppo (il nonce deve essere identico a destinazione)<text:line-break/><text:line-break/>Lo svantaggio principale è che la cancellazione di un blocco causa la desincronizzazione del contatore</text:p>
      <text:list xml:id="list40748626" text:continue-numbering="true" text:style-name="WWNum1">
        <text:list-item>
          <text:p text:style-name="P201">Due utenti desiderano scambiarsi via rete una serie di documenti informato ASCII (.TXT). Suggerire quali operazioni è opportuno svolgere su questi documenti prima di trasmetterli per resistere ad attacchi sulla rete (insicura). Si tenga presente che i documenti non contengono info riservate. Nota: non si usino protocolli <text:s/>o formati dati complessi. Si esprima la soluzione tramite formula (usando termini appropriati, come aes(k,d) piuttosto che enc(k,d))</text:p>
        </text:list-item>
      </text:list>
      <text:p text:style-name="P105">n=nonce+counter</text:p>
      <text:p text:style-name="P105">k=DH</text:p>
      <text:p text:style-name="P105">digest=hmac_sha256(k, P||n)</text:p>
      <text:p text:style-name="P105">c=P||digest||n</text:p>
      <text:list xml:id="list40738230" text:continue-numbering="true" text:style-name="WWNum1">
        <text:list-item>
          <text:p text:style-name="P205"><text:span text:style-name="T8">Utente A vuole mandare un messaggio segreto e autenticato agli utenti B e C, tutti e tre hanno un paio di chiavi RSA a testa. </text:span><text:span text:style-name="T8">Descrivere il formato del data block per inviare il messaggio con le richieste proprietà di sicurezza.</text:span></text:p>
        </text:list-item>
      </text:list>
      <text:p text:style-name="P119"><text:s/>Bisogna cifrare con le chiavi pubbliche di B e C e firmare con la propria privata e distribuire la chiave pubblica di A, quindi:<text:line-break/>-C riceve: AES_128(Kpub;c , M)||HMAC-SHA256(AES_128(Kpub;c , M), <text:s/>Kpri;a)||Kpub;a</text:p>
      <text:p text:style-name="P119">-B riceve: AES_128(Kpub;b , M)||HMAC-SHA256(AES_128(Kpub;b , M), Kpri;a)||Kpub;a</text:p>
      <text:list xml:id="list40757875" text:continue-numbering="true" text:style-name="WWNum1">
        <text:list-item>
          <text:p text:style-name="P199">Parlare del meccanismo del keyed digest (cos’è, quando e come si usa, vantaggi e svantaggi).</text:p>
        </text:list-item>
      </text:list>
      <text:p text:style-name="P47"><text:tab/>In un soluzione di questo tipo, si invia un digest calcolato non solo sui dati, ma <text:tab/>anche su un segreto (chiave) e solo chi conosce K puo calcolare il digest sui dati <text:tab/>ricevuti e confrontarli con il digest trasmesso. Tale soluzione e molto utilizzata <text:tab/>in <text:tab/>ambito di rete. </text:p>
      <text:p text:style-name="P47"/>
      <text:p text:style-name="P44"><text:span text:style-name="T57"><text:tab/></text:span><text:span text:style-name="T27">Proprietà di sicurezza:</text:span></text:p>
      <text:p text:style-name="P55"><text:span text:style-name="T73"><text:tab/>+ </text:span><text:span text:style-name="T55">integrità: se i dati in chiaro vengono modificati, il keyed-digest kd</text:span><text:span text:style-name="T77">R </text:span><text:span text:style-name="T55">calcolato sui <text:tab/>dati <text:tab/>ricevuti sarà diverso dal keyed-digest kd</text:span><text:span text:style-name="T77">F </text:span><text:span text:style-name="T55">ricevuto;</text:span></text:p>
      <text:p text:style-name="P55"><text:span text:style-name="T73"><text:tab/>+ </text:span><text:span text:style-name="T55">autenticazione: solo chi conosce la chiave segreta può aver generato un keyed-<text:tab/>digest <text:tab/>corrispondente ai dati;</text:span></text:p>
      <text:p text:style-name="P55"><text:span text:style-name="T75"><text:tab/>− </text:span><text:span text:style-name="T55">riservatezza: i dati sono inviati in chiaro;</text:span></text:p>
      <text:p text:style-name="P39"><text:span text:style-name="T75"><text:tab/>− </text:span><text:span text:style-name="T23">non ripudio: non è possibile stabilire quale peer ha generato i dati.</text:span></text:p>
      <text:p text:style-name="P46"><text:span text:style-name="T57"><text:tab/></text:span>Vantaggi e svantaggi:</text:p>
      <text:p text:style-name="P36"><text:soft-page-break/><text:tab/>+ quantità di dati trasmessi: il keyed-digest è molto piccolo rispetto ai dati;</text:p>
      <text:p text:style-name="P36"><text:tab/>+ tempo di calcolo: gli algoritmi di hash sono veloci da eseguire;</text:p>
      <text:p text:style-name="P36"><text:tab/>+ implementazione: un singolo algoritmo di hash è sufficiente per garantire sia <text:tab/><text:tab/>riservatezza sia autenticazione.</text:p>
      <text:p text:style-name="P36"><text:tab/>- integrità parziale: possono avvenire delle collisioni, poiché è teoricamente</text:p>
      <text:p text:style-name="P37"><text:tab/>impossibile individuare tutte le possibili modifiche</text:p>
      <text:list xml:id="list40742450" text:continue-numbering="true" text:style-name="WWNum1">
        <text:list-item>
          <text:p text:style-name="P199">Parlare del keyed-digest e la firma digitale, quali sono le proprietà che offrono, vantaggi e svantaggi?</text:p>
        </text:list-item>
      </text:list>
      <text:p text:style-name="P47"><text:tab/>Keyed-digest: si invia un digest calcolato non solo sui dati, ma anche su un segreto <text:tab/>(chiave) e solo chi conosce K puo calcolare il digest sui dati ricevuti e confrontarli <text:tab/>con il digest trasmesso. Tale soluzione e molto utilizzata in ambito di rete. </text:p>
      <text:p text:style-name="P44"><text:span text:style-name="T57"><text:tab/></text:span><text:span text:style-name="T27">Proprietà di sicurezza:</text:span></text:p>
      <text:p text:style-name="P55"><text:span text:style-name="T73"><text:tab/>+ </text:span><text:span text:style-name="T55">integrità: se i dati in chiaro vengono modificati, il keyed-digest kd</text:span><text:span text:style-name="T77">R </text:span><text:span text:style-name="T55">calcolato sui <text:tab/>dati <text:tab/>ricevuti sarà diverso dal keyed-digest kd</text:span><text:span text:style-name="T77">F </text:span><text:span text:style-name="T55">ricevuto;</text:span></text:p>
      <text:p text:style-name="P55"><text:span text:style-name="T73"><text:tab/>+ </text:span><text:span text:style-name="T55">autenticazione: solo chi conosce la chiave segreta può aver generato un keyed-<text:tab/>digest <text:tab/>corrispondente ai dati;</text:span></text:p>
      <text:p text:style-name="P55"><text:span text:style-name="T75"><text:tab/>− </text:span><text:span text:style-name="T55">riservatezza: i dati sono inviati in chiaro;</text:span></text:p>
      <text:p text:style-name="P39"><text:span text:style-name="T75"><text:tab/>− </text:span><text:span text:style-name="T23">non ripudio: non è possibile stabilire quale peer ha generato i dati.</text:span></text:p>
      <text:p text:style-name="P46"><text:span text:style-name="T57"><text:tab/></text:span>Vantaggi e svantaggi:</text:p>
      <text:p text:style-name="P36"><text:tab/>+ quantità di dati trasmessi: il keyed-digest è molto piccolo rispetto ai dati;</text:p>
      <text:p text:style-name="P36"><text:tab/>+ tempo di calcolo: gli algoritmi di hash sono veloci da eseguire;</text:p>
      <text:p text:style-name="P36"><text:tab/>+ implementazione: un singolo algoritmo di hash è sufficiente per garantire sia <text:tab/><text:tab/>riservatezza sia autenticazione.</text:p>
      <text:p text:style-name="P36"><text:tab/>- integrità parziale: possono avvenire delle collisioni, poiché è teoricamente <text:tab/>impossibile individuare tutte le possibili modifiche</text:p>
      <text:p text:style-name="P50"><text:span text:style-name="T31"><text:tab/></text:span><text:span text:style-name="T4">Firma digitale</text:span><text:span text:style-name="T31">: viene</text:span><text:span text:style-name="T54"> calcolato un digest con un algoritmo crittografico e associato <text:tab/>con un oggetto di dati in modo tale che qualsiasi destinatario dei dati può usare la <text:tab/>firma per verificare l’origine e l’integrità dei dati</text:span></text:p>
      <text:p text:style-name="P50"><text:span text:style-name="T31"><text:tab/></text:span><text:span text:style-name="T25">Proprietà di sicurezza:</text:span></text:p>
      <text:p text:style-name="P55"><text:span text:style-name="T73"><text:tab/>+ </text:span><text:span text:style-name="T55">integrità: se i dati in chiaro vengono modificati, il digest md</text:span><text:span text:style-name="T77">R </text:span><text:span text:style-name="T55">calcolato sui dati <text:tab/>ricevuti sarà diverso dal digest md</text:span><text:span text:style-name="T77">F </text:span><text:span text:style-name="T55">ricevuto e decriptato;</text:span></text:p>
      <text:p text:style-name="P55"><text:span text:style-name="T73"><text:tab/>+ </text:span><text:span text:style-name="T55">autenticazione: solo chi conosce la chiave privata può aver generato una firma <text:tab/>digitale corrispondente ai dati;</text:span></text:p>
      <text:p text:style-name="P55"><text:span text:style-name="T75"><text:tab/>− </text:span><text:span text:style-name="T55">riservatezza: i dati sono inviati in chiaro;</text:span></text:p>
      <text:p text:style-name="P51"><text:soft-page-break/><text:span text:style-name="T73"><text:tab/>+ </text:span><text:span text:style-name="T23">non ripudio: il mittente non può negare di aver firmato i dati, a patto che la sua <text:tab/>chiave pubblica sia fornita da un certificato a chiave pubblica.</text:span></text:p>
      <text:p text:style-name="P58"><text:tab/>Vantaggi e svantaggi:</text:p>
      <text:p text:style-name="P50"><text:span text:style-name="T22"><text:tab/>+ </text:span><text:span text:style-name="T24">pochi dati aggiuntivi</text:span></text:p>
      <text:p text:style-name="P50"><text:span text:style-name="T22"><text:tab/>- </text:span><text:span text:style-name="T24">inapplicabile ad un flusso di dati in real time</text:span></text:p>
      <text:p text:style-name="P59"/>
      <text:list xml:id="list40746249" text:continue-numbering="true" text:style-name="WWNum1">
        <text:list-item>
          <text:p text:style-name="P199">Un'azienda vuole fare firma digitale su tutti i suoi documenti e conservare sia i documenti sia le firme in modo da poterli verificare anche in futuro. Che cosa usare? Che cosa deve memorizzare insieme alla firma?</text:p>
        </text:list-item>
      </text:list>
      <text:p text:style-name="P92">Una enveloping CMS, contenente le varie firme associate a un dato documento e i corrispettivi certificati, più aggiornamento costante delle CRL associate alle varie firme possedute per verificarne la validità</text:p>
      <text:p text:style-name="P101"/>
      <text:list xml:id="list40745603" text:continue-numbering="true" text:style-name="WWNum1">
        <text:list-item>
          <text:p text:style-name="P199">Quali proprietà di sicurezza offre la firma digitale, come si realizza, quali parti della firma offrono quelle proprietà di sicurezza.</text:p>
        </text:list-item>
      </text:list>
      <text:p text:style-name="P37"><text:tab/>Nella firma digitale viene calcolato un digest con un algoritmo crittografico e <text:tab/>associato con un oggetto di dati in modo tale che qualsiasi destinatario dei dati può <text:tab/>usare la firma per verificare l’origine e l’integrità dei dati</text:p>
      <text:p text:style-name="P42"><text:span text:style-name="T54"><text:tab/></text:span><text:span text:style-name="T27">Proprietà di sicurezza:</text:span></text:p>
      <text:p text:style-name="P56"><text:span text:style-name="T74"><text:tab/>+ </text:span><text:span text:style-name="T55">integrità: se i dati in chiaro vengono modificati, il digest md</text:span><text:span text:style-name="T77">R </text:span><text:span text:style-name="T55">calcolato sui dati <text:tab/>ricevuti sarà diverso dal digest md</text:span><text:span text:style-name="T77">F </text:span><text:span text:style-name="T55">ricevuto e decriptato;</text:span></text:p>
      <text:p text:style-name="P56"><text:span text:style-name="T74"><text:tab/>+ </text:span><text:span text:style-name="T55">autenticazione: solo chi conosce la chiave privata può aver generato una firma <text:tab/>digitale corrispondente ai dati;</text:span></text:p>
      <text:p text:style-name="P56"><text:span text:style-name="T76"><text:tab/>− </text:span><text:span text:style-name="T55">riservatezza: i dati sono inviati in chiaro;</text:span></text:p>
      <text:p text:style-name="P39"><text:span text:style-name="T74"><text:tab/>+ </text:span><text:span text:style-name="T23">non ripudio: il mittente non può negare di aver firmato i dati, a patto che la sua <text:tab/>chiave pubblica sia fornita da un certificato a chiave pubblica.</text:span></text:p>
      <text:p text:style-name="P57"><text:tab/>Vantaggi e svantaggi:</text:p>
      <text:p text:style-name="P42"><text:span text:style-name="T22"><text:tab/>+ </text:span><text:span text:style-name="T24">pochi dati aggiuntivi</text:span></text:p>
      <text:p text:style-name="P42"><text:span text:style-name="T22"><text:tab/>- </text:span><text:span text:style-name="T24">inapplicabile ad un flusso di dati in real time</text:span></text:p>
      <text:list xml:id="list40754054" text:continue-numbering="true" text:style-name="WWNum1">
        <text:list-item>
          <text:p text:style-name="P199">Perché l’algoritmo SHA-1 è deprecato? Suggerire una possibile e valida alternativa e motivare perché questa sia migliore di SHA-1.</text:p>
        </text:list-item>
      </text:list>
      <text:p text:style-name="P54"><text:span text:style-name="T6"><text:tab/></text:span><text:span text:style-name="T65">SHA-1 era un algoritmo complessivamente buono, ma anche estremamente attaccato. <text:tab/>Difatti, un gruppo di ricercatori cinesi e riuscito a trovare </text:span><text:span text:style-name="T66">collisioni </text:span><text:span text:style-name="T65">con soli 2^69</text:span><text:span text:style-name="T67"> <text:tab/></text:span><text:span text:style-name="T65">calcoli. È stato successivamente diffuso SHA-2. Come rimedio veloce dopo l'attacco <text:tab/>a SHA-1, la famiglia SHA-2 e stata creata allungando il digest, in maniera simile a <text:tab/>quanto avvenuto fra DES e 3DES.</text:span></text:p>
      <text:list xml:id="list40740309" text:continue-numbering="true" text:style-name="WWNum1">
        <text:list-item>
          <text:p text:style-name="P199"><text:soft-page-break/>Ordinare dal più veloce al più lento i seguenti algoritmi: SHA, AES_ECB, AES_CBC, RC4</text:p>
        </text:list-item>
      </text:list>
      <text:p text:style-name="P113">SHA, RC4, AES_ECB, AES_CBC</text:p>
      <text:list xml:id="list40735185" text:continue-numbering="true" text:style-name="WWNum1">
        <text:list-item>
          <text:p text:style-name="P199">Dati i seguenti algoritmi di cifratura, ordinarli dal più lento al più veloce: AES, DES, RC4, 3DES.</text:p>
        </text:list-item>
      </text:list>
      <text:p text:style-name="P113">3DES, DES, AES, RC4</text:p>
      <text:list xml:id="list40744021" text:continue-numbering="true" text:style-name="WWNum1">
        <text:list-item>
          <text:p text:style-name="P199">Descrivi la crittografia a curve ellittiche.</text:p>
        </text:list-item>
      </text:list>
      <text:p text:style-name="P35"><text:tab/>La <text:span text:style-name="T52">crittografia a curve ellittiche </text:span>(ECC) utilizza l’aritmetica delle curve ellittiche <text:tab/>bidimensionali, invece dell’aritmetica modulare monodimensionale.</text:p>
      <text:p text:style-name="P36"><text:tab/>Dal punto di vista concettuale, invece di usare numeri (che sono punti su una retta) si <text:tab/>prende lo spazio cartesiano, e i valori che sono validi sono solo i punti che soddisfano <text:tab/>l’equazione di una curva ellittica.</text:p>
      <text:p text:style-name="P43"><text:span text:style-name="T54"><text:tab/>Il problema del logaritmo discreto su una curva è più complesso da risolvere per i <text:tab/>cattivi rispetto al problema del logaritmo discreto nell’aritmetica modulare, quindi</text:span><text:span text:style-name="T56"> </text:span><text:span text:style-name="T54">le <text:tab/>chiavi per l’ECC possono essere più corte (circa 1/10) per un livello di sicurezza <text:tab/>comparabile, riducendo i requisiti di memorizzazione sui dispositivi embedded.</text:span></text:p>
      <text:p text:style-name="P43"><text:span text:style-name="T54"><text:tab/>Alcuni esempi d'uso sono l'</text:span><text:span text:style-name="T52">ECDSA </text:span><text:span text:style-name="T54">(Elliptic Curve DSA) per firma digitale, e il <text:tab/>ECDH (Elliptic Curve DH) per il key agreement.</text:span></text:p>
      <text:list xml:id="list40764372" text:continue-numbering="true" text:style-name="WWNum1">
        <text:list-item>
          <text:p text:style-name="P199">Dire i due principali vantaggi degli algoritmi basati su ECC</text:p>
          <text:p text:style-name="P176">Il problema del logaritmo discreto su una curva è più complesso da risolvere per i cattivi rispetto al problema del logaritmo discreto nell’aritmetica modulare, quindi:</text:p>
          <text:p text:style-name="P176"/>
        </text:list-item>
      </text:list>
      <text:list xml:id="list8426224764021118509" text:style-name="L2">
        <text:list-item>
          <text:p text:style-name="P146">Le chiavi per l’ECC possono essere più corte (circa 1/10) per un livello di sicurezza comparabile</text:p>
        </text:list-item>
        <text:list-item>
          <text:p text:style-name="P147"><text:span text:style-name="T31">Per i buoni tutti gli algoritmi richiedono solo due operazioni elementari che danno </text:span><text:span text:style-name="T54">come risultato dei punti</text:span></text:p>
        </text:list-item>
      </text:list>
      <text:list xml:id="list40759536" text:continue-list="list40764372" text:style-name="WWNum1">
        <text:list-item>
          <text:p text:style-name="P199">Descrivi l’algoritmo di keyed-digest CBC-MAC.</text:p>
        </text:list-item>
      </text:list>
      <text:p text:style-name="P41"><text:span text:style-name="T54"><text:tab/>Il MAC è costituito dall’ultimo blocco di testo cifrato risultante dall’applicazione di <text:tab/>un algoritmo di crittografia simmetrica a blocchi in modalità CBC, con vettore di <text:tab/>inizializzazione IV nullo (la riservatezza non è necessaria): tutti i blocchi di testo </text:span><text:span text:style-name="T54"><text:tab/>cifrato vengono buttati via eccetto l’ultimo, che viene preso come MAC </text:span><text:span text:style-name="T56">) </text:span><text:span text:style-name="T54">il <text:tab/>destinatario potrà criptare i dati ricevuti con lo stesso algoritmo di crittografia e <text:tab/>confrontare l’ultimo blocco di testo cifrato risultante con il blocco di testo cifrato <text:tab/>ricevuto.</text:span></text:p>
      <text:list xml:id="list40752327" text:continue-numbering="true" text:style-name="WWNum1">
        <text:list-item>
          <text:p text:style-name="P199">Uno dei primi metodi per criptare i dati?</text:p>
        </text:list-item>
      </text:list>
      <text:p text:style-name="P45"><text:tab/>Electronic Code Book <text:span text:style-name="T55">(ECB), che consisteva in:</text:span></text:p>
      <text:p text:style-name="P36"><text:tab/><text:tab/>1. suddividere il testo in chiaro da criptare in blocchi base di dimensione fissa;</text:p>
      <text:p text:style-name="P46"><text:span text:style-name="T55"><text:tab/><text:tab/>2. applicare l’algoritmo di criptazione su ciascun blocco </text:span><text:span text:style-name="T78">i</text:span><text:span text:style-name="T55">-esimo, <text:tab/><text:tab/><text:tab/><text:tab/>indipendentemente <text:tab/>dagli altri blocchi:</text:span><text:span text:style-name="T78"><text:tab/><text:tab/><text:tab/><text:tab/><text:tab/></text:span></text:p>
      <text:p text:style-name="P46"><text:soft-page-break/><text:span text:style-name="T78"><text:tab/><text:tab/><text:tab/><text:tab/><text:tab/>C</text:span><text:span text:style-name="T77">i </text:span><text:span text:style-name="T55">= enc (</text:span><text:span text:style-name="T78">K, P</text:span><text:span text:style-name="T77">i</text:span><text:span text:style-name="T55">)</text:span></text:p>
      <text:p text:style-name="P36"><text:tab/><text:tab/>3. concatenare i blocchi risultanti per produrre il testo cifrato.</text:p>
      <text:p text:style-name="P36"><text:tab/>La decriptazione avviene invertendo la sequenza di operazioni:</text:p>
      <text:p text:style-name="P40"><text:span text:style-name="T78"><text:tab/><text:tab/><text:tab/><text:tab/><text:tab/>P</text:span><text:span text:style-name="T77">i </text:span><text:span text:style-name="T55">= enc</text:span><text:span text:style-name="T82">−</text:span><text:span text:style-name="T83">1 </text:span><text:span text:style-name="T55">(</text:span><text:span text:style-name="T78">K,C</text:span><text:span text:style-name="T77">i</text:span><text:span text:style-name="T55">)</text:span></text:p>
      <text:p text:style-name="P37"><text:tab/>Ormai obsoleto dato che era soggetto a vari tipi di attacco, tra cui principalmente <text:tab/>swapping e known-plain text</text:p>
      <text:list xml:id="list40742383" text:continue-numbering="true" text:style-name="WWNum1">
        <text:list-item>
          <text:p text:style-name="P199">Su sistemi embedded spesso si preferisce ECDSA rispetto a RSA: perché?</text:p>
        </text:list-item>
      </text:list>
      <text:p text:style-name="P36"><text:tab/>Perché le chiavi per l’ECC possono essere più corte (circa 1/10) per un livello di <text:tab/>sicurezza comparabile, riducendo i requisiti di memorizzazione sui dispositivi <text:tab/>embedded.</text:p>
      <text:list xml:id="list40747488" text:continue-numbering="true" text:style-name="WWNum1">
        <text:list-item>
          <text:p text:style-name="P199">Qual è il principale vantaggio della modalità di cifratura CTR?</text:p>
        </text:list-item>
      </text:list>
      <text:p text:style-name="P116"><text:span text:style-name="T38">La <text:s/>capacità di parallelizzare la CPU nel calcolo, in quanto </text:span><text:span text:style-name="T39">un qualsiasi gruppo può essere criptato senza dover criptare i </text:span><text:span text:style-name="T55">gruppi precedenti (accesso casuale).</text:span></text:p>
      <text:list xml:id="list40755072" text:continue-numbering="true" text:style-name="WWNum1">
        <text:list-item>
          <text:p text:style-name="P199">Indicare quale attacco all’integrità è possibile se dei dati D vengono protetti con un MAC calcolato nel seguente modo (k è la chiave e h è la funzione di hash): MAC =h ( k || D ).</text:p>
        </text:list-item>
      </text:list>
      <text:p text:style-name="P119">Se si concatena un altro blocco in coda il digest sarà diverso e il buono non se ne accorgerà, quindi verrà cambiato il digest in qualche modo pur senza conoscere la chiave condivisa.</text:p>
      <text:list xml:id="list40735546" text:continue-numbering="true" text:style-name="WWNum1">
        <text:list-item>
          <text:p text:style-name="P199">Vantaggi e svantaggi di cifratura fatta con enc(enc(p, k1), k2) con k1 e k2 chiavi diverse ma di lunghezza uguale</text:p>
        </text:list-item>
      </text:list>
      <text:p text:style-name="P78"><text:span text:style-name="T57"><text:tab/>In genere non si utilizza mai un'applicazione doppia di algoritmi di cifratura, motivo <text:tab/>per il quale viene evitata, dato che non aumenterebbe il livello di sicurezza in <text:tab/>maniera significativa. Inoltre, l'applicazione doppia di algoritmi di cifratura e <text:tab/>soggetta ad un attacco di tipo </text:span><text:span text:style-name="T61">known-plaintext</text:span><text:span text:style-name="T57">, chiamato </text:span><text:span text:style-name="T61">meet-in-the-middle</text:span><text:span text:style-name="T57">, che <text:tab/>permette di decifrare i dati con al piu 2</text:span><text:span text:style-name="T84">N</text:span><text:span text:style-name="T85">+1 </text:span><text:span text:style-name="T57">tentativi (per chiavi da N bit). In breve, <text:tab/>raddoppia il tempo di calcolo ma la lunghezza della chiave </text:span><text:span text:style-name="T61">aumenta </text:span><text:span text:style-name="T57">di un solo bit.</text:span></text:p>
      <text:list xml:id="list40748905" text:continue-numbering="true" text:style-name="WWNum1">
        <text:list-item>
          <text:p text:style-name="P199">Descrivere la tecnica crittografica ECB identificandone vantaggi e svantaggi.</text:p>
        </text:list-item>
      </text:list>
      <text:p text:style-name="P45"><text:tab/>L'Electronic Code Book <text:span text:style-name="T55">(ECB), che consiste in:</text:span></text:p>
      <text:p text:style-name="P36"><text:tab/><text:tab/>1. suddividere il testo in chiaro da criptare in blocchi base di dimensione fissa;</text:p>
      <text:p text:style-name="P46"><text:span text:style-name="T55"><text:tab/><text:tab/>2. applicare l’algoritmo di criptazione su ciascun blocco </text:span><text:span text:style-name="T78">i</text:span><text:span text:style-name="T55">-esimo, <text:tab/><text:tab/><text:tab/><text:tab/>indipendentemente <text:tab/>dagli altri blocchi:</text:span><text:span text:style-name="T78"><text:tab/><text:tab/><text:tab/><text:tab/><text:tab/></text:span></text:p>
      <text:p text:style-name="P46"><text:span text:style-name="T78"><text:tab/><text:tab/><text:tab/><text:tab/><text:tab/>C</text:span><text:span text:style-name="T77">i </text:span><text:span text:style-name="T55">= enc (</text:span><text:span text:style-name="T78">K, P</text:span><text:span text:style-name="T77">i</text:span><text:span text:style-name="T55">)</text:span></text:p>
      <text:p text:style-name="P36"><text:tab/><text:tab/>3. concatenare i blocchi risultanti per produrre il testo cifrato.</text:p>
      <text:p text:style-name="P36"><text:tab/>La decriptazione avviene invertendo la sequenza di operazioni:</text:p>
      <text:p text:style-name="P40"><text:span text:style-name="T78"><text:tab/><text:tab/><text:tab/><text:tab/><text:tab/>P</text:span><text:span text:style-name="T77">i </text:span><text:span text:style-name="T55">= enc</text:span><text:span text:style-name="T82">−</text:span><text:span text:style-name="T83">1 </text:span><text:span text:style-name="T55">(</text:span><text:span text:style-name="T78">K,C</text:span><text:span text:style-name="T77">i</text:span><text:span text:style-name="T55">)</text:span></text:p>
      <text:p text:style-name="P40"><text:span text:style-name="T55"><text:tab/></text:span><text:span text:style-name="T3">Vantaggi</text:span></text:p>
      <text:p text:style-name="P52"><text:soft-page-break/><text:tab/>• no propagazione degli errori: un errore nella trasmissione provoca un errore nella <text:tab/>decriptazione di un solo blocco senza propagarsi agli altri blocchi;</text:p>
      <text:p text:style-name="P52"><text:tab/>• parallelizzazione della CPU: è possibile lavorare su più blocchi allo stesso tempo.</text:p>
      <text:p text:style-name="P53"><text:tab/>Svantaggi </text:p>
      <text:p text:style-name="P48"><text:span text:style-name="T55"><text:tab/>• attacchi di swapping: la criptazione non dipende dalla posizione del blocco</text:span><text:span text:style-name="T56">) </text:span><text:span text:style-name="T55">è <text:tab/>possibile scambiare due blocchi, o spostare un blocco, qualunque senza che ciò venga <text:tab/>scoperto;</text:span></text:p>
      <text:p text:style-name="P51"><text:span text:style-name="T55"><text:tab/>• attacchi known-plaintext: blocchi identici sono criptati allo stesso modo </text:span><text:span text:style-name="T56">) </text:span><text:span text:style-name="T55">un <text:tab/>attaccante può costruire un database contenente gli output delle criptazioni con tutte <text:tab/>le possibili chiavi di un blocco ricorrente (ad es. intestazione di un documento di <text:tab/>Word), per poi trovare la chiave confrontando ogni blocco del testo cifrato alla <text:tab/>ricerca del blocco ricorrente (pattern).</text:span></text:p>
      <text:list xml:id="list40738100" text:continue-numbering="true" text:style-name="WWNum1">
        <text:list-item>
          <text:p text:style-name="P199">Quale delle seguenti tecniche – firma digitale, cifratura simmetrica, keyed-digest –sarebbe da preferire per proteggere l’integrità di un flusso di pacchetti a 1 Gbps? Giustificare la scelta.</text:p>
        </text:list-item>
      </text:list>
      <text:p text:style-name="P64"><text:span text:style-name="T86"><text:tab/>Keyed-digest perchè è la tecnica più veloce, hash veloce e usa una sola operazione. <text:tab/>La firma non si può fare su un flusso di dati. L</text:span>a cifratura è lenta</text:p>
      <text:p text:style-name="P101"/>
      <text:list xml:id="list40756092" text:continue-numbering="true" text:style-name="WWNum1">
        <text:list-item>
          <text:p text:style-name="P199">Quale tecnica è meglio usare per proteggere dati trasmessi in rete da attacchi di tipo replay? Cifratura simmetrica, cifratura asimmetrica, keyed-digest, altro? Giustificare. </text:p>
          <text:p text:style-name="P206"><text:span text:style-name="T37">Si parla di soli attacchi replay, quindi basta garantire Integrità con un keyed digest basato su chiave simmetrica (concordata a inizio sessione o meglio generata pseudo-randomicamente da un segreto condiviso):</text:span><text:line-break/><text:line-break/><text:span text:style-name="T37">d = kd(K||n||M||K)</text:span><text:line-break/><text:span text:style-name="T37">invio M||n||d</text:span><text:line-break/><text:line-break/><text:span text:style-name="T37">Nel KD pongo K agli estremi in modo da evitare prefix e postfix attack</text:span> </text:p>
        </text:list-item>
        <text:list-item>
          <text:p text:style-name="P199">Due utenti devono scambiarsi dei file di testo formato ASCII (txt) non riservati. Come fanno a garantire che non vengano modificati durante il transito? Spiegare quali funzioni di sicurezza usare e enunciare la formula che produce il documento X trasmesso rispetto al documento originale. Si usino nomi significativi (es. aes(K,D) rispetto a enc(K,D).</text:p>
        </text:list-item>
      </text:list>
      <text:p text:style-name="P91">k=DH, genero chiave</text:p>
      <text:p text:style-name="P91">d=HMAC_SHA256(k, M), creo digest messaggio per integritàe autenticazione</text:p>
      <text:p text:style-name="P91">X=M||d, invio messaggio + digest</text:p>
      <text:list xml:id="list40738206" text:continue-numbering="true" text:style-name="WWNum1">
        <text:list-item>
          <text:p text:style-name="P199">Si deve trasmettere cifrata una password da 12 caratteri con 2 byte di sale con AES. Cosa si usa tra ECB, CBC e CBF?</text:p>
        </text:list-item>
      </text:list>
      <text:p text:style-name="P113">CBF (ma non lo abbiamo studiato, ignorare)</text:p>
      <text:list xml:id="list40754308" text:continue-numbering="true" text:style-name="WWNum1">
        <text:list-item>
          <text:p text:style-name="P201">Dovendo cifrare con AES una password da 12 caratteri con 2 byte di sale è meglio usare ECB, CBC o CTR?</text:p>
        </text:list-item>
      </text:list>
      <text:p text:style-name="P120"><text:soft-page-break/>Aes ha un blocco da 128 bit, 12 caratteri ascii quindi da 8 bit ciascuno sono 96 bit più 16 bit di sale sono 112 bit, quindi inferiore al blocco, il che mi porterebbe a usare CTR</text:p>
      <text:list xml:id="list40754018" text:continue-numbering="true" text:style-name="WWNum1">
        <text:list-item>
          <text:p text:style-name="P201">Firma digitale con digest SHA256, chiave privata RSA-2048 su un file da 10MB. Qual'è la dimensione della firma?</text:p>
        </text:list-item>
      </text:list>
      <text:p text:style-name="P114"><text:span text:style-name="T37">Poiché viene utilizzato una chiave privata RSA-2048 la dimensione della firma sarà 2048bit</text:span> </text:p>
      <text:list xml:id="list40755651" text:continue-numbering="true" text:style-name="WWNum1">
        <text:list-item>
          <text:p text:style-name="P199">Come possono inviarsi un file due tizi che condividono una password</text:p>
        </text:list-item>
      </text:list>
      <text:p text:style-name="P108">Tramite algoritmi a chiave simmetrica, usando la password come chiave</text:p>
      <text:list xml:id="list40756384" text:continue-numbering="true" text:style-name="WWNum1">
        <text:list-item>
          <text:p text:style-name="P199">Si deve firmare un documento da 10 MB con digest SHA-1 e chiave RSA. Quanto è grande esattamente la firma del documento?</text:p>
        </text:list-item>
      </text:list>
      <text:p text:style-name="P113">Dipende dalle dimensioni della chiave RSA. Ipotizzando che sia di 2048 bit, la firma sarà lunga anch'essa 2048 bit</text:p>
      <text:list xml:id="list40762683" text:continue-numbering="true" text:style-name="WWNum1">
        <text:list-item>
          <text:p text:style-name="P199">Quali algoritmi si possono usare per scambiare chiavi segrete?</text:p>
        </text:list-item>
      </text:list>
      <text:p text:style-name="P108">Quelli a chiave asimmetrica (come RSA), dato che non si deve inviare nessun segreto per farli funzionare</text:p>
      <text:list xml:id="list40756804" text:continue-numbering="true" text:style-name="WWNum1">
        <text:list-item>
          <text:p text:style-name="P199">Quali algoritmi si possono usare per comunicare una certa chiave segreta a una controparte?</text:p>
        </text:list-item>
      </text:list>
      <text:p text:style-name="P108">Quelli a chiave asimmetrica (come RSA), dato che non si deve inviare nessun segreto per farli funzionare </text:p>
      <text:list xml:id="list40734546" text:continue-numbering="true" text:style-name="WWNum1">
        <text:list-item>
          <text:p text:style-name="P199">Hash per calcolare la password partendo da un seme.</text:p>
        </text:list-item>
      </text:list>
      <text:p text:style-name="P101"/>
      <text:list xml:id="list40743322" text:continue-numbering="true" text:style-name="WWNum1">
        <text:list-item>
          <text:p text:style-name="P199">Per quale applicazione è stato inventato il CTS?</text:p>
        </text:list-item>
      </text:list>
      <text:p text:style-name="P6"><text:tab/>La tecnica del <text:span text:style-name="T52">ciphertext stealing </text:span>(CTS) permette di usare gli algoritmi a blocchi in <text:tab/>modalità ECB o CBC senza ricorrere al padding.</text:p>
      <text:list xml:id="list40752282" text:continue-numbering="true" text:style-name="WWNum1">
        <text:list-item>
          <text:p text:style-name="P201">Spiegare cos'è la modalità operativa CTS qual è l'idea principale su cui si basa la sua implementazione e perchè sta assumendo sempre più rilevanza</text:p>
        </text:list-item>
      </text:list>
      <text:p text:style-name="P25"><text:span text:style-name="T31"><text:tab/></text:span><text:span text:style-name="T58">Il </text:span><text:span text:style-name="T61">CTS </text:span><text:span text:style-name="T58">e una tecnica che permette di utilizzare algoritmi a blocchi senza il padding. <text:tab/>All'ultimo blocco vengono aggiunti dei byte del blocco precedente, rimuovendoli dal <text:tab/>penultimo blocco.Per evitare il padding standard, si utilizza come padding stesso una <text:tab/>parte del ciphertext gia cifrato. Cio, per file di grandi dimensioni, non è drammatico, <text:tab/>in quanto riguarda solamente gli ultimi due blocchi.. E' utile quando non si puo/vuole <text:tab/>aumentare la dimensione dei dati dopo la cifratura.</text:span></text:p>
      <text:list xml:id="list40757124" text:continue-numbering="true" text:style-name="WWNum1">
        <text:list-item>
          <text:p text:style-name="P199">Perché non si usa 2DES e si preferisce 3DES?</text:p>
        </text:list-item>
      </text:list>
      <text:p text:style-name="P78"><text:span text:style-name="T57"><text:tab/>In genere non si utilizza mai un'applicazione doppia di algoritmi di cifratura come il <text:tab/>2DES, motivo per il quale viene evitata, dato che non aumenterebbe il livello di <text:tab/>sicurezza in maniera significativa. Inoltre, l'applicazione doppia di algoritmi di <text:tab/>cifratura e soggetta ad un attacco di tipo </text:span><text:span text:style-name="T61">known-plaintext</text:span><text:span text:style-name="T57">, chiamato </text:span><text:span text:style-name="T61">meet-in-the-<text:tab/>middle</text:span><text:span text:style-name="T57">, che permette di decifrare i dati con al piu 2</text:span><text:span text:style-name="T84">N</text:span><text:span text:style-name="T85">+1 </text:span><text:span text:style-name="T57">tentativi (per chiavi da N <text:tab/>bit). In breve, raddoppia il tempo di calcolo ma la lunghezza della chiave </text:span><text:span text:style-name="T61">aumenta </text:span><text:span text:style-name="T57">di <text:tab/>un solo bit. Il 3DES non ha invece di questi problemi.</text:span></text:p>
      <text:list xml:id="list40742586" text:continue-numbering="true" text:style-name="WWNum1">
        <text:list-item>
          <text:p text:style-name="P199"><text:soft-page-break/>Calcolare quanti dati devono essere salvati su disco per eseguire la decifratura e l’autenticazione di un file grande 1 kB con digest SHA-1 e chiave RSA 1024 bit.</text:p>
        </text:list-item>
      </text:list>
      <text:p text:style-name="P186">1Kb_file + 1Kb_PublicKey + 160bit_storedDigest = 2208 bit: per decifrare il file abbiamo bisogno di esso e della chiave pubblica. Per autenticarlo servono il digest e la chiave pubblica per verificarlo</text:p>
      <text:list xml:id="list40746538" text:continue-numbering="true" text:style-name="WWNum1">
        <text:list-item>
          <text:p text:style-name="P205"><text:span text:style-name="T8">Quali algoritmi base</text:span><text:span text:style-name="T7"> </text:span><text:span text:style-name="T8">(non strutture dati complesse) si possono utilizzare per garantire riservatezza di un file situato su un server di cui non ci si fida?</text:span></text:p>
        </text:list-item>
      </text:list>
      <text:p text:style-name="P101"/>
      <text:list xml:id="list40759762" text:continue-numbering="true" text:style-name="WWNum1">
        <text:list-item>
          <text:p text:style-name="P205"><text:span text:style-name="T11">Spiegare il termine security through obscurity. </text:span><text:span text:style-name="T8">Spiegare perché alcuni dicono sia buono ed altri no.</text:span></text:p>
        </text:list-item>
      </text:list>
      <text:p text:style-name="P148"><text:span text:style-name="T4"><text:tab/></text:span><text:span text:style-name="T87">Tentare di mantenere o aumentare la sicurezza di un sistema tenendo segrete la <text:tab/>progettazione o la costruzione di un meccanismo di sicurezza. Alcuni non lo <text:tab/>ritengono un buon metodo di difesa perché in un sistema open è più facile trovare ed <text:tab/>annunciare eventuali vulnerabilità.</text:span></text:p>
      <text:list xml:id="list40746336" text:continue-numbering="true" text:style-name="WWNum1">
        <text:list-item>
          <text:p text:style-name="P199">Spiegare la authenticated encryption.</text:p>
        </text:list-item>
      </text:list>
      <text:p text:style-name="P60"><text:tab/>Gli algoritmi <text:span text:style-name="T52">authenticated encryption </text:span>(AE) combinano le operazioni di crittografia e <text:tab/></text:p>
      <text:p text:style-name="P173"><text:tab/>keyed-digest in una singola operazione:</text:p>
      <text:p text:style-name="P173"><text:span text:style-name="T74"><text:tab/>+ </text:span>riservatezza e autenticazione (e integrità) con un solo algoritmo e una sola chiave;</text:p>
      <text:list xml:id="list4880568802364596760" text:style-name="L5">
        <text:list-header>
          <text:p text:style-name="P160"><text:span text:style-name="T74">+ </text:span><text:span text:style-name="T22">maggiore velocità;</text:span></text:p>
          <text:p text:style-name="P174"><text:span text:style-name="T72">+ </text:span><text:span text:style-name="T55">minor rischio di errori di implementazione.</text:span></text:p>
        </text:list-header>
      </text:list>
      <text:p text:style-name="P173"><text:tab/>L’AE sta diventando una necessità sempre più crescente a livello applicativo (ad es. <text:tab/>per i messaggi di posta elettronica).</text:p>
      <text:p text:style-name="P173"><text:tab/>Gli algoritmi AE possono essere:</text:p>
      <text:p text:style-name="P175"><text:span text:style-name="T55"><text:tab/>• AEAD o no: alcuni dati autenticati possono essere lasciati non criptati;</text:span></text:p>
      <text:p text:style-name="P175"><text:span text:style-name="T55"><text:tab/>• single-pass o double-pass: un algoritmo double-pass ha bisogno di memorizzare i <text:tab/>risultati della prima passata per ulteriori calcoli </text:span><text:span text:style-name="T56">) </text:span><text:span text:style-name="T55">è almeno due volte più lento di un <text:tab/>algoritmo one-pass se implementato in software;</text:span></text:p>
      <text:p text:style-name="P175"><text:span text:style-name="T55"><text:tab/>• on-line o off-line: i dati possono essere presi così come arrivano dal filo o devono <text:tab/>essere prima salvati tutti.</text:span></text:p>
      <text:p text:style-name="P173"><text:tab/>I normali schemi di criptazione sono soggetti ad attacchi chosen-ciphertext (oracle) <text:tab/>se usati on-line:</text:p>
      <text:p text:style-name="P173"><text:tab/>1. l’attaccante modifica un testo cifrato;</text:p>
      <text:p text:style-name="P159"><text:span text:style-name="T22"><text:tab/>2. l’attaccante osserva se il ricevente segnala errore o meno.</text:span></text:p>
      <text:list xml:id="list40747473" text:continue-list="list40746336" text:style-name="WWNum1">
        <text:list-item>
          <text:p text:style-name="P199">CBC e CTR mode: spiegare, vantaggi e svantaggi.</text:p>
        </text:list-item>
      </text:list>
      <text:p text:style-name="P105">CBC è un algoritmo di cifratura a blocchi che <text:s/>cifra ciascuno blocco n dopo il primo facendone XOR con il risultato del passo n-1 (per il primo passo si usa invece un <text:soft-page-break/>vettore di inizializzazione IV, che in trasmissione può essere mandato nascosto o anche in chiaro)</text:p>
      <text:p text:style-name="P105">Vantaggi e svantaggi: </text:p>
      <text:p text:style-name="P105"><text:s/>+ No attacchi di swapping </text:p>
      <text:p text:style-name="P105"><text:s/>+ No attacchi known plain text</text:p>
      <text:p text:style-name="P105"><text:s/>- Propagazione degli errori in caso di perdita e errore in trasmissione di un blocco</text:p>
      <text:p text:style-name="P105"><text:s/>- No parallelizzazione CPU</text:p>
      <text:p text:style-name="P105"/>
      <text:p text:style-name="P105">CTR è un metodo per trasmettere file con dimensioni inferiori a quelle di un blocco: si dividono i dati in gruppi, e si mischia ciascun gruppo con un nonce+contatore che viene incrementato ad ogni gruppo (il nonce deve essere identico a destinazione)<text:line-break/><text:line-break/>Lo svantaggio principale è che la cancellazione di un blocco causa la desincronizzazione del contatore.</text:p>
      <text:list xml:id="list40759070" text:continue-numbering="true" text:style-name="WWNum1">
        <text:list-item>
          <text:p text:style-name="P199">Qualcuno ti ha inviato un file firmato digitalmente con RSA e SHA-. . . , insieme al certificato del firmatario e al certificato della sua CA. Descrivere come validare la firma, identificare le informazioni richieste ed ottenere l’accesso ad esse.</text:p>
        </text:list-item>
      </text:list>
      <text:p text:style-name="P101"/>
      <text:list xml:id="list40740750" text:continue-numbering="true" text:style-name="WWNum1">
        <text:list-item>
          <text:p text:style-name="P199">Descrivere DH, i suoi problemi e le soluzioni ad essi.</text:p>
        </text:list-item>
      </text:list>
      <text:p text:style-name="P163"><text:tab/>Diffie-Hellman <text:span text:style-name="T55">(DH) è stato il primo algoritmo ad usare il concetto di pubblicare <text:tab/>qualche cosa (i numeri </text:span><text:span text:style-name="T78">p </text:span><text:span text:style-name="T55">e </text:span><text:span text:style-name="T78">g</text:span><text:span text:style-name="T55">), e quindi in questo senso spesso è definito come il <text:tab/>primo algoritmo a chiave pubblica inventato.</text:span></text:p>
      <text:p text:style-name="P156"><text:tab/>DH non è un metodo per distribuire la chiave, ma per concordare la chiave:</text:p>
      <text:p text:style-name="P164"><text:span text:style-name="T55"><text:tab/>1. il mittente </text:span><text:span text:style-name="T78">X </text:span><text:span text:style-name="T55">e il ricevente </text:span><text:span text:style-name="T78">X </text:span><text:span text:style-name="T55">scelgono o concordano due numeri interi pubblici, un <text:tab/>generatore </text:span><text:span text:style-name="T78">g </text:span><text:span text:style-name="T55">(tipicamente 2, 3 o 5) e un numero primo </text:span><text:span text:style-name="T78">p </text:span><text:span text:style-name="T55">(grande), tali che </text:span><text:span text:style-name="T78">p &gt; g &gt; </text:span><text:span text:style-name="T55">1</text:span></text:p>
      <text:p text:style-name="P164"><text:span text:style-name="T55"><text:tab/>2. </text:span><text:span text:style-name="T78">X </text:span><text:span text:style-name="T55">sceglie arbitrariamente un numero intero </text:span><text:span text:style-name="T78">x &gt; </text:span><text:span text:style-name="T55">0 (grande), e calcola </text:span><text:span text:style-name="T78">A </text:span><text:span text:style-name="T55">= </text:span><text:span text:style-name="T78">g</text:span><text:span text:style-name="T77">x </text:span><text:span text:style-name="T55">mod </text:span><text:span text:style-name="T78">p</text:span></text:p>
      <text:p text:style-name="P164"><text:span text:style-name="T55"><text:tab/>3. </text:span><text:span text:style-name="T78">Y </text:span><text:span text:style-name="T55">sceglie arbitrariamente un numero intero </text:span><text:span text:style-name="T78">y &gt; </text:span><text:span text:style-name="T55">0 (grande), e calcola </text:span><text:span text:style-name="T78">B </text:span><text:span text:style-name="T55">= </text:span><text:span text:style-name="T78">g</text:span><text:span text:style-name="T77">y </text:span><text:span text:style-name="T55">mod </text:span><text:span text:style-name="T78">p</text:span></text:p>
      <text:p text:style-name="P164"><text:span text:style-name="T55"><text:tab/>4. </text:span><text:span text:style-name="T78">X </text:span><text:span text:style-name="T55">invia (pubblica) il valore calcolato </text:span><text:span text:style-name="T78">A </text:span><text:span text:style-name="T55">a </text:span><text:span text:style-name="T78">Y </text:span><text:span text:style-name="T55">;</text:span></text:p>
      <text:p text:style-name="P164"><text:span text:style-name="T55"><text:tab/>5. </text:span><text:span text:style-name="T78">Y </text:span><text:span text:style-name="T55">invia (pubblica) il valore calcolato </text:span><text:span text:style-name="T78">B </text:span><text:span text:style-name="T55">a </text:span><text:span text:style-name="T78">X</text:span><text:span text:style-name="T55">;</text:span></text:p>
      <text:p text:style-name="P164"><text:span text:style-name="T55"><text:tab/>6. </text:span><text:span text:style-name="T78">X </text:span><text:span text:style-name="T55">riceve </text:span><text:span text:style-name="T78">B</text:span><text:span text:style-name="T55">, e calcola </text:span><text:span text:style-name="T78">K</text:span><text:span text:style-name="T77">A </text:span><text:span text:style-name="T55">= </text:span><text:span text:style-name="T78">B</text:span><text:span text:style-name="T77">x </text:span><text:span text:style-name="T55">mod </text:span><text:span text:style-name="T78">p</text:span></text:p>
      <text:p text:style-name="P164"><text:span text:style-name="T55"><text:tab/>7. </text:span><text:span text:style-name="T78">Y </text:span><text:span text:style-name="T55">riceve </text:span><text:span text:style-name="T78">A</text:span><text:span text:style-name="T55">, e calcola </text:span><text:span text:style-name="T78">K</text:span><text:span text:style-name="T77">B </text:span><text:span text:style-name="T55">= </text:span><text:span text:style-name="T78">A</text:span><text:span text:style-name="T77">y </text:span><text:span text:style-name="T55">mod </text:span><text:span text:style-name="T78">p</text:span></text:p>
      <text:p text:style-name="P164"><text:span text:style-name="T55"><text:tab/>8. per la proprietà delle potenze, i valori </text:span><text:span text:style-name="T78">K</text:span><text:span text:style-name="T77">A </text:span><text:span text:style-name="T55">e </text:span><text:span text:style-name="T78">K</text:span><text:span text:style-name="T77">B</text:span><text:span text:style-name="T55">, calcolati indipendentemente da </text:span><text:span text:style-name="T78">X </text:span><text:span text:style-name="T55">e <text:tab/></text:span><text:span text:style-name="T78">Y </text:span><text:span text:style-name="T55">, sono uguali e costituiscono la chiave segreta </text:span><text:span text:style-name="T78">K</text:span><text:span text:style-name="T77">AB</text:span><text:span text:style-name="T55">:</text:span></text:p>
      <text:p text:style-name="P165"><text:tab/><text:tab/><text:tab/><text:tab/><text:tab/><text:span text:style-name="T78">K</text:span><text:span text:style-name="T77">A </text:span><text:span text:style-name="T55">= (</text:span><text:span text:style-name="T78">g</text:span><text:span text:style-name="T77">y</text:span><text:span text:style-name="T55">)</text:span><text:span text:style-name="T77">x </text:span><text:span text:style-name="T55">mod </text:span><text:span text:style-name="T78">p,</text:span></text:p>
      <text:p text:style-name="P164"><text:soft-page-break/><text:span text:style-name="T78"><text:tab/><text:tab/><text:tab/><text:tab/><text:tab/>K</text:span><text:span text:style-name="T77">B </text:span><text:span text:style-name="T55">= (</text:span><text:span text:style-name="T78">g</text:span><text:span text:style-name="T77">x</text:span><text:span text:style-name="T55">)</text:span><text:span text:style-name="T77">y </text:span><text:span text:style-name="T55">mod </text:span><text:span text:style-name="T78">p</text:span></text:p>
      <text:p text:style-name="P162"><text:span text:style-name="T56"><text:tab/><text:tab/><text:tab/><text:tab/>→ </text:span><text:span text:style-name="T78">K</text:span><text:span text:style-name="T77">A </text:span><text:span text:style-name="T55">= </text:span><text:span text:style-name="T78">K</text:span><text:span text:style-name="T77">B </text:span><text:span text:style-name="T55">= </text:span><text:span text:style-name="T78">g</text:span><text:span text:style-name="T77">xy </text:span><text:span text:style-name="T55">mod </text:span><text:span text:style-name="T78">p </text:span><text:span text:style-name="T55">= </text:span><text:span text:style-name="T78">K</text:span><text:span text:style-name="T77">AB</text:span></text:p>
      <text:p text:style-name="P169"><text:span text:style-name="T33"/></text:p>
      <text:p text:style-name="P169"><text:span text:style-name="T33"><text:tab/>Il problema principale di questo algoritmo sta nella fase di key agreement: </text:span><text:span text:style-name="T30">nel caso in <text:tab/>cui però l’attaccante sia in grado di manipolare </text:span><text:span text:style-name="T55">i dati in transito, può allora sniffare il <text:tab/>traffico tra le parti manipolarli. Questa operazione risulta del tutto trasparente al <text:tab/>mittente e al ricevente: essi non hanno modo di sapere che al di là del canale protetto <text:tab/>non c’è la controparte ma c’è l’attaccante, le chiavi che credono di aver concordato <text:tab/>sono diverse, e i dati sono stati manipolati. È quindi necessario proteggere le chiavi <text:tab/>scambiate tramite un processo di pre-autenticazione usando:</text:span></text:p>
      <text:p text:style-name="P170"><text:tab/>• certificati per le chiavi DH;</text:p>
      <text:p text:style-name="P168"><text:span text:style-name="T54"><text:tab/>• protocolli autenticati varianti del DH</text:span></text:p>
      <text:list xml:id="list40742065" text:continue-numbering="true" text:style-name="WWNum1">
        <text:list-item>
          <text:p text:style-name="P199">RSA, RC4, SHA-1, . . . : qual è l’intruso e perché?</text:p>
        </text:list-item>
      </text:list>
      <text:p text:style-name="P110"><text:span text:style-name="T37">sha1 perché è un algoritmo di digest mentre gli altri di cifratura</text:span> </text:p>
      <text:list xml:id="list40764330" text:continue-numbering="true" text:style-name="WWNum1">
        <text:list-item>
          <text:p text:style-name="P203">Descrivere step-up (gated) cryptography.</text:p>
        </text:list-item>
      </text:list>
      <text:p text:style-name="P104"/>
      <text:list xml:id="list40744597" text:continue-numbering="true" text:style-name="WWNum1">
        <text:list-item>
          <text:p text:style-name="P201">Spiegare brevemente la tipologia di cifratura simmetrica e quella asimmetrica, indicando i vantaggi e svantaggi di ciascuna tipologia.</text:p>
        </text:list-item>
      </text:list>
      <text:p text:style-name="P103"/>
      <text:p text:style-name="P98">(Risposta del professore)</text:p>
      <text:p text:style-name="P98"/>
      <text:p text:style-name="P98">1) simmetrica: C = enc (K,P), P = dec (K,C);</text:p>
      <text:p text:style-name="P121">vantaggi: veloce, key generation semplice</text:p>
      <text:p text:style-name="P121">svantaggi: key distribution</text:p>
      <text:p text:style-name="P121"/>
      <text:p text:style-name="P98">2) asimmetrica:</text:p>
      <text:p text:style-name="P122">svantaggi: lenta, key generation, key distribution</text:p>
      <text:p text:style-name="P67">Capitolo 3</text:p>
      <text:p text:style-name="P65">Sistemi di autenticazione</text:p>
      <text:p text:style-name="P65"/>
      <text:p text:style-name="P106"/>
      <text:list xml:id="list40760706" text:continue-numbering="true" text:style-name="WWNum1">
        <text:list-item>
          <text:p text:style-name="P207">Sistemi di autenticazione a sfida simmetrici, vantaggi e svantaggi.</text:p>
        </text:list-item>
      </text:list>
      <text:p text:style-name="Default"><text:tab/><text:span text:style-name="T46">Un sistema a sfida è </text:span><text:span text:style-name="T47">un processo di autenticazione che verifica un’identità <text:tab/>richiedendo che siano fornite le informazioni di autenticazione corrette in risposta a </text:span><text:span text:style-name="T47"><text:tab/>una sfida; la versione simmetrica richiede che la risposta alla sfida sia calcolata con <text:tab/>la chiave comune condivisa col server</text:span></text:p>
      <text:p text:style-name="P131"/>
      <text:p text:style-name="P131"><text:tab/>Pro e contro:</text:p>
      <text:p text:style-name="P131"><text:soft-page-break/><text:tab/> + no sniffing</text:p>
      <text:p text:style-name="P131"><text:tab/> + no replay (la sfida contiene un nonce)</text:p>
      <text:p text:style-name="P131"><text:tab/> - lato client, l'utente deve avere un funzione di hash per calcolare la risposta (non <text:tab/>sempre possibile)</text:p>
      <text:p text:style-name="P131"><text:tab/> - il server non può memorizzare l'hash delle password, ma deve conoscerle in chiaro <text:tab/>al fine di calcolare l'hash della soluzione</text:p>
      <text:p text:style-name="P131"><text:tab/><text:span text:style-name="T50">- la sfida passa in chiaro</text:span></text:p>
      <text:list xml:id="list40760353" text:continue-numbering="true" text:style-name="WWNum1">
        <text:list-item>
          <text:p text:style-name="P207">Autenticazione simmetrica, cos’è, come funziona, vantaggi, punti deboli.</text:p>
        </text:list-item>
      </text:list>
      <text:p text:style-name="P5"><text:tab/><text:span text:style-name="T13">Un sistema a sfida è </text:span><text:span text:style-name="T16">un processo di autenticazione che verifica un’identità <text:tab/>richiedendo che siano fornite le informazioni di autenticazione corrette in risposta a <text:tab/>una sfida; la versione simmetrica richiede che la risposta alla sfida sia calcolata con <text:tab/>la chiave comune condivisa col server.</text:span></text:p>
      <text:p text:style-name="P131"><text:tab/><text:span text:style-name="T68">Procedura di autenticazione</text:span></text:p>
      <text:p text:style-name="P52"><text:tab/></text:p>
      <text:p text:style-name="P52"><text:tab/>1. identificazione: il client invia il proprio UID;</text:p>
      <text:p text:style-name="P52"><text:tab/>2. richiesta di una prova: il server genera un numero nonce e casuale n e lo invia <text:tab/>come <text:span text:style-name="T2">sfida</text:span>;</text:p>
      <text:p text:style-name="P52"><text:tab/>3. prova: il client calcola il keyed-digest sulla sfida ricevuta, usando il segreto <text:tab/>condiviso k come chiave</text:p>
      <text:p text:style-name="P48"><text:span text:style-name="T78"><text:tab/><text:tab/><text:tab/><text:tab/><text:tab/>d</text:span><text:span text:style-name="T55"> = </text:span><text:span text:style-name="T78">H</text:span><text:span text:style-name="T55">(</text:span><text:span text:style-name="T69">k, n</text:span><text:span text:style-name="T70">)</text:span></text:p>
      <text:p text:style-name="P52"><text:tab/>e trasmette il keyed-digest d calcolato come soluzione alla sfida;</text:p>
      <text:p text:style-name="P52"><text:tab/>4. controllo: il server esegue lo stesso calcolo della soluzione usando la sfida generata <text:tab/>e il segreto condiviso, e confronta la prova d ricevuta con la soluzione calcolata:</text:p>
      <text:p text:style-name="P49"><text:span text:style-name="T55"><text:tab/><text:tab/><text:tab/> if (d = </text:span><text:span text:style-name="T78">H</text:span><text:span text:style-name="T55">(</text:span><text:span text:style-name="T69">k, n</text:span><text:span text:style-name="T70">))</text:span><text:span text:style-name="T55"> then OK else ALARM</text:span></text:p>
      <text:p text:style-name="P131"><text:tab/><text:span text:style-name="T1">Pro e contro</text:span>:</text:p>
      <text:p text:style-name="P131"><text:tab/> + no sniffing</text:p>
      <text:p text:style-name="P131"><text:tab/> + no replay (la sfida contiene un nonce)</text:p>
      <text:p text:style-name="P131"><text:tab/> - lato client, l'utente deve avere un funzione di hash per calcolare la risposta (non <text:tab/>sempre possibile)</text:p>
      <text:p text:style-name="P29"><text:tab/> - il server non può memorizzare l'hash delle password, ma deve conoscerle in chiaro <text:tab/>al fine di calcolare l'hash della soluzione</text:p>
      <text:p text:style-name="P29"><text:tab/><text:span text:style-name="T50">- la sfida passa in chiaro</text:span></text:p>
      <text:list xml:id="list40746687" text:continue-numbering="true" text:style-name="WWNum1">
        <text:list-item>
          <text:p text:style-name="P207">Kerberos è detto essere un sistema di autenticazione TTP. Spiegare perché è classificato in questo modo e quale rischi corrono i client ed i server applicativi se il terzo non si comporta correttamente.</text:p>
        </text:list-item>
      </text:list>
      <text:p text:style-name="Default"><text:tab/><text:span text:style-name="T46">TTP <text:s/>sta per Third Thrusted Party, e kerberos ha questa definizione perché il suo <text:tab/>sistema di autorizzazione utilizza anche un server di rilascio di ticket intermedio tra <text:tab/>pretender e verifier.</text:span></text:p>
      <text:p text:style-name="P127"/>
      <text:p text:style-name="P127"><text:soft-page-break/></text:p>
      <text:list xml:id="list40755551" text:continue-numbering="true" text:style-name="WWNum1">
        <text:list-item>
          <text:p text:style-name="P207">Kerberos: spiegare cosa significa trusted third party.</text:p>
        </text:list-item>
      </text:list>
      <text:p text:style-name="P129"><text:tab/>TTP <text:s/>sta per Third Thrusted Party, e kerberos ha questa definizione perché il suo <text:tab/>sistema di autorizzazione utilizza anche un server di rilascio di ticket intermedio tra <text:tab/>pretender e verifier.</text:p>
      <text:p text:style-name="P129"/>
      <text:list xml:id="list40742978" text:continue-numbering="true" text:style-name="WWNum1">
        <text:list-item>
          <text:p text:style-name="P207">Spiegare cos’è l’attacco dizionario: sotto quali ipotesi può essere condotto e quali contromisure adottare.</text:p>
        </text:list-item>
      </text:list>
      <text:p text:style-name="P126"><text:tab/><text:span text:style-name="T14">Un </text:span><text:span text:style-name="T15">attacco a dizionario </text:span><text:span text:style-name="T14">è un tipo di attacco a forza bruta con lo scopo di scoprire una</text:span></text:p>
      <text:p text:style-name="P10"><text:span text:style-name="T55"><text:tab/>password conoscendone l’hash (= digest): viene usata una lista, detta </text:span><text:span text:style-name="T52">dizionario</text:span><text:span text:style-name="T55">, che <text:tab/>contiene solo le password più probabili, ovvero quelle che gli esseri umani scelgono <text:tab/>più di frequente perché facili da ricordare.</text:span> </text:p>
      <text:p text:style-name="P22"><text:span text:style-name="T29"><text:tab/>Può essere condotto se l</text:span><text:span text:style-name="T55">’attaccante ha accesso alle informazioni nel server:</text:span></text:p>
      <text:p text:style-name="P30"><text:tab/> - ha il database del server contenente gli hash corrispondenti alle password degli <text:tab/>utenti</text:p>
      <text:p text:style-name="P31"><text:tab/> - conosce l’algoritmo di hash usato per calcolare gli hash</text:p>
      <text:p text:style-name="P31"><text:tab/>Utilizzando del “sale” (ovvero una stringa randomica aggiunta alle è password prima <text:tab/>dell'hashing) si annulla completamente il rischio di questo attacco</text:p>
      <text:p text:style-name="P31"><text:tab/></text:p>
      <text:list xml:id="list40740037" text:continue-numbering="true" text:style-name="WWNum1">
        <text:list-item>
          <text:p text:style-name="P207">Confrontare le tematiche di autenticazione a sfida simmetrica ed asimmetrica identificando chiaramente vantaggi e svantaggi di ciascuna di esse.</text:p>
        </text:list-item>
      </text:list>
      <text:p text:style-name="P11"><text:span text:style-name="T51"><text:tab/>Un sistema a sfida è </text:span><text:span text:style-name="T55">un processo di autenticazione che verifica un’identità <text:tab/>richiedendo che siano fornite le informazioni di autenticazione corrette in risposta a <text:tab/>una sfida. </text:span></text:p>
      <text:p text:style-name="P8"><text:tab/>Si dividono in due tipologie:</text:p>
      <text:p text:style-name="P8"><text:tab/><text:tab/>• simmetrici: l’utente conosce un segreto condiviso: dimostra di conoscere il <text:tab/><text:tab/>segreto senza trasmetterlo, ma usandolo per effettuare un calcolo.</text:p>
      <text:p text:style-name="P8"><text:tab/><text:tab/>Pro e contro:</text:p>
      <text:p text:style-name="P8"><text:tab/><text:tab/><text:tab/>+ no sniffing</text:p>
      <text:p text:style-name="P8"><text:tab/> <text:tab/><text:tab/>+ no replay (la sfida contiene un nonce)</text:p>
      <text:p text:style-name="P130"><text:tab/><text:tab/><text:tab/> - lato client, l'utente deve avere un funzione di hash per calcolare la <text:tab/><text:tab/><text:tab/>risposta (non sempre possibile)</text:p>
      <text:p text:style-name="P130"/>
      <text:p text:style-name="P8"><text:tab/> <text:tab/><text:tab/>- il server non può memorizzare l'hash delle password, ma deve <text:tab/><text:tab/><text:tab/><text:tab/>conoscerle in chiaro al fine di calcolare l'hash della soluzione</text:p>
      <text:p text:style-name="P8"><text:tab/><text:tab/><text:tab/>- la sfida passa in chiaro</text:p>
      <text:p text:style-name="P7"><text:soft-page-break/><text:tab/><text:tab/>• asimmetrici: l’utente conosce la sua chiave privata: dimostra di conoscere la <text:tab/><text:tab/>chiave senza trasmetterla, ma usandola per effettuare un calcolo; la chiave <text:tab/><text:tab/><text:tab/>privata non è condivisa: il server può compiere la verifica usando la chiave <text:tab/><text:tab/>pubblica dell’utente.</text:p>
      <text:p text:style-name="P8"><text:tab/><text:tab/>Pro e contro:</text:p>
      <text:p text:style-name="P8"><text:tab/><text:tab/><text:tab/>+ la sfida è trasmessa cifrata</text:p>
      <text:p text:style-name="P8"><text:tab/><text:tab/><text:tab/>+ no attacchi di sniffing: non è possibile risalire alla chiave privata <text:tab/><text:tab/><text:tab/><text:tab/>dell’utente;</text:p>
      <text:p text:style-name="P7"><text:tab/><text:tab/><text:tab/>+ no attacchi replay: la sfida contiene un numero nonce;</text:p>
      <text:p text:style-name="P7"><text:tab/><text:tab/><text:tab/>+ non necessaria riservatezza lato server: nessuna informazione <text:tab/><text:tab/><text:tab/><text:tab/>riservata è memorizzata sul server.</text:p>
      <text:p text:style-name="P14"><text:span text:style-name="T52"><text:tab/><text:tab/><text:tab/>- </text:span><text:span text:style-name="T54">complessità computazionale al lato client</text:span></text:p>
      <text:list xml:id="list40751989" text:continue-numbering="true" text:style-name="WWNum1">
        <text:list-item>
          <text:p text:style-name="P207">Cos’è una rainbow table?</text:p>
        </text:list-item>
      </text:list>
      <text:p text:style-name="P6"><text:tab/>Le <text:span text:style-name="T52">rainbow table </text:span>sono degli speciali database precalcolati che permettono di <text:tab/>raggiungere un compromesso tra:</text:p>
      <text:p text:style-name="P7"><text:tab/><text:tab/>• memoria: solo un sottoinsieme degli hash è salvato nel database precalcolato</text:p>
      <text:p text:style-name="P7"><text:tab/><text:tab/>• tempo di calcolo: quando la catena viene trovata, occorre ripercorrere la <text:tab/><text:tab/><text:tab/>catena per trovare la password</text:p>
      <text:list xml:id="list40752045" text:continue-numbering="true" text:style-name="WWNum1">
        <text:list-item>
          <text:p text:style-name="P207">Spiegare il metodo della sfida asimmetrica elencando punti di forza e deboli del metodo e dei singoli componenti che partecipano.</text:p>
        </text:list-item>
      </text:list>
      <text:p text:style-name="P11"><text:span text:style-name="T51"><text:tab/>Un sistema a sfida asimmetrica è </text:span><text:span text:style-name="T55">un processo di autenticazione che verifica <text:tab/>un’identità richiedendo che siano fornite le informazioni di autenticazione corrette <text:tab/>in risposta a una sfida. L’utente conosce la sua chiave privata: dimostra di conoscere <text:tab/>la chiave senza trasmetterla, ma usandola per effettuare un calcolo; la chiave <text:tab/><text:tab/>privata non è condivisa: il server può compiere la verifica usando la chiave <text:tab/><text:tab/>pubblica dell’utente.</text:span></text:p>
      <text:p text:style-name="P11"><text:span text:style-name="T55"><text:tab/></text:span><text:span text:style-name="T3">Procedura di autenticazione</text:span></text:p>
      <text:p text:style-name="P30"><text:tab/>1. identificazione: il client invia il proprio certificato a chiave pubblica;</text:p>
      <text:p text:style-name="P30"><text:tab/>2. richiesta di una prova: il server genera un numero n<text:span text:style-name="T78"> </text:span>nonce, lo cripta<text:span text:style-name="T78"> </text:span>usando la <text:tab/>chiave pubblica Kpub presa dal certificato</text:p>
      <text:p text:style-name="P30"><text:tab/><text:tab/><text:tab/><text:tab/><text:tab/>s=enc(Kpub, n)</text:p>
      <text:p text:style-name="P30"><text:tab/> e invia il numero criptato come sfida s;</text:p>
      <text:p text:style-name="P30"><text:tab/>3. prova: il client decripta la sfida s ricevuta usando la propria chiave privata Kpri e <text:tab/>trasmette il numero in chiaro come soluzione alla sfida;</text:p>
      <text:p text:style-name="P30"><text:tab/><text:tab/><text:tab/><text:tab/><text:tab/>prova=dec(Kpri, s)<text:tab/></text:p>
      <text:p text:style-name="P32"><text:soft-page-break/><text:span text:style-name="T55"><text:tab/>4. controllo: il server confronta la prova ricevuta con il numero generato </text:span><text:span text:style-name="T78">n</text:span><text:span text:style-name="T55">: </text:span></text:p>
      <text:p text:style-name="P24"><text:span text:style-name="T55"><text:tab/><text:tab/><text:tab/><text:tab/>if(</text:span><text:span text:style-name="T70">prova = </text:span><text:span text:style-name="T71">n</text:span><text:span text:style-name="T70">) then OK else ALARM</text:span></text:p>
      <text:p text:style-name="P8"><text:tab/></text:p>
      <text:p text:style-name="P8"><text:tab/>Pro e contro:</text:p>
      <text:p text:style-name="P8"><text:tab/><text:tab/>+ la sfida è trasmessa cifrata</text:p>
      <text:p text:style-name="P8"><text:tab/><text:tab/>+ no attacchi di sniffing: non è possibile risalire alla chiave privata <text:tab/><text:tab/><text:tab/><text:tab/>dell’utente;</text:p>
      <text:p text:style-name="P7"><text:tab/><text:tab/>+ no attacchi replay: la sfida contiene un numero nonce;</text:p>
      <text:p text:style-name="P7"><text:tab/><text:tab/>+ non necessaria riservatezza lato server: nessuna informazione riservata è <text:tab/><text:tab/>memorizzata <text:tab/>sul server.</text:p>
      <text:p text:style-name="P14"><text:span text:style-name="T52"><text:tab/><text:tab/>- </text:span><text:span text:style-name="T54">complessità computazionale al lato client</text:span></text:p>
      <text:list xml:id="list40754009" text:continue-numbering="true" text:style-name="WWNum1">
        <text:list-item>
          <text:p text:style-name="P207">Autenticazione a sfida asimmetrica</text:p>
        </text:list-item>
      </text:list>
      <text:p text:style-name="P11"><text:span text:style-name="T51"><text:tab/>Un sistema a sfida asimmetrica è </text:span><text:span text:style-name="T55">un processo di autenticazione che verifica <text:tab/>un’identità richiedendo che siano fornite le informazioni di autenticazione corrette <text:tab/>in risposta a una sfida. L’utente conosce la sua chiave privata: dimostra di conoscere <text:tab/>la chiave senza trasmetterla, ma usandola per effettuare un calcolo; la chiave <text:tab/><text:tab/>privata non è condivisa: il server può compiere la verifica usando la chiave <text:tab/><text:tab/>pubblica dell’utente.</text:span></text:p>
      <text:p text:style-name="P11"><text:span text:style-name="T55"><text:tab/></text:span><text:span text:style-name="T3">Procedura di autenticazione</text:span></text:p>
      <text:p text:style-name="P30"><text:tab/>1. identificazione: il client invia il proprio certificato a chiave pubblica;</text:p>
      <text:p text:style-name="P30"><text:tab/>2. richiesta di una prova: il server genera un numero n<text:span text:style-name="T78"> </text:span>nonce, lo cripta<text:span text:style-name="T78"> </text:span>usando la <text:tab/>chiave pubblica Kpub presa dal certificato</text:p>
      <text:p text:style-name="P30"><text:tab/><text:tab/><text:tab/><text:tab/><text:tab/>s=enc(Kpub, n)</text:p>
      <text:p text:style-name="P30"><text:tab/> e invia il numero criptato come sfida s;</text:p>
      <text:p text:style-name="P30"><text:tab/>3. prova: il client decripta la sfida s ricevuta usando la propria chiave privata Kpri e <text:tab/>trasmette il numero in chiaro come soluzione alla sfida;</text:p>
      <text:p text:style-name="P30"><text:tab/><text:tab/><text:tab/><text:tab/><text:tab/>prova=dec(Kpri, s)<text:tab/></text:p>
      <text:p text:style-name="P32"><text:span text:style-name="T55"><text:tab/>4. controllo: il server confronta la prova ricevuta con il numero generato </text:span><text:span text:style-name="T78">n</text:span><text:span text:style-name="T55">: </text:span></text:p>
      <text:p text:style-name="P24"><text:span text:style-name="T55"><text:tab/><text:tab/><text:tab/><text:tab/>if(</text:span><text:span text:style-name="T70">prova = </text:span><text:span text:style-name="T71">n</text:span><text:span text:style-name="T70">) then OK else ALARM</text:span></text:p>
      <text:p text:style-name="P8"><text:tab/></text:p>
      <text:p text:style-name="P8"><text:tab/>Pro e contro:</text:p>
      <text:p text:style-name="P8"><text:tab/><text:tab/>+ la sfida è trasmessa cifrata</text:p>
      <text:p text:style-name="P8"><text:soft-page-break/><text:tab/><text:tab/>+ no attacchi di sniffing: non è possibile risalire alla chiave privata <text:tab/><text:tab/><text:tab/><text:tab/>dell’utente;</text:p>
      <text:p text:style-name="P7"><text:tab/><text:tab/>+ no attacchi replay: la sfida contiene un numero nonce;</text:p>
      <text:p text:style-name="P7"><text:tab/><text:tab/>+ non necessaria riservatezza lato server: nessuna informazione riservata è <text:tab/><text:tab/>memorizzata <text:tab/>sul server.</text:p>
      <text:p text:style-name="P14"><text:span text:style-name="T52"><text:tab/><text:tab/>- </text:span><text:span text:style-name="T54">complessità computazionale al lato client</text:span></text:p>
      <text:list xml:id="list40756173" text:continue-numbering="true" text:style-name="WWNum1">
        <text:list-item>
          <text:p text:style-name="P201">Spiegare cos'è un sistema di autenticazione a sfida asimmetrica, indicando quali messaggi vengono scambiati tra il client e il server che autentica e quali vantaggi e svantaggi presenta.</text:p>
        </text:list-item>
      </text:list>
      <text:p text:style-name="P11"><text:span text:style-name="T51"><text:tab/>Un sistema a sfida asimmetrica è </text:span><text:span text:style-name="T55">un processo di autenticazione che verifica <text:tab/>un’identità richiedendo che siano fornite le informazioni di autenticazione corrette <text:tab/>in risposta a una sfida. L’utente conosce la sua chiave privata: dimostra di conoscere <text:tab/>la chiave senza trasmetterla, ma usandola per effettuare un calcolo; la chiave <text:tab/><text:tab/>privata non è condivisa: il server può compiere la verifica usando la chiave <text:tab/><text:tab/>pubblica dell’utente.</text:span></text:p>
      <text:p text:style-name="P11"><text:span text:style-name="T55"><text:tab/></text:span><text:span text:style-name="T3">Procedura di autenticazione</text:span></text:p>
      <text:p text:style-name="P30"><text:tab/>1. identificazione: il client invia il proprio certificato a chiave pubblica;</text:p>
      <text:p text:style-name="P30"><text:tab/>2. richiesta di una prova: il server genera un numero n<text:span text:style-name="T78"> </text:span>nonce, lo cripta<text:span text:style-name="T78"> </text:span>usando la <text:tab/>chiave pubblica Kpub presa dal certificato</text:p>
      <text:p text:style-name="P30"><text:tab/><text:tab/><text:tab/><text:tab/><text:tab/>s=enc(Kpub, n)</text:p>
      <text:p text:style-name="P30"><text:tab/> e invia il numero criptato come sfida s;</text:p>
      <text:p text:style-name="P30"><text:tab/>3. prova: il client decripta la sfida s ricevuta usando la propria chiave privata Kpri e <text:tab/>trasmette il numero in chiaro come soluzione alla sfida;</text:p>
      <text:p text:style-name="P30"><text:tab/><text:tab/><text:tab/><text:tab/><text:tab/>prova=dec(Kpri, s)<text:tab/></text:p>
      <text:p text:style-name="P32"><text:span text:style-name="T55"><text:tab/>4. controllo: il server confronta la prova ricevuta con il numero generato </text:span><text:span text:style-name="T78">n</text:span><text:span text:style-name="T55">: </text:span></text:p>
      <text:p text:style-name="P24"><text:span text:style-name="T55"><text:tab/><text:tab/><text:tab/><text:tab/>if(</text:span><text:span text:style-name="T70">prova = </text:span><text:span text:style-name="T71">n</text:span><text:span text:style-name="T70">) then OK else ALARM</text:span></text:p>
      <text:p text:style-name="P8"><text:tab/></text:p>
      <text:p text:style-name="P8"><text:tab/>Pro e contro:</text:p>
      <text:p text:style-name="P8"><text:tab/><text:tab/>+ la sfida è trasmessa cifrata</text:p>
      <text:p text:style-name="P8"><text:tab/><text:tab/>+ no attacchi di sniffing: non è possibile risalire alla chiave privata <text:tab/><text:tab/><text:tab/><text:tab/>dell’utente;</text:p>
      <text:p text:style-name="P7"><text:tab/><text:tab/>+ no attacchi replay: la sfida contiene un numero nonce;</text:p>
      <text:p text:style-name="P7"><text:tab/><text:tab/>+ non necessaria riservatezza lato server: nessuna informazione riservata è <text:tab/><text:tab/>memorizzata <text:tab/>sul server.</text:p>
      <text:p text:style-name="P14"><text:soft-page-break/><text:span text:style-name="T52"><text:tab/><text:tab/>- </text:span><text:span text:style-name="T54">complessità computazionale al lato client</text:span></text:p>
      <text:p text:style-name="P107"/>
      <text:list xml:id="list40764098" text:continue-numbering="true" text:style-name="WWNum1">
        <text:list-item>
          <text:p text:style-name="P207">Spiegare che cosa è un sistema OTP time-based, indicando quali informazioni vengono trasmesse dal client al server di autenticazione e quale funzionalità è associata a ciascuna informazione trasmessa.</text:p>
        </text:list-item>
      </text:list>
      <text:p text:style-name="P182"><text:span text:style-name="T57"><text:tab/>Nelle </text:span><text:span text:style-name="T61">time-based OTP </text:span><text:span text:style-name="T57">la password dipende dal tempo e dal segreto dell'utente: </text:span><text:span text:style-name="T101">p</text:span><text:span text:style-name="T57">(</text:span><text:span text:style-name="T101">ID; <text:tab/>t</text:span><text:span text:style-name="T57">) = </text:span><text:span text:style-name="T101">h</text:span><text:span text:style-name="T57">(</text:span><text:span text:style-name="T101">t; S</text:span><text:span text:style-name="T84">ID</text:span><text:span text:style-name="T57">). E' richiesto inoltre un calcolo locale al claimant e la </text:span><text:span text:style-name="T61">sincronizzazione <text:tab/>dei clock</text:span><text:span text:style-name="T57">. La password e ottenuta mediante un hash di </text:span><text:span text:style-name="T61">tempo e segreto dell'utente</text:span><text:span text:style-name="T57">.</text:span></text:p>
      <text:list xml:id="list40761575" text:continue-numbering="true" text:style-name="WWNum1">
        <text:list-item>
          <text:p text:style-name="P201">Spiegare brevemente il concetto di OTP e quale problema di sicurezza risolve. Spiegare, quindi, con l’ausilio di appropriate formule, le fasi di inizializzazione e verifica nel protocollo S/KEY.</text:p>
        </text:list-item>
      </text:list>
      <text:p text:style-name="P103"/>
      <text:p text:style-name="P95">(Risposta dal professore)</text:p>
      <text:p text:style-name="P95"/>
      <text:p text:style-name="P95">Risolvono sniffing, MITM, replay. </text:p>
      <text:p text:style-name="P94">S/KEY: inizializzazione sul server con l’ultima password PN = hN(s), verifica h(PN-1) = PN</text:p>
      <text:p text:style-name="P93"/>
      <text:p text:style-name="P85"/>
      <text:list xml:id="list40757657" text:continue-numbering="true" text:style-name="WWNum1">
        <text:list-item>
          <text:p text:style-name="P207">Spiegare come funziona il timestamp (sicuro).</text:p>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7">Capitolo 4</text:p>
      <text:p text:style-name="P65"><text:soft-page-break/>Lo standard X.509, le PKI ed i documenti elettronici</text:p>
      <text:p text:style-name="P65"/>
      <text:list xml:id="list40761748" text:continue-numbering="true" text:style-name="WWNum1">
        <text:list-item>
          <text:p text:style-name="P207">Che cos’è PKCS#10?</text:p>
        </text:list-item>
      </text:list>
      <text:p text:style-name="P75"><text:tab/>PKCS #10 <text:span text:style-name="T55">è il formato standard usato da un utente per la richiesta di un certificato <text:tab/>alla CA.</text:span></text:p>
      <text:p text:style-name="P7"><text:tab/>La richiesta PKCS #10 contiene:</text:p>
      <text:p text:style-name="P7"><text:tab/>• il distinguished name (DN) dell’utente richiedente;</text:p>
      <text:p text:style-name="P7"><text:tab/>• la chiave pubblica da certificare;</text:p>
      <text:p text:style-name="P7"><text:tab/>• eventuali attributi, tra cui:</text:p>
      <text:p text:style-name="P17"><text:tab/><text:tab/>– <text:span text:style-name="T55">una password a sfida tramite la quale l’utente potrà in seguito richiedere la <text:tab/><text:tab/>revoca del certificato;</text:span></text:p>
      <text:p text:style-name="P17"><text:tab/><text:tab/>– <text:span text:style-name="T55">gli attributi (ad es. PKCS #9) che dovranno essere inseriti nel certificato;</text:span></text:p>
      <text:p text:style-name="P12"><text:span text:style-name="T51"><text:tab/><text:tab/>– </text:span><text:span text:style-name="T55">altre informazioni sul richiedente.</text:span></text:p>
      <text:p text:style-name="P14"><text:span text:style-name="T54"><text:tab/>La richiesta PKCS #10 viene firmata con la chiave privata corrispondente alla chiave <text:tab/>pubblica da certificare</text:span><text:span text:style-name="T56">) </text:span><text:span text:style-name="T54">la CA può verificare che il richiedente sia il legittimo titolare <text:tab/>della chiave pubblica.</text:span></text:p>
      <text:list xml:id="list40751400" text:continue-numbering="true" text:style-name="WWNum1">
        <text:list-item>
          <text:p text:style-name="P207">Che cosa è e per quale scopo è usato PKCS#11?</text:p>
        </text:list-item>
      </text:list>
      <text:p text:style-name="P75"><text:tab/>PKCS #11 <text:span text:style-name="T55">è una API di sicurezza di basso livello che offre agli sviluppatori delle <text:tab/>applicazioni un’interfaccia standard per accedere alle primitive del PSE di livello <text:tab/>inferiore.</text:span></text:p>
      <text:p text:style-name="P17"><text:span text:style-name="T55"><text:tab/>Fornisce un </text:span>motore crittografico <text:span text:style-name="T55">in grado di svolgere le operazioni di crittografia <text:tab/>base (ad es. firma, criptazione), che è implementabile:</text:span></text:p>
      <text:p text:style-name="P7"><text:tab/>• in software: una libreria che implementa tutti gli algoritmi;</text:p>
      <text:p text:style-name="P8"><text:tab/>• in hardware: una libreria che è uno stub verso un PSE hardware</text:p>
      <text:list xml:id="list40757976" text:continue-numbering="true" text:style-name="WWNum1">
        <text:list-item>
          <text:p text:style-name="P207">Dove si trova una CRL distribution point e cosa significa?</text:p>
        </text:list-item>
      </text:list>
      <text:p text:style-name="P128"><text:span text:style-name="T58"><text:tab/>CRL distribution point (aka CRLDP o CDP) è</text:span> un'estensione pubblica di un <text:tab/>certificato X.509: <text:span text:style-name="T58">identifica il punto di distribuzione della CRL da usare nella verifica <text:tab/>della validita di un certificato. Puo essere una directory entry, e-mail o URL.</text:span></text:p>
      <text:p text:style-name="P19"><text:tab/>Può essere critica o non critica.</text:p>
      <text:list xml:id="list40753072" text:continue-numbering="true" text:style-name="WWNum1">
        <text:list-item>
          <text:p text:style-name="P190">Dato un certificato X.509 spiegare quali sono le sue proprietà di sicurezza intrinseche e come sono ottenute.</text:p>
        </text:list-item>
      </text:list>
      <text:p text:style-name="Default"><text:s/><text:tab/><text:span text:style-name="T46">Autenticazione e integrità tramite la firma della CA e la lista degli algoritmi usati per <text:tab/>firmare.</text:span></text:p>
      <text:list xml:id="list40751582" text:continue-numbering="true" text:style-name="WWNum1">
        <text:list-item>
          <text:p text:style-name="P208">Cos’è un certificato X.509? Elencare gli attributi.</text:p>
        </text:list-item>
      </text:list>
      <text:p text:style-name="Default"><text:soft-page-break/><text:tab/><text:span text:style-name="T45">X.509 è u</text:span><text:span text:style-name="T50">n </text:span><text:span text:style-name="T48">certificato a chiave pubblica, ovvero </text:span><text:span text:style-name="T49">una struttura dati usata per legare in <text:tab/>modo sicuro una chiave pubblica ad alcuni attributi; permette di distribuire le chiavi <text:tab/>pubbliche per usare le firme digitali in modo sicuro: la chiave pubblica del mittente <text:tab/>non è fornita dal mittente, ma è fornita da un’entità esterna fidata attraverso un <text:tab/>certificato a chiave pubblica, altrimenti un attaccante potrebbe spacciare la sua chiave <text:tab/>pubblica come la chiave pubblica del mittente legittimo.</text:span></text:p>
      <text:p text:style-name="P130"/>
      <text:p text:style-name="P29"><text:span text:style-name="T29"><text:tab/>Un certificato X.509 versione 3 contiene, oltre alla firma digitale della CA, una <text:tab/>sequenza di </text:span>10 elementi di dato, tra cui:</text:p>
      <text:p text:style-name="P30"><text:tab/>1. <text:span text:style-name="T59">version</text:span>: è la versione della codifica del certificato (= versione dello standard X.509 <text:tab/><text:span text:style-name="T56">−</text:span>1);</text:p>
      <text:p text:style-name="P30"><text:tab/>2. <text:span text:style-name="T59">serialNumber</text:span>: è un numero intero assegnato dalla CA, univoco per ogni certificato <text:tab/>emesso da una CA data (cioè il nome dell’emettitore e il numero di serie identificano <text:tab/>un certificato univoco);</text:p>
      <text:p text:style-name="P30"><text:tab/>3. <text:span text:style-name="T59">signature</text:span>: contiene l’identificativo di algoritmo dell’algoritmo e della funzione di <text:tab/>hash usati dalla CA nella firma del certificato (ad es. <text:span text:style-name="T59">sha1WithRSAEncryption</text:span>);</text:p>
      <text:p text:style-name="P30"><text:tab/>4. <text:span text:style-name="T59">issuer</text:span>: è il <text:span text:style-name="T2">distinguished name </text:span>(DN) che identifica l’entità che ha firmato ed <text:tab/>emesso il certificato (ad es. <text:span text:style-name="T59">countryName=IT</text:span>, <text:span text:style-name="T59">stateOrProvinceName=Torino</text:span>, <text:span text:style-name="T59"><text:tab/>organizationName=Politecnico di Torino</text:span>, <text:span text:style-name="T59">commonName=CA di prova</text:span>);</text:p>
      <text:p text:style-name="P30"><text:tab/>5. <text:span text:style-name="T59">validity</text:span>: è l’intervallo di tempo, compreso tra <text:span text:style-name="T59">notBefore </text:span>e <text:span text:style-name="T59">notAfter</text:span>, in cui era <text:tab/>valida la chiave privata corrispondente alla chiave pubblica che sta venendo <text:tab/>certificata;</text:p>
      <text:p text:style-name="P30"><text:tab/>6. <text:span text:style-name="T59">subject</text:span>: è il DN che identifica l’entità associata con la chiave pubblica che sta <text:tab/>venendo certificata (ad es. <text:span text:style-name="T59">commonName=Antonio Lioy</text:span>);</text:p>
      <text:p text:style-name="P30"><text:tab/>7. <text:span text:style-name="T59">subjectPublicKeyInfo</text:span>: trasporta il valore in chiaro della chiave pubblica che sta <text:tab/>venendo certificata, e identifica l’algoritmo di cui questa chiave pubblica è un’istanza <text:tab/>(ad es. <text:span text:style-name="T59">rsaEncryption</text:span>: esponente pubblico e modulo);</text:p>
      <text:p text:style-name="P23"><text:span text:style-name="T55"><text:tab/>10. </text:span><text:span text:style-name="T59">extensions </text:span><text:span text:style-name="T55">(facoltativo): contiene eventuali estensioni specifiche del certificato.</text:span></text:p>
      <text:list xml:id="list40736229" text:continue-numbering="true" text:style-name="WWNum1">
        <text:list-item>
          <text:p text:style-name="P208">Algoritmi a chiave simmetrica.</text:p>
        </text:list-item>
      </text:list>
      <text:p text:style-name="P13"><text:span text:style-name="T54"><text:tab/>Nella </text:span><text:span text:style-name="T52">crittografia simmetrica </text:span><text:span text:style-name="T54">(o </text:span><text:span text:style-name="T52">crittografia a chiave segreta</text:span><text:span text:style-name="T54">), la chiave simmetrica è <text:tab/>una chiave unica </text:span><text:span text:style-name="T78">K</text:span><text:span text:style-name="T54">, sia per la criptazione sia per la decriptazione, condivisa solo tra il <text:tab/>mittente e il ricevente. La crittografia simmetrica richiede un carico di elaborazione <text:tab/>minore rispetto alla crittografia asimmetrica, ed</text:span><text:span text:style-name="T56"> </text:span><text:span text:style-name="T54">è quindi particolarmente adatta per <text:tab/>criptare grosse quantità di dati.</text:span></text:p>
      <text:p text:style-name="P156"><text:tab/>Gli algoritmi simmetrici si suddividono in due classi:</text:p>
      <text:p text:style-name="P156"><text:tab/>• <text:span text:style-name="T52">algoritmi a blocchi </text:span>(ad es. DES, IDEA, RC2, RC5, AES): suddividono i dati da <text:tab/>criptare in blocchi di eguale dimensione, quindi elaborano un blocco alla volta;</text:p>
      <text:p text:style-name="P158"><text:soft-page-break/><text:span text:style-name="T54"><text:tab/>• </text:span><text:span text:style-name="T52">algoritmi di tipo stream </text:span><text:span text:style-name="T54">(ad es. RC4, SEAL): sono in grado di operare su un flusso <text:tab/>di dati, un bit o un byte alla volta.</text:span></text:p>
      <text:list xml:id="list40735761" text:continue-numbering="true" text:style-name="WWNum1">
        <text:list-item>
          <text:p text:style-name="P207">Lei riceve una penna usb contenente un file che deve passare ad un destinatario. Poiché i due peer la ritengono una persona non fidata il mittente calcola anche un digest per proteggere il file contro le modifiche e lo trasmette direttamente al destinatario. È noto che il digest venga calcolato prendendo i 24 bit più significativi dell’hash sha256 del file. Proponga una tecnica per modificare il file senza che i peer se ne accorgano e fornisca anche una stima del numero di operazioni necessarie.</text:p>
        </text:list-item>
      </text:list>
      <text:p text:style-name="P127"><text:tab/>Birthday attack, con un lowerbound di 2^(24/2) = 2^12 hash parto col 50% di <text:tab/>probabilità di trovare una hash che fa collisione</text:p>
      <text:p text:style-name="P127"/>
      <text:list xml:id="list40752381" text:continue-numbering="true" text:style-name="WWNum1">
        <text:list-item>
          <text:p text:style-name="P207">Descrivere la tecnica della firma digitale ed elencare tutte le funzionalità di sicurezza offerte da essa, identificando quale componente del processo firma/verifica è fondamentale per le singole funzionalità. Spiegare anche il ruolo di un certificato X.509 in questo contesto.</text:p>
        </text:list-item>
      </text:list>
      <text:p text:style-name="P50"><text:span text:style-name="T31"><text:tab/>Nella firma digitale viene</text:span><text:span text:style-name="T54"> calcolato un digest con un algoritmo crittografico e <text:tab/>associato con un oggetto di dati in modo tale che qualsiasi destinatario dei dati può <text:tab/>usare la firma per verificare l’origine e l’integrità dei dati</text:span></text:p>
      <text:p text:style-name="P50"><text:span text:style-name="T31"><text:tab/></text:span><text:span text:style-name="T25">Proprietà di sicurezza:</text:span></text:p>
      <text:p text:style-name="P55"><text:span text:style-name="T73"><text:tab/>+ </text:span><text:span text:style-name="T55">integrità: se i dati in chiaro vengono modificati, il digest md</text:span><text:span text:style-name="T77">R </text:span><text:span text:style-name="T55">calcolato sui dati <text:tab/>ricevuti sarà diverso dal digest md</text:span><text:span text:style-name="T77">F </text:span><text:span text:style-name="T55">ricevuto e decriptato;</text:span></text:p>
      <text:p text:style-name="P55"><text:span text:style-name="T73"><text:tab/>+ </text:span><text:span text:style-name="T55">autenticazione: solo chi conosce la chiave privata può aver generato una firma <text:tab/>digitale corrispondente ai dati;</text:span></text:p>
      <text:p text:style-name="P55"><text:span text:style-name="T75"><text:tab/>− </text:span><text:span text:style-name="T55">riservatezza: i dati sono inviati in chiaro;</text:span></text:p>
      <text:p text:style-name="P51"><text:span text:style-name="T73"><text:tab/>+ </text:span><text:span text:style-name="T23">non ripudio: il mittente non può negare di aver firmato i dati, a patto che la sua <text:tab/>chiave pubblica sia fornita da un certificato a chiave pubblica.</text:span></text:p>
      <text:p text:style-name="P58"><text:tab/>Nel contesto delle firme digitali, un cetificato X.509 serve per determinarne la <text:tab/>validità e distribuirne la chiave pubblica associata in maniera autenticata.</text:p>
      <text:list xml:id="list40751458" text:continue-numbering="true" text:style-name="WWNum1">
        <text:list-item>
          <text:p text:style-name="P207">Come avviene la verifica di un documento firmato? </text:p>
        </text:list-item>
      </text:list>
      <text:p text:style-name="P110"><text:span text:style-name="T36">-</text:span><text:span text:style-name="T37"> Verificare che il certificato sia nel periodo di validità (campi notBefore/notAfter)</text:span><text:line-break/>-<text:span text:style-name="T37"> Verificare che il certificato non sia stato revocato (CRL/OCSP)</text:span><text:line-break/>-<text:span text:style-name="T37"> Verificare la catena di certificati fino a un trusted root CA</text:span><text:line-break/>-<text:span text:style-name="T37"> Verificate la firma decrittandola con la chiave pubblica presente nel certificato e confrontando il <text:s/>risultato con il digest del messaggio (sempre calcolato con l'algoritmo specificato nel certificato</text:span> </text:p>
      <text:list xml:id="list40766061" text:continue-numbering="true" text:style-name="WWNum1">
        <text:list-item>
          <text:p text:style-name="P207">Cos’è e a cosa serve PKCS#7?</text:p>
        </text:list-item>
      </text:list>
      <text:p text:style-name="P11"><text:span text:style-name="T51"><text:tab/>PKCS #7</text:span><text:span text:style-name="T55">, evolutosi poi in CMS (Cryptographic Message Syntax), <text:s/>è un formato che <text:tab/>permette di creare </text:span><text:span text:style-name="T51">buste sicure </text:span><text:span text:style-name="T55">che possono contenere dati di qualsiasi tipo. </text:span></text:p>
      <text:list xml:id="list40751499" text:continue-numbering="true" text:style-name="WWNum1">
        <text:list-item>
          <text:p text:style-name="P207"><text:soft-page-break/>Indicare gli errori di questa frase: ho un server che cifra i dati con certificato X.509 a 2048 bit, protetto con un reverse proxy che verifica le password con un algoritmo RIPEMD.</text:p>
        </text:list-item>
      </text:list>
      <text:p text:style-name="P193"><text:span text:style-name="T42">Il certificato x.509 non è un algoritmo di cifratura ma uno standard per le certificazione dell’autenticità di un utente/host. Mentre RIPEMED è una funzione di hash che può essere utilizzata per verificare una password.</text:span><text:span text:style-name="T86"> </text:span><text:span text:style-name="T37">Il reverse proxy non protegge ma fa solo forwarding.</text:span></text:p>
      <text:p text:style-name="P183"><text:tab/>3 errori.</text:p>
      <text:p text:style-name="P107"/>
      <text:list xml:id="list40758944" text:continue-numbering="true" text:style-name="WWNum1">
        <text:list-item>
          <text:p text:style-name="P207">PKCS#12, definizione.</text:p>
        </text:list-item>
      </text:list>
      <text:p text:style-name="P16"><text:span text:style-name="T57"><text:tab/>Si tratta di un </text:span><text:span text:style-name="T62">formato dati</text:span><text:span text:style-name="T57"> utilizzato per memorizzare in maniera sicura coppie chiavi <text:tab/>pubbliche-private. Concetto base è il trasporto di materiale crittografico (personale) <text:tab/>tra applicazioni/sistemi diversi. Contiene al suo interno una chiave privata piu uno o <text:tab/>piu certificati. Trasporta dunque una chiave privata e uno o piu certificati, e permette <text:tab/>il trasporto dell'identità digitale di un utente.</text:span></text:p>
      <text:list xml:id="list40739973" text:continue-numbering="true" text:style-name="WWNum1">
        <text:list-item>
          <text:p text:style-name="P207">Descrivere il salvataggio di password lato server. Rischi e contromisure.</text:p>
        </text:list-item>
      </text:list>
      <text:p text:style-name="P107"/>
      <text:list xml:id="list40758807" text:continue-numbering="true" text:style-name="WWNum1">
        <text:list-item>
          <text:p text:style-name="P201">Quali sono le principali caratteristiche di una smart-card che la rendono interessante per le applicazioni di ICT?</text:p>
        </text:list-item>
      </text:list>
      <text:p text:style-name="P71"/>
      <text:p text:style-name="P96">(Risposta del professore)</text:p>
      <text:p text:style-name="P96"/>
      <text:p text:style-name="P97">Protocollo storage KPR1, on board cryptography. </text:p>
      <text:p text:style-name="P82"/>
      <text:p text:style-name="P86"/>
      <text:list xml:id="list40753037" text:continue-numbering="true" text:style-name="WWNum1">
        <text:list-item>
          <text:p text:style-name="P207">A vuole mandare a B un file F di 100 MB, avendo le proprietà di sicurezza di riservatezza, autenticazione e integrità. A ha il certificato X.509 di B (la chiave pubblica). Non usare strutture dati complesse e descrivere i passaggi con i nomi dei protocolli piuttosto che con il generico.</text:p>
        </text:list-item>
      </text:list>
      <text:p text:style-name="P108">k=DH</text:p>
      <text:p text:style-name="P108">C=AES128_CBC(F,k,IV)</text:p>
      <text:p text:style-name="P108">K=RSA(k, Kpub) (Kpub from certifiate)</text:p>
      <text:p text:style-name="P108">D=HMAC_SHA256(Kpub, C || K || IV)</text:p>
      <text:p text:style-name="P108">send A and B, M=C || K || IV || D</text:p>
      <text:list xml:id="list40759511" text:continue-numbering="true" text:style-name="WWNum1">
        <text:list-item>
          <text:p text:style-name="P207">Cosa rappresentano le sigle TSA e TST?</text:p>
        </text:list-item>
      </text:list>
      <text:p text:style-name="P107"/>
      <text:list xml:id="list40758121" text:continue-numbering="true" text:style-name="WWNum1">
        <text:list-item>
          <text:p text:style-name="P207"><text:soft-page-break/>Per un documento digitally signed: quali sono le possibilità (metodi)? Enveloping signature, enveloped, detached signature. Vantaggi e svantaggi.</text:p>
        </text:list-item>
      </text:list>
      <text:p text:style-name="P35"><text:tab/>A livello concettuale, la firma digitale può essere allegata al documento in tre <text:tab/>formati:</text:p>
      <text:p text:style-name="P52"><text:span text:style-name="T29"><text:tab/>• </text:span><text:span text:style-name="T32">enveloping signature </text:span><text:span text:style-name="T29">(ad es. PKCS #7): la firma racchiude il documento, quindi il <text:tab/>quest'ultimo va estratto prima di poter essere letto; h</text:span><text:span text:style-name="T58">a come vantaggio quello di <text:tab/>potere cifrare qualsiasi dato, ma come svantaggio c'e il fatto che </text:span><text:span text:style-name="T12">bisogna modificare <text:tab/>le applicazioni</text:span></text:p>
      <text:p text:style-name="P36"><text:tab/>• <text:span text:style-name="T52">enveloped signature </text:span>(ad es. PDF): il documento racchiude la firma, cioè il formato <text:tab/>del documento prevede uno spazio per la firma; vantaggio è che la firma è wrappata <text:tab/>nel documento, lo svantaggio è che si usa solo per il PDF</text:p>
      <text:p text:style-name="P43"><text:span text:style-name="T54"><text:tab/>• </text:span><text:span text:style-name="T52">detached signature </text:span><text:span text:style-name="T54">(ad es. PKCS #7): il documento e la firma sono separati tra <text:tab/>loro, e la firma contiene un riferimento (ad es. nome del file) al document;</text:span><text:span text:style-name="T56"> il <text:tab/>vantaggio è la sua flessibilità, lo svantaggio è</text:span><text:span text:style-name="T54"> il riusire a mantenere nel tempo <text:tab/>l’associazione tra la firma e il documento</text:span></text:p>
      <text:list xml:id="list40735256" text:continue-numbering="true" text:style-name="WWNum1">
        <text:list-item>
          <text:p text:style-name="P207">Se vogliamo inviare un messaggio PKCS#7 envelopedData a una persona, e a tre persone, cambierà la taglia del messaggio?</text:p>
        </text:list-item>
      </text:list>
      <text:p text:style-name="P108">Si, dato che la envelopedData contiene un campo info per ogni ricevente</text:p>
      <text:p text:style-name="P85"/>
      <text:p text:style-name="P87"/>
      <text:p text:style-name="P72"/>
      <text:p text:style-name="P67">Capitolo 5</text:p>
      <text:p text:style-name="P65">Sicurezza delle reti IP</text:p>
      <text:p text:style-name="P65"/>
      <text:p text:style-name="P72"/>
      <text:list xml:id="list40754641" text:continue-numbering="true" text:style-name="WWNum1">
        <text:list-item>
          <text:p text:style-name="P199">Descrivere almeno due tipi di attacchi possibili con ICMP e le contromisure da adottare per evitare tali attacchi.</text:p>
        </text:list-item>
      </text:list>
      <text:p text:style-name="P70"><text:tab/><text:span text:style-name="T50">Smurfing attack: viene mandato un pacchetto ICPM echo request broadcast ad <text:tab/>un'intera sottorette fingedosi la vittima; la risposte ricevute dalla sottorette (detta <text:tab/>anche reflector) causano una saturazione della scheda di rete della vittima. Per <text:tab/>risolverlo bisogna far si di non accettare pacchetti broadcast da rete esterna.</text:span></text:p>
      <text:p text:style-name="P76"><text:tab/>ICMP redirect: un MITM intercetta un pacchetto da host A diretto verso un altro un <text:tab/>host e risponde preventivamente con un ICMP redirect verso se stesso </text:p>
      <text:list xml:id="list40759945" text:continue-numbering="true" text:style-name="WWNum1">
        <text:list-item>
          <text:p text:style-name="P199">Spiegare l’ICMP redirect attack.</text:p>
        </text:list-item>
      </text:list>
      <text:p text:style-name="P127"><text:tab/>Un MITM intercetta un pacchetto da host A diretto verso un altro un host e risponde <text:tab/>preventivamente con un ICMP redirect verso se stesso</text:p>
      <text:p text:style-name="P127"/>
      <text:list xml:id="list40757031" text:continue-numbering="true" text:style-name="WWNum1">
        <text:list-item>
          <text:p text:style-name="P199">Descrivere l’architettura basic VPN: che cos’è, l’implementazione, vantaggi e svantaggi.</text:p>
        </text:list-item>
      </text:list>
      <text:p text:style-name="P16"><text:soft-page-break/><text:span text:style-name="T57"><text:tab/>La </text:span><text:span text:style-name="T61">basic-VPN </text:span><text:span text:style-name="T57">e una soluzione piu leggera e permissiva, nella quale IPsec <text:tab/>viene <text:tab/>installata sui </text:span><text:span text:style-name="T62">gateway </text:span><text:span text:style-name="T57">e non sui dispositivi host. Si noti che i gateway <text:tab/>costituiscono dei colli di bottiglia e devono essere potenti al livello computazionale.<text:tab/>Tale strategia si basa su un'importante ipotesi, cioe che una </text:span><text:span text:style-name="T61">parte della rete sia <text:tab/>considerata </text:span><text:span text:style-name="T63">fidata</text:span><text:span text:style-name="T57">. Fra le zone fidate e quelle non date viene collocato un gateway, </text:span><text:span text:style-name="T57"><text:tab/>punto <text:tab/>in cui viene congurato appunto IPsec. Emerge la necessita di utilizzare <text:tab/>TUNNEL.</text:span></text:p>
      <text:list xml:id="list40755630" text:continue-numbering="true" text:style-name="WWNum1">
        <text:list-item>
          <text:p text:style-name="P203">Disegnare e discutere della End-to-end security with basic VPN</text:p>
        </text:list-item>
      </text:list>
      <text:p text:style-name="P16"><text:span text:style-name="T17"><text:tab/>In una soluzione del genere, IPsec viene installato sia sui nodi host che sui </text:span><text:span text:style-name="T57">gateway, e <text:tab/>si puo utilizzare come doppia linea di difesa. Ad esempio, è possibile attivare AH <text:tab/>sugli host e il </text:span><text:span text:style-name="T61">tunnel mode </text:span><text:span text:style-name="T57">sui gateway, garantendo una sorta di bilanciamento.</text:span></text:p>
      <text:list xml:id="list40752867" text:continue-numbering="true" text:style-name="WWNum1">
        <text:list-item>
          <text:p text:style-name="P201">Un'azienda decide di collegare due sue filiali con una vpn del fipo basic VPN: dire caratteristiche, vantaggi e rischi</text:p>
        </text:list-item>
      </text:list>
      <text:p text:style-name="P16"><text:span text:style-name="T57"><text:tab/>La </text:span><text:span text:style-name="T61">basic-VPN </text:span><text:span text:style-name="T57">è una soluzione leggera e permissiva, nella quale IPsec viene <text:tab/>installata sui </text:span><text:span text:style-name="T62">gateway </text:span><text:span text:style-name="T57">e non sui dispositivi host. Si noti che i gateway <text:tab/>costituiscono dei colli di bottiglia e devono essere potenti al livello computazionale.<text:tab/>Tale strategia si base su un'importante ipotesi, cioe che una </text:span><text:span text:style-name="T61">parte della rete sia <text:tab/>considerata </text:span><text:span text:style-name="T63">data</text:span><text:span text:style-name="T57">. Fra le zone date e quelle non date viene collocato un gateway, punto <text:tab/>in cui viene congurato appunto IPsec. Emerge la necessita di utilizzare TUNNEL.</text:span></text:p>
      <text:list xml:id="list40746779" text:continue-numbering="true" text:style-name="WWNum1">
        <text:list-item>
          <text:p text:style-name="P199">Cos’è RADIUS, quali sono le caratteristiche di sicurezza e quale ruolo ha in una architettura di sicurezza.</text:p>
        </text:list-item>
      </text:list>
      <text:p text:style-name="P16"><text:span text:style-name="T57"><text:tab/>Radius - </text:span><text:span text:style-name="T61">Remote Authentication Dial-In User Service </text:span><text:span text:style-name="T57">- è il piu diffuso protocollo di <text:tab/>autenticazione, e supporta autenticazione, autorizzazione e accounting per l'accesso <text:tab/>alla rete. L'integrita ed autenticazione dei pacchetti avviene tramite keyed-MD5. La <text:tab/>key è shared-secret, mentre client senza key sono ignorati. Ogni pacchetto Radius ha <text:tab/>un codice, un numero identicativo, una lunghezza su 16 bit, un autenticatore lungo <text:tab/>128 bit e poi ci sono gli attributi. L'autenticatore autentica la risposta del server ed <text:tab/>evita replay. Inoltre, opera un calcolo per mascherare la password. RADIUS fa <text:tab/>tendenzialmente da proxy verso altri server di autenticazione: se un utente si presenta <text:tab/>al proprio server con un dominio adeguato, il server stesso gestisce l'autenticazione </text:span><text:span text:style-name="T57"><text:tab/>attraverso un DB locale; se viene utilizzato un dominio differente, occorre che il <text:tab/>server RADIUS sia in qualche modo federato con il server del dominio cui si vuole <text:tab/>fare accesso.</text:span></text:p>
      <text:p text:style-name="P18"/>
      <text:p text:style-name="P18"/>
      <text:list xml:id="list40766553" text:continue-numbering="true" text:style-name="WWNum1">
        <text:list-item>
          <text:p text:style-name="P199">Quali sono i problemi di sicurezza del protocollo ICMP?</text:p>
        </text:list-item>
      </text:list>
      <text:p text:style-name="P6"><text:tab/>Il protocollo Internet Control and Management Protocol (ICMP) è vitale per la <text:tab/>gestione della rete. Essendo privo di protezione è possibile avere moltissimi tipi di <text:tab/>attacchi, in particolare:</text:p>
      <text:p text:style-name="P7"><text:tab/>• Un attaccante potrebbe sfruttare dei pacchetti destination unreachable (usati da un <text:tab/>nodo intermedio per comunicare l’impossibilità di consegnare un pacchetto al <text:soft-page-break/><text:tab/>destinatario) in modo da bloccare il traffico verso un nodo destinatario causando un <text:tab/>DoS. Questo perché al ricevimento di un pacchetto destination unreachable il nodo <text:tab/>mittente interrompe la trasmissione dei pacchetti.</text:p>
      <text:p text:style-name="P7"><text:tab/>• Tramite un pacchetto source quence (usato per rallentare la trasmissione dei <text:tab/>pacchetti quando i buffer di un nodo intermedio sono saturi) un attaccante può andare <text:tab/>a diminuire la velocità di trasmissione del mittente, e quindi generare un DoS.</text:p>
      <text:p text:style-name="P7"><text:tab/>• Possibilità di usare i pacchetti redirect (usati da un nodo intermedio per comunicare <text:tab/>ad un altro nodo la strada migliore da seguire per consegnare dei pacchetti) in modo <text:tab/>da generare un attacco Man-In-The-Middle logico.</text:p>
      <text:p text:style-name="P7"><text:tab/>• Uso di un pacchetto time exceeded for a datagram (usato quando si genera un loop <text:tab/>nella rete) in modo da generare un DoS e far cadere la connessione tra due nodi.</text:p>
      <text:list xml:id="list40745629" text:continue-numbering="true" text:style-name="WWNum1">
        <text:list-item>
          <text:p text:style-name="P199">Cos’è un ARP spoofing attack?</text:p>
        </text:list-item>
      </text:list>
      <text:p text:style-name="P76"><text:tab/>Consiste nel modificare l'ARP table della vittima (magari usando strategie di <text:tab/>replay o risposta preventiva), per poi impostare attacchi MITM</text:p>
      <text:list xml:id="list40744650" text:continue-numbering="true" text:style-name="WWNum1">
        <text:list-item>
          <text:p text:style-name="P207">Dire che cos'è dns cache poisoning.</text:p>
        </text:list-item>
      </text:list>
      <text:p text:style-name="P18"><text:tab/>Gli attacchi DNS cache poisoning vengono utilizzati per attirare la vittima a fare una <text:tab/>query sul proprio NS, e dunque attirare traco su un certo server. </text:p>
      <text:p text:style-name="P20"><text:tab/>Ha due versioni:</text:p>
      <text:list xml:id="list5239413589893568599" text:style-name="L3">
        <text:list-item>
          <text:p text:style-name="P140">La v1 consiste nel fornire una risposta anche a query non effettuate per forzare/sovrascrivere la cache della vittima. La risposta di un NS contiene dunque la traduzione anche di altri siti, che vengono salvati in cache poiché considerati piu "freschi". Si può evitare, ma parzialmente, effettuando un confronto sulla coerenza fra domanda e risposta.</text:p>
        </text:list-item>
        <text:list-item>
          <text:p text:style-name="P140">La v2 consiste nel fare una query e fornire subito, prima che il NS riesca a risolverla, la risposta (falsa) per inserirla nella cache della vittima. La risposta vera, che arriveràa in ritardo, sarà scartata.</text:p>
        </text:list-item>
      </text:list>
      <text:list xml:id="list40735371" text:continue-list="list40744650" text:style-name="WWNum1">
        <text:list-item>
          <text:p text:style-name="P207">DNS flash crowd: Spiegazione e contromisure</text:p>
        </text:list-item>
      </text:list>
      <text:p text:style-name="P18"><text:tab/>In un attacco del genere, molti nodi si collegano allo stesso tempo ad un server per <text:tab/>metterlo fuori uso. Tale attacco e illegale solo se portato avanti attraverso dei bot. Il <text:tab/>DNS ash crowd provoca un sovraccarico di request di un DNS server. Altro <text:tab/>problema e costituito dalla traduzione nomi-indirizzi che ora non avviene più <text:tab/>mediante sistemista ma in maniera automatica.</text:p>
      <text:list xml:id="list40738524" text:continue-numbering="true" text:style-name="WWNum1">
        <text:list-item>
          <text:p text:style-name="P201">Ping flooding, cos'è e come difendersi in modo da non alterare il normale traffico tcp/ip</text:p>
        </text:list-item>
      </text:list>
      <text:p text:style-name="P109"><text:span text:style-name="T29">è un attacco di tipo DoS in cui </text:span><text:span text:style-name="T30">si inviano in modo massivo messaggi ICMP Echo Request senza attenderne la risposta; come per tutti gli attacchi DoS, n</text:span><text:span text:style-name="T55">on esiste alcuna contromisura definitiva, ma solo dei rimedi palliativi basati sull’approccio quantitativo per mitigare gli effetti:</text:span></text:p>
      <text:p text:style-name="P30"><text:soft-page-break/><text:tab/>• monitoraggio: si cerca di rilevare eventuali anomalie (ad es. utilizzo delle risorse <text:tab/>della CPU e di rete), anche se potrebbero essere originate da semplici <text:tab/>malfunzionamenti;</text:p>
      <text:p text:style-name="P30"><text:tab/>• sovradimensionamento: si progetta il sistema per sopportare più carico di quello <text:tab/>richiesto normalmente, così in caso di attacco DoS il sistema resiste per un po’ di <text:tab/>tempo, lasciando il tempo di identificare la sorgente dell’attacco.</text:p>
      <text:list xml:id="list40741342" text:continue-numbering="true" text:style-name="WWNum1">
        <text:list-item>
          <text:p text:style-name="P199">Descrivere lo sniffing e almeno due modi di effettuarlo.</text:p>
        </text:list-item>
      </text:list>
      <text:p text:style-name="P83">Per sniffing s'intende il rilevamento dei pacchetti in transito in una rete e la loro analisi per carpirne informazioni sensibili; al fine di contrastarlo è necessaria cifratura dei pacchetti. Si può effettuare sia in maniera logica, analizzando il traffico in una rete a cui si ha accesso, sia fisica, inserendo un dispositivo (ad es. switch) nei collegamenti della rete</text:p>
      <text:list xml:id="list40766698" text:continue-numbering="true" text:style-name="WWNum1">
        <text:list-item>
          <text:p text:style-name="P199">Descrivere l’architettura VPN end-to-end: che cos’è, l’implementazione, vantaggi e svantaggi.</text:p>
          <text:p text:style-name="P178">Questa architettura prende questo nome perché è quella in cui IPsec viene usato per proteggere il traffico direttamente fra due nodi client-server.</text:p>
        </text:list-item>
      </text:list>
      <text:p text:style-name="P61"><text:tab/>Questo significa che i due nodi su cui è stato installato il software IPsec negoziano tra <text:tab/>di loro una SA in modalità transport mode. In altre parole i due nodi si creano un <text:tab/>canale virtuale sicuro, con le caratteristiche di sicurezza che hanno negoziato, che <text:tab/>rende la protezione del traffico da essi generato indipendente da tutto: non è <text:tab/>importante se le LAN non sono sicure, se i gateway sono gestiti da persone non fidate <text:tab/>o chi implementa o gestisce le WAN. Se le due macchine sono sicure allora si avrà la <text:tab/>protezione completa del traffico di rete, ad eccezione del DoS.</text:p>
      <text:p text:style-name="P61"><text:tab/>Pro e contro:</text:p>
      <text:p text:style-name="P61"><text:span text:style-name="T74"><text:tab/>+ </text:span>I due nodi sono completamente resi indipendenti e protetti da tutto il resto della <text:tab/>rete, sia locale che geografica.</text:p>
      <text:p text:style-name="P61"><text:span text:style-name="T76"><text:tab/>− </text:span>È necessario andare ad installare IPsec su tutti i nodi della rete che si intende <text:tab/>andare a proteggere; di conseguenza questa soluzione è usata principalmente quando <text:tab/>si hanno pochi nodi da proteggere.</text:p>
      <text:p text:style-name="P61"><text:span text:style-name="T76"><text:tab/>− </text:span>Il fatto di andare ad installare IPsec sul singolo nodo presuppone che quel nodo <text:tab/>abbia le capacità crittografiche necessarie; questo è molto importante per quanto <text:tab/>riguarda il client, ma anche per quanto riguarda il server nel caso in cui il numero dei <text:tab/>nodi fosse elevato.</text:p>
      <text:p text:style-name="P15"><text:span text:style-name="T76"><text:tab/>− </text:span><text:span text:style-name="T22">Nel caso che nel canale sia stato implementato riservatezza il gestore della rete <text:tab/>locale non può andare a fare monitoraggio del traffico.</text:span></text:p>
      <text:list xml:id="list40754109" text:continue-numbering="true" text:style-name="WWNum1">
        <text:list-item>
          <text:p text:style-name="P199">Che cos’è una S-VPN? Perchè ha questo nome?</text:p>
        </text:list-item>
      </text:list>
      <text:p text:style-name="P6"><text:tab/>Questo tipo di VPN (dove la S sta per Secure) si basa sull’utilizzo di un tunnel, ma i <text:tab/>pacchetti prima di essere trasferiti vengono protetti. Questo viene fatto <text:tab/>principalmente per proteggersi nei confronti del gestore della rete pubblica. I <text:tab/>pacchetti possono essere protetti con:</text:p>
      <text:p text:style-name="P7"><text:soft-page-break/><text:tab/>• Digest, in modo da proteggere integrità e autenticazione. Questo evita che il gestore <text:tab/>della rete possa modificare dei pacchetti o addirittura aggiungerne.</text:p>
      <text:p text:style-name="P7"><text:tab/>• Cifratura per la segretezza, in modo che non sia possibile leggere i pacchetti.</text:p>
      <text:p text:style-name="P7"><text:tab/>• Numerazione per evitare attacchi di tipo replay.</text:p>
      <text:p text:style-name="P7"><text:tab/>La cosa importante di questa tecnica è che la protezione deve essere fatta <text:tab/>direttamente dal cliente della VPN, e non dal gestore. Se inoltre il cliente decide di <text:tab/>utilizzare degli algoritmi crittografici forti, allora l’unico attacco possibile è impedire <text:tab/>le comunicazioni mediante DoS.</text:p>
      <text:list xml:id="list40745684" text:continue-numbering="true" text:style-name="WWNum1">
        <text:list-item>
          <text:p text:style-name="P199">Una azienda deve collegare due sue filiali con una VPN, quale infrastruttura si usa? Come è fatta? Disegnare lo schema, spiegare come viene configurata, vantaggi e svantaggi di questa soluzione.</text:p>
        </text:list-item>
      </text:list>
      <text:p text:style-name="P60"><text:tab/></text:p>
      <text:list xml:id="list40755351" text:continue-numbering="true" text:style-name="WWNum1">
        <text:list-item>
          <text:p text:style-name="P199">Un'azienda decide di collegare due sue filiali con una VPN del fipo basic-vpn: dire caratteristiche, vantaggi e rischi</text:p>
        </text:list-item>
      </text:list>
      <text:p text:style-name="P60"><text:tab/>Questa architettura implementa l’idea opposta rispetto all’architettura precedente: <text:tab/>invece di andare ad implementare IPsec sugli end-node, si presuppone che le reti <text:tab/>locali siano fidate e che quelle pericolose siano solamente le reti geografiche. In base <text:tab/>a questa idea IPsec viene installata sui gateway, ossia i punti di accesso fra due reti <text:tab/>con livello di sicurezza differente: una rete sicura di cui ci si fida (nell’immagine è <text:tab/>stata definita come LAN) e una di cui non si si fida (WAN).</text:p>
      <text:p text:style-name="P61"><text:tab/>Vantaggi e svantaggi:</text:p>
      <text:p text:style-name="P61"><text:span text:style-name="T74"><text:tab/>+ </text:span>Non occorre più andare a gestire un numero elevato di nodi, ma è sufficiente la <text:tab/>gestione del solo gateway.</text:p>
      <text:p text:style-name="P61"><text:span text:style-name="T74"><text:tab/>+ </text:span>Se il gateway avesse dei problemi computazionali è possibile andare a prendere <text:tab/>delle misure andando ad installare degli acceleratori crittografici.</text:p>
      <text:p text:style-name="P61"><text:span text:style-name="T74"><text:tab/>+ </text:span>La parte di rete fidata non essendo più cifrata può essere soggetta a monitoraggio.</text:p>
      <text:p text:style-name="P77"><text:span text:style-name="T76"><text:tab/>− </text:span><text:span text:style-name="T22">Non si ha più una protezione end-to-end. Questo significa che se c’è qualche <text:tab/>malintenzionato all’interno della rete fidata questo è libero di eseguire qualunque tipo <text:tab/>di attacco esso voglia.</text:span></text:p>
      <text:list xml:id="list40760618" text:continue-numbering="true" text:style-name="WWNum1">
        <text:list-item>
          <text:p text:style-name="P199">Una azienda deve collegare due sue filiali con una IPsec del tipo VPN. Disegnare lo schema, spiegare come viene configurata, vantaggi e svantaggi di questa soluzione.</text:p>
        </text:list-item>
      </text:list>
      <text:p text:style-name="P60"><text:tab/>Questo tipo di VPN (detta anche S-VPN, dove la S sta per Secure) si basa <text:tab/>sull’utilizzo di un tunnel, ma i pacchetti prima di essere trasferiti vengono protetti. <text:tab/>Questo viene fatto principalmente per proteggersi nei confronti del gestore della <text:tab/>rete <text:tab/>pubblica. I pacchetti possono essere protetti con:</text:p>
      <text:p text:style-name="P7"><text:tab/>• Digest, in modo da proteggere integrità e autenticazione. Questo evita che il gestore <text:tab/>della rete possa modificare dei pacchetti o addirittura aggiungerne.</text:p>
      <text:p text:style-name="P7"><text:tab/>• Cifratura per la segretezza, in modo che non sia possibile leggere i pacchetti.</text:p>
      <text:p text:style-name="P7"><text:soft-page-break/><text:tab/>• Numerazione per evitare attacchi di tipo replay.</text:p>
      <text:p text:style-name="P60"><text:tab/>La cosa importante di questa tecnica è che la protezione deve essere fatta <text:tab/>direttamente dal cliente della VPN, e non dal gestore. Se inoltre il cliente decide di <text:tab/>utilizzare degli algoritmi crittografici forti, allora l’unico attacco possibile è impedire <text:tab/>le comunicazioni mediante DoS.</text:p>
      <text:p text:style-name="P60"><text:tab/>Pro e contro:</text:p>
      <text:p text:style-name="P25"><text:span text:style-name="T26"><text:tab/>+ </text:span><text:span text:style-name="T24">protegge il client dal gestore, e viceversa </text:span></text:p>
      <text:p text:style-name="P63"><text:tab/>+ l'unico attacco possibile è il DOS</text:p>
      <text:p text:style-name="P33"><text:tab/>+ prima di metterlo nel tunnel, l'utente può proteggere il pacchetto: digest (integrità e <text:tab/>autenticazione), crittografia (riservatezza), numerazione (replay)</text:p>
      <text:p text:style-name="P33"><text:tab/>- suscettibile a DoS</text:p>
      <text:list xml:id="list40761616" text:continue-numbering="true" text:style-name="WWNum1">
        <text:list-item>
          <text:p text:style-name="P199">EAP: a cosa serve, differenze rispetto a PAP e CHAP.</text:p>
        </text:list-item>
      </text:list>
      <text:p text:style-name="P13"><text:span text:style-name="T54"><text:tab/>Il </text:span><text:span text:style-name="T52">Extensible Authentication Protocol </text:span><text:span text:style-name="T54">(EAP) è un protocollo flessibile di <text:tab/>autenticazione a </text:span><text:span text:style-name="T54">livello data-link.</text:span></text:p>
      <text:p text:style-name="P6"><text:tab/>La differenza rispetto a PAP e CHAP (che pure sono protocolli di autenticazione al <text:tab/>livello<text:tab/> 2) sta nella tecnica usata:</text:p>
      <text:p text:style-name="P6"><text:tab/>• PAP (Password Authentication Protocol): invia il nome utente e la password in <text:tab/>chiaro;</text:p>
      <text:p text:style-name="P7"><text:tab/>• CHAP (Challenge Handshake Authentication Protocol): usa un sistema di <text:tab/>autenticazione a sfida simmetrico, basato sulla password dell’utente;</text:p>
      <text:p text:style-name="P7"><text:tab/>• EAP (sez. 5.2): fornisce invece tre opzioni di autenticazione: OTP, token based e <text:tab/>MD5-<text:tab/>challenge(sistema a sfida simile a CHAP e basato su keyed-digest MD5)</text:p>
      <text:list xml:id="list40759024" text:continue-numbering="true" text:style-name="WWNum1">
        <text:list-item>
          <text:p text:style-name="P199">Radius <text:s/>e quando si usa nelle reti wireless. Problemi di sicurezza in una piccola rete aziendale: che tecnologie adottare?</text:p>
        </text:list-item>
      </text:list>
      <text:p text:style-name="P216"/>
      <text:list xml:id="list40760647" text:continue-numbering="true" text:style-name="WWNum1">
        <text:list-item>
          <text:p text:style-name="P199">Cos’è IPsec e quali servizi di sicurezza offre.</text:p>
        </text:list-item>
      </text:list>
      <text:p text:style-name="P6"><text:tab/>IPsec è l’architettura proposta dall’IETF per fare sicurezza al livello 3 sia per IPv4 <text:tab/>sia per IPv6.</text:p>
      <text:p text:style-name="P7"><text:tab/>IPsec permette di:</text:p>
      <text:p text:style-name="P7"><text:tab/>• Creare VPN su reti non fidate.</text:p>
      <text:p text:style-name="P8"><text:tab/>• Fare sicurezza end-to-end tra due nodi di una rete IP.</text:p>
      <text:p text:style-name="P8"><text:tab/>Proprietà di sicurezza:<text:tab/></text:p>
      <text:p text:style-name="P8"><text:tab/>• Autenticazione dei pacchetti IP</text:p>
      <text:p text:style-name="P7"><text:tab/>• Integrità dei dati trasportati.</text:p>
      <text:p text:style-name="P7"><text:soft-page-break/><text:tab/>• Identificazione del mittente.</text:p>
      <text:p text:style-name="P7"><text:tab/>• Protezione (parziale) da attacchi di tipo replay.</text:p>
      <text:p text:style-name="P8"><text:tab/>• Riservatezza dei pacchetti IP tramite cifratura dei dati</text:p>
      <text:list xml:id="list40739921" text:continue-numbering="true" text:style-name="WWNum1">
        <text:list-item>
          <text:p text:style-name="P199">IPsec in transport mode con ESP: quali misure di sicurezza sono permesse (indicare quelle obbligatorie e quelle facoltative) e come vengono realizzate?</text:p>
        </text:list-item>
      </text:list>
      <text:p text:style-name="P197"><text:span text:style-name="T37">Integrità e autenticazione del pacchetto: keyed-digest<text:line-break/>Riservatezza solo del payload: cifratura simmetrica <text:line-break/>Protezione parziale replay: sequence number<text:line-break/>Integrità+autenticazione (VPN-A) e cifratura(VPN-B) sono opzionali, nel senso che si può avere solo una delle due.</text:span></text:p>
      <text:list xml:id="list40739637" text:continue-numbering="true" text:style-name="WWNum1">
        <text:list-item>
          <text:p text:style-name="P201">SA in transport-mode di tipo IPsec ESP, proprietà di sicurezza, dire quali proprietà di sicurezza sono obbligatorie e quali no (spiegazione)</text:p>
        </text:list-item>
      </text:list>
      <text:p text:style-name="P110"><text:span text:style-name="T37">Integrità e autenticazione del pacchetto: keyed-digest<text:line-break/>Riservatezza solo del payload: cifratura simmetrica <text:line-break/>Protezione parziale replay: sequence number<text:line-break/>Integrità+autenticazione (VPN-A) e cifratura(VPN-B) sono opzionali, nel senso che si può avere solo una delle due.</text:span></text:p>
      <text:list xml:id="list40750063" text:continue-numbering="true" text:style-name="WWNum1">
        <text:list-item>
          <text:p text:style-name="P199">Spiegare attacco smurfing.</text:p>
        </text:list-item>
      </text:list>
      <text:p text:style-name="P76"><text:tab/>viene mandato un pacchetto ICPM echo request broadcast ad un'intera sottorette <text:tab/>fingedosi la vittima; la risposte ricevute dalla sottorette (detta anche reflector) <text:tab/>causano una saturazione della scheda di rete della vittima. Per risolverlo bisogna far <text:tab/>si di non accettare pacchetti broadcast da rete esterna.</text:p>
      <text:list xml:id="list40748354" text:continue-numbering="true" text:style-name="WWNum1">
        <text:list-item>
          <text:p text:style-name="P204"><text:span text:style-name="T1">Spiegare che cos’è 802.1x, identificare chiaramente quali sono i suoi componenti </text:span><text:span text:style-name="T90">Lo standard </text:span><text:span text:style-name="T92">IEEE 802.1x</text:span><text:span text:style-name="T91"> </text:span><text:span text:style-name="T90">definisce un’architettura generalizzata che fornisce un framework per effettuare:</text:span></text:p>
        </text:list-item>
      </text:list>
      <text:p text:style-name="P154"><text:tab/>• <text:span text:style-name="T2">autenticazione a livello MAC </text:span>(livello 2): l’accesso alla rete è limitato ai soli utenti <text:tab/>abilitati tramite un’autenticazione richiesta dal dispositivo di rete stesso</text:p>
      <text:p text:style-name="P167"><text:span text:style-name="T54"><text:tab/>• </text:span><text:span text:style-name="T2">key management</text:span><text:span text:style-name="T54">: sono necessarie delle chiavi per proteggere le comunicazioni <text:tab/>(indispensabile per wireless)</text:span></text:p>
      <text:p text:style-name="P6"><text:tab/>Dal punto di vista architetturale si distinguono tre entità:</text:p>
      <text:p text:style-name="P154"><text:tab/>• <text:span text:style-name="T2">supplicant</text:span>: è il client dell’utente che “supplica” di avere accesso alla rete;</text:p>
      <text:p text:style-name="P154"><text:tab/>• <text:span text:style-name="T2">authenticator </text:span>(o etherNAS): è il punto di accesso alla rete aziendale o dell’ISP, <text:tab/>cioè lo switch o l’access point wireless, che ha lo scopo di:</text:p>
      <text:p text:style-name="P154"><text:span text:style-name="T2"><text:tab/>– </text:span>bloccare l’accesso alla rete fino a quando il client non è stato autenticato con <text:tab/>successo;</text:p>
      <text:p text:style-name="P154"><text:span text:style-name="T2"><text:tab/>– </text:span>fungere da proxy verso il server durante la fase di autenticazione;</text:p>
      <text:p text:style-name="P167"><text:span text:style-name="T54"><text:tab/>• </text:span><text:span text:style-name="T2">server di autenticazione</text:span><text:span text:style-name="T54">: è l’AS RADIUS, che ha lo scopo di accettare o rifiutare <text:tab/>le richieste di accesso.</text:span></text:p>
      <text:list xml:id="list40735670" text:continue-numbering="true" text:style-name="WWNum1">
        <text:list-item>
          <text:p text:style-name="P199"><text:soft-page-break/>ESP: descrivere la procedura, le trasformazioni, come sono ottenute le informazioni richieste.</text:p>
        </text:list-item>
      </text:list>
      <text:p text:style-name="P171"><text:span text:style-name="T57"><text:tab/></text:span><text:span text:style-name="T88">Si aggiunge un IV da 64 bit, un payload di cui va fatto il padding, la cui lunghezza <text:tab/>viene specificata. Inoltre, viene cifrato anche il tipo di payload. Viene autenticato <text:tab/>tutto il pacchetto. Non viene cifrato tutto, bensì solo payload, padding length e <text:tab/>payload type.</text:span></text:p>
      <text:list xml:id="list40761922" text:continue-numbering="true" text:style-name="WWNum1">
        <text:list-item>
          <text:p text:style-name="P199">Descrivere syn cookie e contro quale attacco è.</text:p>
          <text:p text:style-name="P211">Rappresenta l’unico sistema veramente efficace per evitare completamente il SYN flooding. L’idea è quella di usare dei SYN cookie, ossia utilizzare il sequence number del pacchetto SYN-ACK per trasmettere un cookie al client e riconoscere così i client che hanno già inviato il SYN senza memorizzare niente nel server. Tale sequence number sarà calcolato in maniera crittografica, ossia un keyed-digest calcolato sulla data, ora e indirizzo IP del client che ha inviato il SYN.</text:p>
        </text:list-item>
      </text:list>
      <text:p text:style-name="P67">Capitolo 6</text:p>
      <text:p text:style-name="P65">Firewall e IDS/IPS</text:p>
      <text:p text:style-name="P65"/>
      <text:p text:style-name="P72"/>
      <text:list xml:id="list40766819" text:continue-numbering="true" text:style-name="WWNum1">
        <text:list-item>
          <text:p text:style-name="P207">Un’azienda desidera rendere disponibile ai navigatori internet, un servizio http sulla porta 8080, indicare una configurazione della rete e/o del server per erogare il servizio in modo sicuro e spiegare il perché delle scelte adottate.</text:p>
        </text:list-item>
      </text:list>
      <text:p text:style-name="P21"><text:span text:style-name="T36"><text:tab/>Uso un firewall del tipo screened subnet con il giusto proxy web e web server sulla <text:tab/>DMZ</text:span> così da avere un buon livello di sicurezza dato da gateway, bastion e router con <text:tab/>packet filtering, ma allo stesso tempo evitare SPOF dato il doppio controllo fatto sui <text:tab/>paccheti</text:p>
      <text:list xml:id="list40766054" text:continue-numbering="true" text:style-name="WWNum1">
        <text:list-item>
          <text:p text:style-name="P201">Con riferimento ad un firewall di rete, spiegare brevemente le modalità di configurazione whitelist e blacklist</text:p>
        </text:list-item>
      </text:list>
      <text:p text:style-name="P127"><text:tab/>Whitelist: tutto ciò che non è esplicitamente concesso, non passa</text:p>
      <text:p text:style-name="P127"><text:tab/>Blacklist: tutto ciò che non è esplicitamente vietato, non passa</text:p>
      <text:p text:style-name="P127"/>
      <text:p text:style-name="P127"><text:tab/>Sono strategie implementate per decidere quale tipo di pacchetti far entrare(o uscire) <text:tab/>dalla rete; tendenzialmente si preferisce la prima opzione perché più sicura.</text:p>
      <text:list xml:id="list40734745" text:continue-numbering="true" text:style-name="WWNum1">
        <text:list-item>
          <text:p text:style-name="P205"><text:span text:style-name="T21">Descrivere l’architettura firewall screened host gateway indicando attori, vantaggi e</text:span><text:span text:style-name="T28"> </text:span><text:span text:style-name="T21">svantaggi.</text:span></text:p>
        </text:list-item>
      </text:list>
      <text:p text:style-name="P6"><text:tab/>Il ponte tra la rete interna e la rete esterna è spostato sullo screening router, a cui è <text:tab/>stata aggiunta una scheda di rete: una volta che un pacchetto proveniente dall’esterno <text:tab/>è autorizzato dal packet filter, esso può prendere due strade:</text:p>
      <text:p text:style-name="P7"><text:tab/>• può essere inviato ancora al gateway (ora diventato un bastion host), se ha bisogno <text:tab/>di ulteriore indagine;</text:p>
      <text:p text:style-name="P7"><text:tab/>• può entrare direttamente nella rete interna, se ha bisogno di essere controllato da un <text:tab/>server interno (ad es. server di posta).</text:p>
      <text:p text:style-name="P17"><text:soft-page-break/><text:tab/>Pro e contro:</text:p>
      <text:p text:style-name="P7"><text:span text:style-name="T52"><text:tab/> + </text:span>flessibilità: è possibile alleggerire i controlli relativi ad alcuni servizi o host <text:tab/><text:tab/> <text:s text:c="4"/>evitando di passare dal gateway.</text:p>
      <text:p text:style-name="P17"><text:tab/> -<text:span text:style-name="T55"> mascheramento: il mascheramento è possibile solo per i pacchetti che passano dal <text:tab/> <text:s text:c="2"/>bastion host;</text:span></text:p>
      <text:p text:style-name="P8"><text:tab/> - singolo punto di guasto: il firmware del router potrebbe avere dei bug.</text:p>
      <text:list xml:id="list40757505" text:continue-numbering="true" text:style-name="WWNum1">
        <text:list-item>
          <text:p text:style-name="P205"><text:span text:style-name="T21">Descrivere la tecnologia del packet</text:span><text:span text:style-name="T28"> </text:span><text:span text:style-name="T21">filter e descrivere vantaggi e limitazioni.</text:span></text:p>
        </text:list-item>
      </text:list>
      <text:p text:style-name="P127"><text:tab/>Consiste nel filtraggio dei pacchetti in entrata o uscita da un rete, e può essere <text:tab/>stateless (static) o statefull (dinamic):</text:p>
      <text:p text:style-name="P127"><text:tab/> -static: si applica un filtraggio grossolano in base agli indirzzi di livello 3 e le porte <text:tab/>di livello 4 con un sistema a blacklist o whitelist</text:p>
      <text:p text:style-name="P127"><text:tab/>-dinamic: <text:span text:style-name="T55">memorizza delle informazioni di stato dal livello trasporto e/o dal livello <text:tab/>applicativo; distingue le nuove connessioni da quelle già aperte, grazie a una tabella <text:tab/>di stato per le connessioni aperte </text:span><text:span text:style-name="T56">) </text:span><text:span text:style-name="T55">i pacchetti che corrispondono ad una riga della <text:tab/>tabella sono accettati senza ulteriori controlli.</text:span></text:p>
      <text:p text:style-name="P131"/>
      <text:p text:style-name="P131"><text:tab/>Pro e contro:</text:p>
      <text:p text:style-name="P131"><text:tab/> + molto scalabili</text:p>
      <text:p text:style-name="P131"><text:tab/> + buone prestazioni (ma il dinamic leggermente migliore essendo statefull)</text:p>
      <text:p text:style-name="P131"><text:tab/> + basso costo</text:p>
      <text:p text:style-name="P131"><text:tab/> - configurazioni complessa</text:p>
      <text:p text:style-name="P131"><text:tab/> - poco sicuri (controlli poco precisi)</text:p>
      <text:p text:style-name="P131"/>
      <text:list xml:id="list40746934" text:continue-numbering="true" text:style-name="WWNum1">
        <text:list-item>
          <text:p text:style-name="P207">Disegnare lo schema di un’architettura firewall di tipo dual homed gateway, illustrarne il ruolo dei componenti, vantaggi e svantaggi.</text:p>
        </text:list-item>
      </text:list>
      <text:p text:style-name="P6"><text:tab/>Allo screening router è messo in serie un <text:span text:style-name="T52">dual-homed gateway</text:span>, una macchina dotata <text:tab/>di due schede di rete, una interfacciata sulla rete esterna e l’altra interfacciata su <text:tab/>quella interna, <text:s/>entrambe con instradamento disabilitato, e un processo in esecuzione <text:tab/>che ha il compito di decidere quale traffico è autorizzato a passare da un’interfaccia <text:tab/>di rete all’altra. Questo sistema ha un doppio punto di controllo:</text:p>
      <text:p text:style-name="P7"><text:tab/> • il router svolge la funzione di packet filter;</text:p>
      <text:p text:style-name="P7"><text:tab/> • il dual-homed gateway ospita un circuit-level gateway o un application-level <text:tab/> <text:tab/> <text:s/>gateway a seconda delle necessità.</text:p>
      <text:p text:style-name="P7"><text:tab/>Siccome il gateway si interfaccia su due reti diverse, la rete intermedia è isolata dalla <text:tab/>rete interna e può essere usata come DMZ per i server pubblici. </text:p>
      <text:p text:style-name="P8"><text:tab/>Pro e contro:</text:p>
      <text:p text:style-name="P8"><text:tab/> + mascheramento: il gateway può mascherare la rete interna;</text:p>
      <text:p text:style-name="P7"><text:tab/> + semplicità: l’implementazione è semplice;</text:p>
      <text:p text:style-name="P7"><text:soft-page-break/><text:tab/> + costo: solo piccoli requisiti hardware aggiuntivi sono richiesti (ad es. scheda di <text:tab/> rete veloce);</text:p>
      <text:p text:style-name="P7"><text:tab/> + doppia linea di difesa: non basta sfruttare il bug di uno dei due dispositivi per <text:tab/> <text:tab/>entrare nella rete interna.</text:p>
      <text:p text:style-name="P7"><text:tab/>- gestione: sono necessari due sistemi;</text:p>
      <text:p text:style-name="P7"><text:tab/>- collo di bottiglia: tutto il traffico deve passare dal dual-homed gateway;</text:p>
      <text:p text:style-name="P7"><text:tab/>- flessibilità: alcuni tipi di traffico richiedono il controllo da parte di server nella rete <text:tab/> interna (ad es. messaggi di posta elettronica di spam).</text:p>
      <text:list xml:id="list40761604" text:continue-numbering="true" text:style-name="WWNum1">
        <text:list-item>
          <text:p text:style-name="P207">Packet filter e circuit gateway all’interno di un firewall: somiglianze, differenze, vantaggi e svantaggi di entrambi.</text:p>
        </text:list-item>
      </text:list>
      <text:p text:style-name="P9"><text:tab/>Entrambi compiono filtraggio dei pacchetti in base all'intestazione, ma il packet filter <text:tab/>lavora al livello 3, mentre il circuit gateway al livello 4.</text:p>
      <text:p text:style-name="P9"><text:tab/><text:span text:style-name="T1">Packet filter</text:span>: consiste nel filtraggio dei pacchetti in entrata o uscita da un rete, e può <text:tab/>essere <text:tab/>stateless (static) o statefull (dinamic):</text:p>
      <text:p text:style-name="P128"><text:tab/> -static: si applica un filtraggio grossolano in base agli indirzzi di livello 3 e le porte <text:tab/>di livello 4 con un sistema a blacklist o whitelist</text:p>
      <text:p text:style-name="P128"><text:tab/>-dinamic: <text:span text:style-name="T55">memorizza delle informazioni di stato dal livello trasporto e/o dal livello <text:tab/>applicativo; distingue le nuove connessioni da quelle già aperte, grazie a una tabella <text:tab/>di stato per le connessioni aperte </text:span><text:span text:style-name="T56">) </text:span><text:span text:style-name="T55">i pacchetti che corrispondono ad una riga della <text:tab/>tabella sono accettati senza ulteriori controlli.</text:span></text:p>
      <text:p text:style-name="P130"/>
      <text:p text:style-name="P130"><text:tab/>Pro e contro:</text:p>
      <text:p text:style-name="P130"><text:tab/> + molto scalabili</text:p>
      <text:p text:style-name="P130"><text:tab/> + buone prestazioni (ma il dinamic leggermente migliore essendo statefull)</text:p>
      <text:p text:style-name="P130"><text:tab/> + basso costo</text:p>
      <text:p text:style-name="P130"><text:tab/> - configurazioni complessa</text:p>
      <text:p text:style-name="P130"><text:tab/> - poco sicuri (controlli poco precisi)</text:p>
      <text:p text:style-name="P130"/>
      <text:p text:style-name="P130"><text:tab/><text:span text:style-name="T1">Circuit gateway</text:span>: è un proxy non “application-aware” che crea un circuito di livello <text:tab/>trasporto tra il client e il server senza avere alcuna comprensione della sintassi dei <text:tab/>dati in transito</text:p>
      <text:p text:style-name="P130"><text:tab/></text:p>
      <text:p text:style-name="P130"><text:tab/>Pro e contro:</text:p>
      <text:p text:style-name="P130"><text:tab/>+<text:span text:style-name="T52"> </text:span>I server sono isolati da tutti gli attacchi che riguardano:</text:p>
      <text:p text:style-name="P7"><text:tab/><text:tab/>• il three-way handshake TCP: la protezione si attiva all’inizio della sessione e <text:tab/><text:tab/>dura per tutta la sessione;</text:p>
      <text:p text:style-name="P7"><text:tab/><text:tab/>• la frammentazione dei pacchetti IP: il proxy riassembla il pacchetto per <text:tab/><text:tab/><text:tab/>comprendere completamente il suo contenuto.</text:p>
      <text:p text:style-name="P17"><text:tab/>-<text:span text:style-name="T55"> rottura del modello client-server (per la durata della sessione): può richiedere <text:tab/>modifiche alle applicazioni (ad es. autenticazione del client: avviene normalmente a <text:tab/>livello applicativo, non a livello trasporto);</text:span></text:p>
      <text:p text:style-name="P8"><text:soft-page-break/><text:tab/>- rimangono molte limitazioni proprie del packet filter.</text:p>
      <text:list xml:id="list40742860" text:continue-numbering="true" text:style-name="WWNum1">
        <text:list-item>
          <text:p text:style-name="P207">Packet filter e application level gateway all’interno di un firewall: somiglianze, differenze, vantaggi e svantaggi di entrambi.</text:p>
        </text:list-item>
      </text:list>
      <text:p text:style-name="P9"><text:tab/>Entrambi compiono filtraggio dei pacchetti in base all'intestazione, ma il packet filter <text:tab/>lavora al livello 3, mentre l'application level gateway lavora al livello applicazione.</text:p>
      <text:p text:style-name="P9"><text:tab/><text:span text:style-name="T1">Packet filter</text:span>: consiste nel filtraggio dei pacchetti in entrata o uscita da un rete, e può <text:tab/>essere <text:tab/>stateless (static) o statefull (dinamic):</text:p>
      <text:p text:style-name="P128"><text:tab/> -static: si applica un filtraggio grossolano in base agli indirzzi di livello 3 e le porte <text:tab/>di livello 4 con un sistema a blacklist o whitelist</text:p>
      <text:p text:style-name="P128"><text:tab/>-dinamic: <text:span text:style-name="T55">memorizza delle informazioni di stato dal livello trasporto e/o dal livello <text:tab/>applicativo; distingue le nuove connessioni da quelle già aperte, grazie a una tabella <text:tab/>di stato per le connessioni aperte </text:span><text:span text:style-name="T56">) </text:span><text:span text:style-name="T55">i pacchetti che corrispondono ad una riga della <text:tab/>tabella sono accettati senza ulteriori controlli.</text:span></text:p>
      <text:p text:style-name="P130"/>
      <text:p text:style-name="P130"><text:tab/>Pro e contro:</text:p>
      <text:p text:style-name="P130"><text:tab/> + molto scalabili</text:p>
      <text:p text:style-name="P130"><text:tab/> + buone prestazioni (ma il dinamic leggermente migliore essendo statefull)</text:p>
      <text:p text:style-name="P130"><text:tab/> + basso costo</text:p>
      <text:p text:style-name="P130"><text:tab/> - configurazioni complessa</text:p>
      <text:p text:style-name="P130"><text:tab/> - poco sicuri (controlli poco precisi)</text:p>
      <text:p text:style-name="P130"/>
      <text:p text:style-name="P131"><text:span text:style-name="T29"><text:tab/></text:span><text:span text:style-name="T1">Application-level gateway</text:span><text:span text:style-name="T29">: </text:span><text:span text:style-name="T50">ispeziona i pacchetti a livello applicativo (payload): è <text:tab/>composto al suo interno da una serie di proxy, uno per ogni protocollo applicativo;</text:span></text:p>
      <text:p text:style-name="P7"><text:tab/>può svolgere il ruolo di terminatore: interagisce direttamente con il client come se <text:tab/>fosse il server, e con il server come se fosse il client; può effettuare il mascheramento <text:tab/>o la rinumerazione degli indirizzi IP: può essere necessario se sta agendo da <text:tab/>terminatore e uno dei due party chiede l’autenticazione dell’altro; può anche avere <text:tab/>funzioni di autenticazione, soprattutto in egress: il gateway chiede al client nella rete <text:tab/>esterna di autenticarsi in modo da applicare a esso le politiche appropriate.</text:p>
      <text:p text:style-name="P17"><text:tab/>Pro e contro:</text:p>
      <text:p text:style-name="P7"><text:tab/>+ massima sicurezza: le regole sono più granulari e più semplici rispetto al packet <text:tab/>filter, in quanto i controlli si basano sul livello applicativo;</text:p>
      <text:p text:style-name="P7"><text:tab/>+ parallelizzazione: più core della CPU lavorano in parallelo (SMP).</text:p>
      <text:p text:style-name="P7"><text:tab/>- prestazioni: controlli più approfonditi richiedono più tempo;</text:p>
      <text:p text:style-name="P7"><text:tab/>- dipendente dalle applicazioni: ogni protocollo applicativo richiede uno specifico <text:tab/>proxy:</text:p>
      <text:p text:style-name="P7"><text:span text:style-name="T52"><text:tab/><text:tab/>– </text:span>ritardo nel supporto di nuove applicazioni;</text:p>
      <text:p text:style-name="P7"><text:span text:style-name="T52"><text:tab/><text:tab/>– </text:span>consumo di risorse: molti proxy significano molti processi;</text:p>
      <text:p text:style-name="P7"><text:span text:style-name="T52"><text:tab/><text:tab/>– </text:span>basse prestazioni: i processi lavorano in user mode;</text:p>
      <text:p text:style-name="P7"><text:soft-page-break/><text:tab/>- rottura del modello client-server: può non essere del tutto trasparente ai client, e <text:tab/>richiede spesso una modifica dell’applicativo client;</text:p>
      <text:p text:style-name="P7"><text:tab/>- attacchi: poiché il client interagisce direttamente con il gateway, il sistema <text:tab/>operativo del firewall è esposto ad attacchi;</text:p>
      <text:p text:style-name="P7"><text:tab/>- protocolli di sicurezza di livello applicativo: il firewall potrebbe non essere in grado <text:tab/>di interpretare correttamente il contenuto dei pacchetti (ad es. SSL: il contenuto del <text:tab/>pacchetto è criptato).</text:p>
      <text:list xml:id="list40751759" text:continue-numbering="true" text:style-name="WWNum1">
        <text:list-item>
          <text:p text:style-name="P207">Disegnare lo schema dello “Screened Subnet”. Indicare il ruolo dei singoli componenti. Vantaggi e svantaggi di questo schema.</text:p>
        </text:list-item>
      </text:list>
      <text:p text:style-name="P60"><text:tab/>Lo screening router è stato diviso in due:</text:p>
      <text:p text:style-name="P61"><text:tab/>• la parte di packet filter filtra il traffico in ingresso e in uscita;</text:p>
      <text:p text:style-name="P61"><text:tab/>• la parte di router svolge la funzione di ponte tra le due reti.</text:p>
      <text:p text:style-name="P62"><text:tab/>Pro e contro:</text:p>
      <text:p text:style-name="P61"><text:tab/>+ flessibilità: è possibile alleggerire i controlli relativi ad alcuni servizi o host <text:tab/>evitando di passare dal gateway;</text:p>
      <text:p text:style-name="P61"><text:tab/>+ doppia linea di difesa: non basta sfruttare il bug di uno dei due dispositivi per <text:tab/>entrare nella rete interna.</text:p>
      <text:p text:style-name="P61"><text:tab/>- costo: sono necessari tre apparati;</text:p>
      <text:p text:style-name="P61"><text:tab/>- multi-vendor: gli apparati devono essere di tre produttori diversi, altrimenti <text:tab/>potrebbero soffrire di bug comuni.</text:p>
      <text:list xml:id="list40765291" text:continue-numbering="true" text:style-name="WWNum1">
        <text:list-item>
          <text:p text:style-name="P207">Parlare del firewall; dove si può piazzare in una grossa rete aziendale?</text:p>
        </text:list-item>
      </text:list>
      <text:p text:style-name="P107"/>
      <text:list xml:id="list40761888" text:continue-numbering="true" text:style-name="WWNum1">
        <text:list-item>
          <text:p text:style-name="P207">Cos’è il circuit gateway e da cosa protegge?</text:p>
        </text:list-item>
      </text:list>
      <text:p text:style-name="P6"><text:tab/>è un proxy non “application-aware” che crea un circuito di livello <text:tab/>trasporto tra il <text:tab/>client e il server senza avere alcuna comprensione della sintassi dei <text:tab/>dati in transito</text:p>
      <text:p text:style-name="P130"><text:tab/></text:p>
      <text:p text:style-name="P130"><text:tab/>Pro e contro:</text:p>
      <text:p text:style-name="P130"><text:tab/>+<text:span text:style-name="T52"> </text:span>I server sono isolati da tutti gli attacchi che riguardano:</text:p>
      <text:p text:style-name="P7"><text:tab/><text:tab/>• il three-way handshake TCP: la protezione si attiva all’inizio della sessione e <text:tab/><text:tab/>dura per tutta la sessione;</text:p>
      <text:p text:style-name="P7"><text:tab/><text:tab/>• la frammentazione dei pacchetti IP: il proxy riassembla il pacchetto per <text:tab/><text:tab/><text:tab/>comprendere completamente il suo contenuto.</text:p>
      <text:p text:style-name="P17"><text:tab/>-<text:span text:style-name="T55"> rottura del modello client-server (per la durata della sessione): può richiedere <text:tab/>modifiche alle applicazioni (ad es. autenticazione del client: avviene normalmente a <text:tab/>livello applicativo, non a livello trasporto);</text:span></text:p>
      <text:p text:style-name="P8"><text:soft-page-break/><text:tab/>- rimangono molte limitazioni proprie del packet filter.</text:p>
      <text:list xml:id="list40760342" text:continue-numbering="true" text:style-name="WWNum1">
        <text:list-item>
          <text:p text:style-name="P207">Classificazioni livelli dei firewall e controlli da fare a ogni livello; differenza packet filter e proxy di circuito.</text:p>
        </text:list-item>
      </text:list>
      <text:p text:style-name="P13"><text:span text:style-name="T54"><text:tab/>Il proxy di circuito (reverse proxy) è un filtro ingress posto subito davanti a uno o più <text:tab/>server HTTP: fa solo da </text:span><text:span text:style-name="T54">front-end verso il client, fingendosi il server, e poi passa le <text:tab/>richieste al vero server; il packet filter <text:s/></text:span><text:span text:style-name="T54">consiste nel filtraggio dei pacchetti in entrata <text:tab/>o uscita da un rete al livello 3.</text:span></text:p>
      <text:list xml:id="list40746529" text:continue-numbering="true" text:style-name="WWNum1">
        <text:list-item>
          <text:p text:style-name="P207">Architettura dei firewall (con schema), eventuali miglioramenti.</text:p>
        </text:list-item>
      </text:list>
      <text:p text:style-name="P107"/>
      <text:list xml:id="list40758693" text:continue-numbering="true" text:style-name="WWNum1">
        <text:list-item>
          <text:p text:style-name="P207">Cos’è IDS?</text:p>
        </text:list-item>
      </text:list>
      <text:p text:style-name="P11"><text:span text:style-name="T51"><text:tab/>Intrusion Detection System (IDS) è un </text:span><text:span text:style-name="T55">sistema per identificare individui che usano un <text:tab/></text:span><text:span text:style-name="T55">computer o una rete senza autorizzazione</text:span></text:p>
      <text:list xml:id="list40752606" text:continue-numbering="true" text:style-name="WWNum1">
        <text:list-item>
          <text:p text:style-name="P201">Qual è la principale differenza tra un IDS e un IPS?</text:p>
        </text:list-item>
      </text:list>
      <text:p text:style-name="P187">IDS notifica se rileva un attacco, l'IPS cerca anche di bloccarlo</text:p>
      <text:list xml:id="list40737241" text:continue-numbering="true" text:style-name="WWNum1">
        <text:list-item>
          <text:p text:style-name="P199">IDS vs IPS: cosa sono e differenze</text:p>
        </text:list-item>
      </text:list>
      <text:p text:style-name="P108"><text:s/><text:span text:style-name="T89">Intrusion Detection System (IDS) è un </text:span><text:span text:style-name="T90">sistema per identificare individui che usano un computer o una rete senza autorizzazione.</text:span></text:p>
      <text:p text:style-name="P11"><text:span text:style-name="T53"><text:tab/>Intrusion Prevention System (IPS) è un </text:span><text:span text:style-name="T55">sistema che può rilevare un’attività intrusiva <text:tab/>e può anche provare a fermare l’attività, idealmente prima che essa raggiunga i suoi <text:tab/>obiettivi.</text:span></text:p>
      <text:p text:style-name="P11"><text:span text:style-name="T55"><text:tab/>La differenza è che </text:span><text:span text:style-name="T43">IDS notifica se rileva un attacco, l'IPS cerca anche di bloccarlo.</text:span></text:p>
      <text:list xml:id="list40760616" text:continue-numbering="true" text:style-name="WWNum1">
        <text:list-item>
          <text:p text:style-name="P207">Illustrare il funzionamento di un componente application-level gateway all’interno di un firewall e discuterne vantaggi e svantaggi.</text:p>
        </text:list-item>
      </text:list>
      <text:p text:style-name="P29"><text:span text:style-name="T29"><text:tab/>Ispeziona i pacchetti a livello applicativo (payload): è <text:tab/>composto al suo interno da una <text:tab/>serie di proxy, uno per ogni protocollo applicativo;</text:span></text:p>
      <text:p text:style-name="P7"><text:tab/>può svolgere il ruolo di terminatore: interagisce direttamente con il client come se <text:tab/>fosse il server, e con il server come se fosse il client; può effettuare il mascheramento <text:tab/>o la rinumerazione degli indirizzi IP: può essere necessario se sta agendo da <text:tab/>terminatore e uno dei due party chiede l’autenticazione dell’altro; può anche avere <text:tab/>funzioni di autenticazione, soprattutto in egress: il gateway chiede al client nella rete <text:tab/>esterna di autenticarsi in modo da applicare a esso le politiche appropriate.</text:p>
      <text:p text:style-name="P17"><text:tab/>Pro e contro:</text:p>
      <text:p text:style-name="P7"><text:tab/>+ massima sicurezza: le regole sono più granulari e più semplici rispetto al packet <text:tab/>filter, in quanto i controlli si basano sul livello applicativo;</text:p>
      <text:p text:style-name="P7"><text:tab/>+ parallelizzazione: più core della CPU lavorano in parallelo (SMP).</text:p>
      <text:p text:style-name="P7"><text:tab/>- prestazioni: controlli più approfonditi richiedono più tempo;</text:p>
      <text:p text:style-name="P7"><text:soft-page-break/><text:tab/>- dipendente dalle applicazioni: ogni protocollo applicativo richiede uno specifico <text:tab/>proxy:</text:p>
      <text:p text:style-name="P7"><text:span text:style-name="T52"><text:tab/><text:tab/>– </text:span>ritardo nel supporto di nuove applicazioni;</text:p>
      <text:p text:style-name="P7"><text:span text:style-name="T52"><text:tab/><text:tab/>– </text:span>consumo di risorse: molti proxy significano molti processi;</text:p>
      <text:p text:style-name="P7"><text:span text:style-name="T52"><text:tab/><text:tab/>– </text:span>basse prestazioni: i processi lavorano in user mode;</text:p>
      <text:p text:style-name="P7"><text:tab/>- rottura del modello client-server: può non essere del tutto trasparente ai client, e <text:tab/>richiede spesso una modifica dell’applicativo client;</text:p>
      <text:p text:style-name="P7"><text:tab/>- attacchi: poiché il client interagisce direttamente con il gateway, il sistema <text:tab/>operativo del firewall è esposto ad attacchi;</text:p>
      <text:p text:style-name="P7"><text:tab/>- protocolli di sicurezza di livello applicativo: il firewall potrebbe non essere in grado <text:tab/>di interpretare correttamente il contenuto dei pacchetti (ad es. SSL: il contenuto del <text:tab/>pacchetto è criptato).</text:p>
      <text:list xml:id="list40752620" text:continue-numbering="true" text:style-name="WWNum1">
        <text:list-item>
          <text:p text:style-name="P207">Spiegare in cosa consiste la tecnica IPS.</text:p>
        </text:list-item>
      </text:list>
      <text:p text:style-name="P11"><text:span text:style-name="T51"><text:tab/>Intrusion Prevention System (IPS) è un </text:span><text:span text:style-name="T55">sistema che può rilevare un’attività intrusiva <text:tab/>e può </text:span><text:span text:style-name="T55">anche provare a fermare l’attività, idealmente prima che essa raggiunga i suoi <text:tab/>obiettivi.</text:span></text:p>
      <text:p text:style-name="P6"><text:tab/>Un IPS è costituito da:</text:p>
      <text:p text:style-name="P156"><text:tab/>• IDS: rileva un attacco in corso (ad es. eccesso di pacchetti ICMP);</text:p>
      <text:p text:style-name="P158"><text:span text:style-name="T54"><text:tab/>• firewall dinamico distribuito: reagisce molto velocemente (ad es. blocca tutto il <text:tab/>traffico ICMP).</text:span></text:p>
      <text:list xml:id="list40755771" text:continue-numbering="true" text:style-name="WWNum1">
        <text:list-item>
          <text:p text:style-name="P207">Per un’azienda che ha bisogno di avere un web server, un mail server, di fare access control (non tutti possono accedere a Internet), e di ispezionare il contenuto di tutto il traffico, disegnare un’archittetura.</text:p>
        </text:list-item>
      </text:list>
      <text:p text:style-name="P107"/>
      <text:p text:style-name="P85"/>
      <text:p text:style-name="P85"/>
      <text:p text:style-name="P85"/>
      <text:p text:style-name="P85"/>
      <text:p text:style-name="P8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72"/>
      <text:p text:style-name="P67">Capitolo 7</text:p>
      <text:p text:style-name="P65">Sicurezza delle applicazioni di rete</text:p>
      <text:p text:style-name="P65"/>
      <text:list xml:id="list40754546" text:continue-numbering="true" text:style-name="WWNum1">
        <text:list-item>
          <text:p text:style-name="P207">Proprietà di sicurezza di TLS con algoritmi e chiavi.</text:p>
        </text:list-item>
      </text:list>
      <text:p text:style-name="P89">A partire da TLS-1.2 abbiamo:</text:p>
      <text:p text:style-name="P89"><text:s/>- PEER AUTHN: server obbligatoria, client opzionale. C/R ASYM implicita ed <text:s/>esplicita. </text:p>
      <text:p text:style-name="P132">- RISERVATEZZA DATI: opzionali, SYM </text:p>
      <text:p text:style-name="P132">- DATA AUTHN/INTEGRITÀ: obbligatorio, keyed-digest negoziata </text:p>
      <text:p text:style-name="P132">- FILTERING: obbligatorio, MID implicito </text:p>
      <text:p text:style-name="P89">- REPLAY: obbligatorio, MID implicito </text:p>
      <text:p text:style-name="P90"><text:span text:style-name="T29">Gli algoritmi usati sono HMAC per integrità, e per riservatezza </text:span><text:span text:style-name="T58">DH + DSA + 3DES</text:span></text:p>
      <text:list xml:id="list40748953" text:continue-numbering="true" text:style-name="WWNum1">
        <text:list-item>
          <text:p text:style-name="P207">TLS, proprietà di sicurezza obbligatorie e facoltative, dire con quali algoritmi e con quali chiavi vengono realizzate</text:p>
        </text:list-item>
      </text:list>
      <text:p text:style-name="P89">A partire da TLS-1.2 abbiamo:</text:p>
      <text:p text:style-name="P89"><text:s/>- PEER AUTHN: server obbligatoria, client opzionale. C/R ASYM implicita ed <text:s/>esplicita. </text:p>
      <text:p text:style-name="P132">- RISERVATEZZA DATI: opzionali, SYM </text:p>
      <text:p text:style-name="P132">- DATA AUTHN/INTEGRITÀ: obbligatorio, keyed-digest negoziata </text:p>
      <text:p text:style-name="P132">- FILTERING: obbligatorio, MID implicito </text:p>
      <text:p text:style-name="P89">- REPLAY: obbligatorio, MID implicito </text:p>
      <text:p text:style-name="P88"><text:span text:style-name="T29">Gli algoritmi usati sono HMAC per integrità, e per riservatezza </text:span><text:span text:style-name="T58">DH + DSA + 3DES</text:span></text:p>
      <text:list xml:id="list40763695" text:continue-numbering="true" text:style-name="WWNum1">
        <text:list-item>
          <text:p text:style-name="P207">Quali sono gli step di trasformazione dei dati quando inviati tramite un canale TLS con la ciphersuite TLS_DHE_DSS_WITH_AES_128_CBC_SHA con ZIP</text:p>
        </text:list-item>
      </text:list>
      <text:p text:style-name="P88"><text:span text:style-name="T34">1) frammentazione</text:span><text:line-break/>2)<text:span text:style-name="T34"> compressione </text:span><text:a xlink:type="simple" xlink:href="http://pack.data/" office:target-frame-name="_blank" xlink:show="new" text:style-name="Internet_20_link" text:visited-style-name="Visited_20_Internet_20_Link"><text:span text:style-name="T44">PACK.DATA</text:span></text:a><text:span text:style-name="T35"> </text:span><text:span text:style-name="T34">= zip(</text:span><text:a xlink:type="simple" xlink:href="http://pack.data/" office:target-frame-name="_blank" xlink:show="new" text:style-name="Internet_20_link" text:visited-style-name="Visited_20_Internet_20_Link"><text:span text:style-name="T44">PACK.DATA</text:span></text:a><text:span text:style-name="T34">)</text:span><text:line-break/>3)<text:span text:style-name="T34"> mac in questo caso un keyed digest utilizzando sha256 immagino quindi PACK.MAC = HMAC-SHA256(key_auth_client_to_server,packet) (considerando il padding se tls oppure senza considerarlo se ssl &lt;= 2.0)</text:span><text:line-break/>4)<text:span text:style-name="T34"> padding</text:span><text:line-break/>5)<text:span text:style-name="T34"> generazione IV, quindi PACK.IV = rand(128)</text:span><text:line-break/>6)<text:span text:style-name="T34"> cifratura utilizzando aes, quindi </text:span><text:a xlink:type="simple" xlink:href="http://pack.data/" office:target-frame-name="_blank" xlink:show="new" text:style-name="Internet_20_link" text:visited-style-name="Visited_20_Internet_20_Link"><text:span text:style-name="T44">PACK.DATA</text:span></text:a><text:span text:style-name="T35"> </text:span><text:span text:style-name="T34">= AES-128-CBC(PACK.IV,key_comp_client_to_server,</text:span><text:a xlink:type="simple" xlink:href="http://pack.data/" office:target-frame-name="_blank" xlink:show="new" text:style-name="Internet_20_link" text:visited-style-name="Visited_20_Internet_20_Link"><text:span text:style-name="T44">PACK.DATA</text:span></text:a><text:span text:style-name="T34">)</text:span><text:line-break/>7)<text:span text:style-name="T34"> invio pacchetto, ovvero send(PACK) # che conterrà IV, DATA e MAC</text:span> </text:p>
      <text:list xml:id="list40765947" text:continue-numbering="true" text:style-name="WWNum1">
        <text:list-item>
          <text:p text:style-name="P207">Descrivere come funziona la client authentication di TLS. Discutere i suoi vantaggi e i suoi svantaggi.</text:p>
        </text:list-item>
      </text:list>
      <text:p text:style-name="P108">1)certificate request(client): opzionale, richiesta dal server in fase di handshake<text:line-break/>2)certificate(client): <text:span text:style-name="T58">Trasporta il certificato per la client authentication. Il certificato deve essere stato emesso da una delle CA date elencate dal server nel messaggio Certicate Request.</text:span></text:p>
      <text:p text:style-name="P108"><text:soft-page-break/>3)Cetificate verify: <text:span text:style-name="T58">Si tratta di una prova esplicita di firma. Viene verificato effettivamente che si possieda la chiave privata e che si intenda utilizzarla in tale </text:span><text:span text:style-name="T58">contesto. L'hash è calcolato su tutti i messaggi di handshake che precedono questo ed e firmato con la chiave privata del client </text:span>(serve per evitare impostori)</text:p>
      <text:list xml:id="list40744416" text:continue-numbering="true" text:style-name="WWNum1">
        <text:list-item>
          <text:p text:style-name="P205"><text:span text:style-name="T10">TlS client authentication vs HTML form-based authentication: vantaggi, </text:span><text:span text:style-name="T9">svantaggi e soluzioni</text:span></text:p>
        </text:list-item>
      </text:list>
      <text:p text:style-name="P117"><text:span text:style-name="T18">TLS client auth</text:span><text:span text:style-name="T19">: </text:span><text:span text:style-name="T20">Nel caso in cui il canale SSL è stato attivato con client authentication, per autenticarsi l’utente </text:span><text:span text:style-name="T55">dovrà fornire un certificato X.509, oltre a dover rispondere correttamente alla sfida. In quasto caso il server può effettuare un mapping per far sapere allo sviluppatore applicativo le credenziali dell’utente che ha richiesto accesso ad una determinata risorsa.</text:span></text:p>
      <text:p text:style-name="P191">Il vantaggio è che l’attaccante potrà andare a sfruttare solamente i bachi contenuti all’interno di TLS; di conseguenza si avrà una superficie d’attacco molto piccola.</text:p>
      <text:p text:style-name="P35"><text:tab/>Lo svantaggio è che purtroppo questo molto spesso non è possibile perché gli utenti <text:tab/>di rado hanno un certificato X.509, o anche nel caso in cui ce lo avessero non è detto <text:tab/>che il sistemista abbia attivato la funzione di mapping delle credenzialità.</text:p>
      <text:p text:style-name="P115"><text:span text:style-name="T55">HTML form-based:</text:span><text:span text:style-name="T30"> il client invia i propri dati dopo averli inseriti in un form html</text:span></text:p>
      <text:p text:style-name="P118"><text:span text:style-name="T40">Lo svantaggio è che manda le credenziali semplicemente codificate in base64 e non vengono protette da crittografia quindi si può fare sniffing delle credenziali e il</text:span><text:span text:style-name="T41"> server deve anche stare attento a salvarle non in chiaro</text:span><text:span text:style-name="T55"> </text:span><text:span text:style-name="T40">mentre come vantaggio è che è veloce e facile da implementare. </text:span></text:p>
      <text:list xml:id="list40757895" text:continue-numbering="true" text:style-name="WWNum1">
        <text:list-item>
          <text:p text:style-name="P201">Un'azienda vuole fare TLS client auth su un server web: vantaggi e svantaggi e accorgimenti da applicare su client e server.</text:p>
        </text:list-item>
      </text:list>
      <text:p text:style-name="P117"><text:span text:style-name="T39">Vantaggi: autenticazione forte, superficie d'attacco ridotta, nessuna password memorizzata sul server, etc...</text:span><text:span text:style-name="T30"><text:line-break/></text:span><text:span text:style-name="T39">Lo svantaggio è che purtroppo questo molto spesso non è possibile perché gli utenti di rado hanno un certificato X.509, o anche nel caso in cui ce lo avessero non è detto che il sistemista abbia attivato la funzione di mapping delle credenzialità.</text:span><text:span text:style-name="T30"><text:line-break/></text:span></text:p>
      <text:p text:style-name="P188">Accorgimenti: HSM sul server per metterci K privata, smart card o dispositivo sicuro per K privata sul client, HSTS e HPKP (che non c'entrano nulla con la client auth ma a quanto pare andavano detti). </text:p>
      <text:p text:style-name="P35"><text:tab/></text:p>
      <text:list xml:id="list40747526" text:continue-numbering="true" text:style-name="WWNum1">
        <text:list-item>
          <text:p text:style-name="P201">Un progettista web deve scegliere tra realizzare autenticazione degli utenti tramite TLS client authentication oppure HTLM form-based authentication. Illustrare le due soluzioni, con relativi vantaggi e svantaggi e quindi suggerire la soluzione migliore per generici utenti internet</text:p>
        </text:list-item>
      </text:list>
      <text:p text:style-name="P117"><text:span text:style-name="T18">TLS client auth</text:span><text:span text:style-name="T19">: </text:span><text:span text:style-name="T20">Nel caso in cui il canale SSL è stato attivato con client authentication, per autenticarsi l’utente </text:span><text:span text:style-name="T55">dovrà fornire un certificato X.509, oltre a dover rispondere correttamente alla sfida. In quasto caso il server può effettuare un </text:span><text:soft-page-break/><text:span text:style-name="T55">mapping per far sapere allo sviluppatore applicativo le credenziali dell’utente che ha richiesto accesso ad una determinata risorsa.</text:span></text:p>
      <text:p text:style-name="P191">Il vantaggio è che l’attaccante potrà andare a sfruttare solamente i bachi contenuti all’interno di TLS; di conseguenza si avrà una superficie d’attacco molto piccola.</text:p>
      <text:p text:style-name="P35"><text:tab/>Lo svantaggio è che purtroppo questo molto spesso non è possibile perché gli utenti <text:tab/>di rado hanno un certificato X.509, o anche nel caso in cui ce lo avessero non è detto <text:tab/>che il sistemista abbia attivato la funzione di mapping delle credenzialità.</text:p>
      <text:p text:style-name="P115"><text:span text:style-name="T55">HTML form-based:</text:span><text:span text:style-name="T30"> il client invia i propri dati dopo averli inseriti in un form html</text:span></text:p>
      <text:p text:style-name="P114"><text:span text:style-name="T41">Lo svantaggio è che manda le credenziali semplicemente codificate in base64 e non vengono protette da crittografia quindi si può fare sniffing delle credenziali e il server deve anche stare attento a salvarle non in chiaro</text:span><text:span text:style-name="T55"> </text:span><text:span text:style-name="T41">mentre come vantaggio è che è veloce e facile da implementare. </text:span></text:p>
      <text:p text:style-name="P189">Data che si parla di utenti generici che potrebbero essere privi di certificato, suggerirei la seconda, ovviamente con i dovuti accorgimenti.</text:p>
      <text:list xml:id="list40746979" text:continue-numbering="true" text:style-name="WWNum1">
        <text:list-item>
          <text:p text:style-name="P207">Supponiamo di avere un sito web, come si potrebbe fare l’autenticazione dell’utente potendo agire solamente sul nodo di rete che ospita il sito web?</text:p>
        </text:list-item>
      </text:list>
      <text:p text:style-name="P107"/>
      <text:list xml:id="list40749865" text:continue-numbering="true" text:style-name="WWNum1">
        <text:list-item>
          <text:p text:style-name="P207">Considerando il protocollo TLS-1.0, spiegare quali proprietà di sicurezza offre e per ciascuna di esse indicare se è obbligatoria o opzionale e come viene ottenuta.</text:p>
        </text:list-item>
      </text:list>
      <text:p text:style-name="P29"><text:tab/>• <text:span text:style-name="T2">autenticazione del server </text:span>(obbligatoria): all’apertura del canale, il server:</text:p>
      <text:p text:style-name="P30"><text:tab/>1. si autentica inviando la propria chiave pubblica, tipicamente contenuta dentro un <text:tab/>certificato X.509;</text:p>
      <text:p text:style-name="P30"><text:tab/>2. subisce una sorta di sfida asimmetrica per dimostrare di conoscere la chiave <text:tab/>privata corrispondente alla chiave pubblica nel certificato;</text:p>
      <text:p text:style-name="P30"><text:tab/>• <text:span text:style-name="T2">autenticazione del client </text:span>(facoltativa): all’apertura del canale, il client si autentica <text:tab/>nello stesso modo del server;</text:p>
      <text:p text:style-name="P30"><text:tab/>• <text:span text:style-name="T2">autenticazione e integrità dei messaggi </text:span>(obbligatorie): tutti i dati trasmessi sono <text:tab/>protetti da MAC keyed-digest (ad es. SHA-2) (la firma digitale sarebbe troppo lenta <text:tab/>per flussi di dati);</text:p>
      <text:p text:style-name="P30"><text:tab/>• <text:span text:style-name="T2">riservatezza dei messaggi </text:span>(facoltativa): tutti i dati trasmessi sono criptati con una <text:tab/>chiave di sessione simmetrica (ad es. 3DES):</text:p>
      <text:p text:style-name="P30"><text:span text:style-name="T2"><text:tab/>– </text:span>il client decide la chiave;</text:p>
      <text:p text:style-name="P30"><text:span text:style-name="T2"><text:tab/>– </text:span>il client comunica la chiave al server tramite crittografia a chiave pubblica (ad es. <text:tab/>RSA, DH);</text:p>
      <text:p text:style-name="P30"><text:soft-page-break/><text:tab/>• <text:span text:style-name="T2">protezione da attacchi replay e filtering</text:span>: ogni messaggio viene numerato con un <text:tab/>MID<text:span text:style-name="T83">3</text:span>, garantendo una protezione completa possibile grazie al protocollo di trasporto <text:tab/>affidabile (non parziale come in IPsec<text:span text:style-name="T83">4</text:span>):</text:p>
      <text:list xml:id="list6178100084558176929" text:style-name="L4">
        <text:list-item>
          <text:list>
            <text:list-item>
              <text:p text:style-name="P143">replay: i messaggi devono arrivare sempre nello stesso ordine con cui sono stati inviati e non devono essere duplicati;</text:p>
            </text:list-item>
            <text:list-item>
              <text:p text:style-name="P138">filtering (= cancellazione): non devono mancare dei messaggi.</text:p>
            </text:list-item>
          </text:list>
        </text:list-item>
      </text:list>
      <text:p text:style-name="P26"><text:span text:style-name="T54"><text:tab/>• </text:span><text:span text:style-name="T4">protezione dei messaggi</text:span><text:span text:style-name="T54">: secondo vari studi il 10% dei messaggi necessita <text:tab/>realmente di riservatezza (facoltativa), mentre il 100% necessita di autenticazione e <text:tab/>integrità (obbligatorie).</text:span></text:p>
      <text:list xml:id="list40740086" text:continue-list="list40749865" text:style-name="WWNum1">
        <text:list-item>
          <text:p text:style-name="P207">Elencare e spiegare le caratteristiche di SSL.</text:p>
        </text:list-item>
      </text:list>
      <text:p text:style-name="P11"><text:span text:style-name="T51"><text:tab/>SSL (Secure Socket Layer)</text:span><text:span text:style-name="T55">, proposto inizialmente da Netscape, è un protocollo per <text:tab/>creare canali di </text:span><text:span text:style-name="T55">trasporto sicuri. SSL giace approssimativamente al livello sessione, <text:tab/>tra il livello di trasporto e il livello applicativo.</text:span></text:p>
      <text:p text:style-name="P6"><text:tab/>Caratteristiche:</text:p>
      <text:p text:style-name="P25"><text:span text:style-name="T54"><text:tab/>• </text:span><text:span text:style-name="T2">autenticazione del server </text:span><text:span text:style-name="T54">(obbligatoria): all’apertura del canale, il server:</text:span></text:p>
      <text:p text:style-name="P30"><text:tab/>1. si autentica inviando la propria chiave pubblica, tipicamente contenuta dentro un <text:tab/>certificato X.509;</text:p>
      <text:p text:style-name="P30"><text:tab/>2. subisce una sorta di sfida asimmetrica per dimostrare di conoscere la chiave <text:tab/>privata corrispondente alla chiave pubblica nel certificato;</text:p>
      <text:p text:style-name="P30"><text:tab/>• <text:span text:style-name="T2">autenticazione del client </text:span>(facoltativa): all’apertura del canale, il client si autentica <text:tab/>nello stesso modo del server;</text:p>
      <text:p text:style-name="P30"><text:tab/>• <text:span text:style-name="T2">autenticazione e integrità dei messaggi </text:span>(obbligatorie): tutti i dati trasmessi sono <text:tab/>protetti da MAC keyed-digest (ad es. SHA-2) (la firma digitale sarebbe troppo lenta <text:tab/>per flussi di dati);</text:p>
      <text:p text:style-name="P30"><text:tab/>• <text:span text:style-name="T2">riservatezza dei messaggi </text:span>(facoltativa): tutti i dati trasmessi sono criptati con una <text:tab/>chiave di sessione simmetrica (ad es. 3DES):</text:p>
      <text:p text:style-name="P30"><text:span text:style-name="T2"><text:tab/>– </text:span>il client decide la chiave;</text:p>
      <text:p text:style-name="P30"><text:span text:style-name="T2"><text:tab/>– </text:span>il client comunica la chiave al server tramite crittografia a chiave pubblica (ad es. <text:tab/>RSA, DH);</text:p>
      <text:p text:style-name="P30"><text:tab/>• <text:span text:style-name="T2">protezione da attacchi replay e filtering</text:span>: ogni messaggio viene numerato con un <text:tab/>MID<text:span text:style-name="T83">3</text:span>, garantendo una protezione completa possibile grazie al protocollo di trasporto <text:tab/>affidabile (non parziale come in IPsec<text:span text:style-name="T83">4</text:span>):</text:p>
      <text:list xml:id="list40748606" text:continue-list="list6178100084558176929" text:style-name="L4">
        <text:list-item>
          <text:list>
            <text:list-item>
              <text:p text:style-name="P143">replay: i messaggi devono arrivare sempre nello stesso ordine con cui sono stati inviati e non devono essere duplicati;</text:p>
            </text:list-item>
            <text:list-item>
              <text:p text:style-name="P138">filtering (= cancellazione): non devono mancare dei messaggi.</text:p>
            </text:list-item>
          </text:list>
        </text:list-item>
      </text:list>
      <text:p text:style-name="P26"><text:soft-page-break/><text:span text:style-name="T54"><text:tab/>• </text:span><text:span text:style-name="T4">protezione dei messaggi</text:span><text:span text:style-name="T54">: secondo vari studi il 10% dei messaggi necessita <text:tab/>realmente di riservatezza (facoltativa in SSL3), mentre il 100% necessita di <text:tab/>autenticazione e integrità (obbligatorie).</text:span></text:p>
      <text:list xml:id="list40743469" text:continue-list="list40740086" text:style-name="WWNum1">
        <text:list-item>
          <text:p text:style-name="P207">Su un server HTTP è necessario autenticare i client, è possibile usare la client authentication di SSL oppure un form con ID e PSW su canale sicuro. Spiegare le due soluzioni, vantaggi e svantaggi di ognuna e dire qual è quella preferibile.</text:p>
        </text:list-item>
      </text:list>
      <text:p text:style-name="P117"><text:span text:style-name="T18">TLS client auth</text:span><text:span text:style-name="T19">: </text:span><text:span text:style-name="T20">Nel caso in cui il canale SSL è stato attivato con client authentication, per autenticarsi l’utente </text:span><text:span text:style-name="T55">dovrà fornire un certificato X.509, oltre a dover rispondere correttamente alla sfida. In quasto caso il server può effettuare un mapping per far sapere allo sviluppatore applicativo le credenziali dell’utente che ha richiesto accesso ad una determinata risorsa.</text:span></text:p>
      <text:p text:style-name="P191">Il vantaggio è che l’attaccante potrà andare a sfruttare solamente i bachi contenuti all’interno di TLS; di conseguenza si avrà una superficie d’attacco molto piccola.</text:p>
      <text:p text:style-name="P35"><text:tab/>Lo svantaggio è che purtroppo questo molto spesso non è possibile perché gli utenti <text:tab/>di rado hanno un certificato X.509, o anche nel caso in cui ce lo avessero non è detto <text:tab/>che il sistemista abbia attivato la funzione di mapping delle credenzialità.</text:p>
      <text:p text:style-name="P115"><text:span text:style-name="T55">HTML form-based:</text:span><text:span text:style-name="T30"> il client invia i propri dati dopo averli inseriti in un form html</text:span></text:p>
      <text:p text:style-name="P114"><text:span text:style-name="T41">Lo svantaggio è che manda le credenziali semplicemente codificate in base64 e non vengono protette da crittografia quindi si può fare sniffing delle credenziali e il server deve anche stare attento a salvarle non in chiaro</text:span><text:span text:style-name="T55"> </text:span><text:span text:style-name="T41">mentre come vantaggio è che è veloce e facile da implementare. </text:span></text:p>
      <text:p text:style-name="P189">Sarebbe preferibile la prima al livello di sicurezza.</text:p>
      <text:list xml:id="list40741885" text:continue-numbering="true" text:style-name="WWNum1">
        <text:list-item>
          <text:p text:style-name="P207">Approcci TLS-then-proto e proto-then-TLS: spiegare il funzionamento, vantaggi e svantaggi dei due approcci.</text:p>
        </text:list-item>
      </text:list>
      <text:p text:style-name="P34"><text:span text:style-name="T79"><text:tab/>TLS then proto: </text:span><text:span text:style-name="T30">ovvero prima viene aperto un canale sicuro e sucessivamente viene <text:tab/>utilizzato i</text:span><text:span text:style-name="T55">l protocollo per il trasporto dei dati. La sicurezza non è gestita dal <text:tab/>programmatore del server Web, ma è gestita dal sistemista: è compito di quest’ultimo <text:tab/>attivare TLS prima di rendere accessibile l’applicazione Web. Questo ha il vantaggio <text:tab/>di richiedere un minore lavoro agli sviluppatori, ma allo stesso tempo essi non <text:tab/>avranno nessun controllo sui sistemi di sicurezza; occorrerà fidarsi dell’operato dei <text:tab/>sistemisti. Occorre quindi avere una sincronizzazione tra il lavoro dei programmatori <text:tab/>e quello dei sistemisti.</text:span></text:p>
      <text:p text:style-name="P30"/>
      <text:p text:style-name="P27"><text:span text:style-name="T5"><text:tab/>proto </text:span><text:span text:style-name="T80">then TLS:</text:span><text:span text:style-name="T55"> In questo caso si ha l’apertura iniziale di un normale canale tramite <text:tab/>protocollo, e sarà il server a decidere se si vuole fare sicurezza oppure no. Si ha </text:span><text:span text:style-name="T55"><text:tab/>quindi la possibilità di fare upgrading verso TLS di un normale canale. è lo <text:tab/>sviluppatore che deve occuparsi della sicurezza: nel momento in cui un utente <text:tab/>richiede di accedere a delle risorse protette occorre cessare il normale dialogo traite <text:tab/>protocollo, trasformare il canale in sicuro e solo a quel punto potrà riprendere il </text:span><text:soft-page-break/><text:span text:style-name="T55"><text:tab/>dialogo. Questo si traduce in un carico di lavoro maggiore per lo sviluppatore in <text:tab/>quanto dovrà occuparsi anche della sicurezza, ma ciò può anche essere visto come un <text:tab/>vantaggio in quanto è lo sviluppatore stesso che controlla se e quale sicurezza si <text:tab/>desidera avere.</text:span></text:p>
      <text:p text:style-name="P30"/>
      <text:p text:style-name="P30"><text:tab/>Per quanto riguarda i firewall le due soluzioni non sono equivalenti principalmente <text:tab/>per il motivo che esse utilizzano porte diverse.</text:p>
      <text:p text:style-name="P30"><text:tab/>Per quanto riguarda gli IDS, se si utilizza TLS then proto l’IDS sarà solamente in <text:tab/>grado di vedere una richiesta di apertura di un canale protetto. Una volta che il canale <text:tab/>sarà aperto non sarà più possibile vedere nulla.</text:p>
      <text:p text:style-name="P30"><text:tab/>Con proto then TLS invece l’IDS può vedere che il canale è stato creato e che per una <text:tab/>specifica richiesta il server ha deciso di trasformare il canale in sicuro. L’IDS non <text:tab/>sarà comunque in grado di vedere nulla fintanto che TLS sarà attivo, ma almeno si ha <text:tab/>un controllo su quali URL viene attivata la sicurezza.</text:p>
      <text:list xml:id="list40746728" text:continue-numbering="true" text:style-name="WWNum1">
        <text:list-item>
          <text:p text:style-name="P207">Che cosa sono gli step di trasformazione dei dati quando inviati tramite un canale TLS con la cipher suite DHE-RSA-AES-128-SHA? </text:p>
          <text:p text:style-name="P209">Segmentation, compressione, <text:s/>calcolo del MAC con SHA-1, aggiunto del padding, creazione dell’IV, cifratura con AES, aggiunta dell’header.</text:p>
        </text:list-item>
      </text:list>
      <text:p text:style-name="P107"/>
      <text:list xml:id="list40737164" text:continue-numbering="true" text:style-name="WWNum1">
        <text:list-item>
          <text:p text:style-name="P207">Come si può garantire l’autenticazione del traffico HTTP?</text:p>
        </text:list-item>
      </text:list>
      <text:p text:style-name="P107"/>
      <text:list xml:id="list40751661" text:continue-numbering="true" text:style-name="WWNum1">
        <text:list-item>
          <text:p text:style-name="P207">Spiegare Heartbleed</text:p>
        </text:list-item>
      </text:list>
      <text:p text:style-name="P28"><text:span text:style-name="T60"><text:tab/>Heartbleed </text:span><text:span text:style-name="T58">è un possibile attacco che consiste nel tenere continuamente aperta una <text:tab/>connessione senza rinegoziare una sessione SSL. In questo modo un attaccante puo <text:tab/>ottenere dati sensibili presenti in un dato blocco di RAM, quali user+pwd e/o chiave <text:tab/>privata del server tramite buffer-overflow (se non si usa un HSM, il server tiene la <text:tab/>chiave privata in RAM). Si basa sull'estensione </text:span><text:span text:style-name="T60">Heartbeat</text:span><text:span text:style-name="T58"> che, una volta aperto un <text:tab/>canale TLS, continua a scambiare messaggi, anche vuoti, per mantenere la <text:tab/>connessione aperta.</text:span></text:p>
      <text:list xml:id="list40765073" text:continue-numbering="true" text:style-name="WWNum1">
        <text:list-item>
          <text:p text:style-name="P201">Indicare quali proprietà di sicurezza sono disponibili tramite il protocollo TLS-1.2. Per ciascuna proprietà indicare se è opzionale o meno, la metodologia usata per implementarla e le eventuali chiavi specifiche o altri parametri di configurazioni necessari.</text:p>
        </text:list-item>
      </text:list>
      <text:p text:style-name="P103"/>
      <text:p text:style-name="P80">(Risposta dal professore)</text:p>
      <text:p text:style-name="Default"/>
      <text:p text:style-name="P133">- PEER AUTHN: server obbligatoria, client opzionale. C/R ASYM implicita ed esplicita. </text:p>
      <text:p text:style-name="P133">- RISERVATEZZA DATI: opzionali, SYM </text:p>
      <text:p text:style-name="P133"><text:soft-page-break/>- DATA AUTHN/INTEGRITÀ: obbligatorio, keyed-digest negoziata </text:p>
      <text:p text:style-name="P133">- FILTERING: obbligatorio, MID implicito </text:p>
      <text:p text:style-name="P134">- REPLAY: obbligatorio, MID implicito </text:p>
      <text:p text:style-name="P80"/>
      <text:p text:style-name="P103"/>
      <text:list xml:id="list40756925" text:continue-numbering="true" text:style-name="WWNum1">
        <text:list-item>
          <text:p text:style-name="P201">Si vuole controllare l’accesso alle pagine web ospitate da un server operando solo sulla configurazione del server stesso. Identificare le possibili tecniche utilizzabili, indicandone vantaggi e svantaggi.</text:p>
        </text:list-item>
      </text:list>
      <text:p text:style-name="P103"/>
      <text:p text:style-name="P80">(Risposta del professore)</text:p>
      <text:p text:style-name="P80"/>
      <text:list xml:id="list3257675688947814570" text:style-name="WWNum2">
        <text:list-item>
          <text:list>
            <text:list-item>
              <text:list>
                <text:list-item>
                  <text:p text:style-name="P214">INGRESS: semplice, livello S1. svantaggi: IP spoofing, no <text:s text:c="3"/>per-page</text:p>
                </text:list-item>
                <text:list-item>
                  <text:p text:style-name="P214">IP-SEC: livello S2. svantaggi: configurare anche il client, no <text:s/>per-page</text:p>
                </text:list-item>
                <text:list-item>
                  <text:p text:style-name="P214">TLS c/authn: livello S3, per-page. svantaggi: client certificate che non tutti hanno.</text:p>
                </text:list-item>
                <text:list-item>
                  <text:p text:style-name="P214">HTTP basic/digest: semplice, per-page. svantaggi: livello S4, se basic -&gt; TLS (per evitare sniffing)</text:p>
                </text:list-item>
                <text:list-item>
                  <text:p text:style-name="P214">FORM based authn: integrità nell’applicazione. svantaggi: livello S5, la forza effettiva dipende dalla tecnica utilizzata.</text:p>
                </text:list-item>
              </text:list>
            </text:list-item>
          </text:list>
        </text:list-item>
      </text:list>
      <text:p text:style-name="P10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67">Capitolo 8</text:p>
      <text:p text:style-name="P65">Sicurezza della posta elettronica</text:p>
      <text:p text:style-name="P65"><text:soft-page-break/></text:p>
      <text:p text:style-name="P72"/>
      <text:list xml:id="list40748452" text:continue-list="list40756925" text:style-name="WWNum1">
        <text:list-item>
          <text:p text:style-name="P207">Quali sono le proprietà di sicurezza di S/MIME clear-signed? Spiegare indicando gli opportuni algoritmi usati e dire se sono obbligatori o opzionali.</text:p>
        </text:list-item>
      </text:list>
      <text:p text:style-name="P180"><text:tab/>Le proprietà offerte sono:</text:p>
      <text:p text:style-name="P180"><text:tab/></text:p>
      <text:p text:style-name="P180"><text:tab/>• Non ripudio: tramite f<text:span text:style-name="T81">irma per ricevuta di un documento</text:span>, in modo che il <text:tab/>destinatario di un messaggio non possa negare di averlo ricevuto.</text:p>
      <text:p text:style-name="P150"><text:tab/></text:p>
      <text:p text:style-name="P150"><text:tab/>• <text:span text:style-name="T81">Security label</text:span>, meccanismo attraverso il quale si va a classificare ogni messaggio <text:tab/>secondo una certa gerarchia di sicurezza. Ad esempio in ambito militare i messaggi <text:tab/>vengono classificati in unclassified (leggibili da chiunque), classified (riservati solo a <text:tab/>coloro che hanno una certa autorizzazione), secret e top-secret.</text:p>
      <text:p text:style-name="P150"><text:tab/>• <text:span text:style-name="T81">Mailing-list sicure</text:span>, che permette di risolvere il problema di come fare a cifrare i <text:tab/>messaggi destinati ad una mailing-list (dove non si ha a disposizione le chiavi <text:tab/>pubbliche dei destinatari). Questo però introduce una debolezza perché il messaggio <text:tab/>non è più cifrato end-to-end ma il gestore della mailing list potrebbe potenzialmente <text:tab/>andare a leggerne il contenuto.</text:p>
      <text:p text:style-name="P151"><text:tab/>• <text:span text:style-name="T81">Firma degli attributi dei certificati</text:span>.</text:p>
      <text:p text:style-name="P180"><text:tab/>Gli algoritmi usati sono:</text:p>
      <text:p text:style-name="P150"><text:tab/>• Digest: SHA-1 (obbligatorio) o MD5.</text:p>
      <text:p text:style-name="P150"><text:tab/>• Firma digitale: DSS (obbligatorio) o digest+RSA (soluzione più usata).</text:p>
      <text:p text:style-name="P150"><text:tab/>• Scambio chiavi: Diffie Hellman (obbligatorio). In realtà la pratica comune è quella <text:tab/>di calcolare una chiave di messaggio cifrandola con la chiave RSA del destinatario.</text:p>
      <text:p text:style-name="P152"><text:span text:style-name="T54"><text:tab/>• Cifratura del messaggio: 3DES o RC2/40 (entrambi obbligatori).</text:span></text:p>
      <text:list xml:id="list40764510" text:continue-numbering="true" text:style-name="WWNum1">
        <text:list-item>
          <text:p text:style-name="P201">Indicare con una formula la struttura di un messaggio S/MIME per un testo T ed una coppia di chiavi (Kpri, Kpub)</text:p>
        </text:list-item>
      </text:list>
      <text:p text:style-name="P85"/>
      <text:list xml:id="list40757460" text:continue-numbering="true" text:style-name="WWNum1">
        <text:list-item>
          <text:p text:style-name="P207">Dire che cosa ha in più APOP rispetto a POP e come lo implementa</text:p>
        </text:list-item>
      </text:list>
      <text:p text:style-name="P181"><text:span text:style-name="T54"><text:tab/>La variante APOP introduce un nuovo comando, chiamato appunto APOP, che <text:tab/>sostituisce la coppia di comandi USER + PASS. Questo comando introduce un <text:tab/>meccanismo a sfida di tipo simmetrico.</text:span></text:p>
      <text:list xml:id="list40763586" text:continue-numbering="true" text:style-name="WWNum1">
        <text:list-item>
          <text:p text:style-name="P207">Descrivere gli attributi di S/MIME clear-signed indicando quali sono opzionali e descrivere i vari algoritmi di cifratura e le chiavi usate.</text:p>
        </text:list-item>
      </text:list>
      <text:p text:style-name="P150"><text:tab/>• Digest: SHA-1 (obbligatorio) o MD5.</text:p>
      <text:p text:style-name="P150"><text:tab/>• Firma digitale: DSS (obbligatorio) o digest+RSA (soluzione più usata).</text:p>
      <text:p text:style-name="P150"><text:soft-page-break/><text:tab/>• Scambio chiavi: Diffie Hellman (obbligatorio). In realtà la pratica comune è quella <text:tab/>di calcolare una chiave di messaggio cifrandola con la chiave RSA del destinatario.</text:p>
      <text:p text:style-name="P152"><text:span text:style-name="T54"><text:tab/>• Cifratura del messaggio: 3DES o RC2/40 (entrambi obbligatori).</text:span></text:p>
      <text:list xml:id="list40743801" text:continue-numbering="true" text:style-name="WWNum1">
        <text:list-item>
          <text:p text:style-name="P207">Con riferimento ad un sistema di gestione della posta elettronica Internet (MHS, Mail Handling System) identificare i possibili problemi di sicurezza ed indicare quali tecniche di protezione si possono applicare per risolvere o mitigare ciascun problema.</text:p>
        </text:list-item>
      </text:list>
      <text:p text:style-name="P35"><text:tab/>Sicurizzare la posta elettronica non è banale:</text:p>
      <text:p text:style-name="P150"><text:tab/>• Sistema connectionless, ossia non si ha un collegamento diretto tra il mittente e il <text:tab/>destinatario. Anzi si parla di sistema <text:span text:style-name="T81">store-and-forward</text:span>, ossia il messaggio prima di <text:tab/>essere inviato da un nodo all’altro viene prima salvato in locale e solo in un secondo <text:tab/>momento viene inoltrato.</text:p>
      <text:p text:style-name="P150"><text:tab/>• Uso di MTA non fidati su cui si va a memorizzare (anche se temporaneamente) i <text:tab/>messaggi.</text:p>
      <text:p text:style-name="P150"><text:tab/>• Livello di sicurezza del MS sul quale si va a memorizzare i messaggi prima che essi <text:tab/>vengano letti.</text:p>
      <text:p text:style-name="P150"><text:tab/>• Si potrebbe implementare un sistema di cifratura, ma si avrebbero dei problemi nel <text:tab/>caso in cui si usasse una mailing-list (problema di implementare la cifratura per tutti <text:tab/>gli appartenenti della mailing-list).</text:p>
      <text:p text:style-name="P153"><text:span text:style-name="T54"><text:tab/>• Poiché la posta elettronica è ormai un sistema di largo utilizzo, apportare delle <text:tab/>modifiche non è una cosa così semplice da fare.</text:span></text:p>
      <text:list xml:id="list40766595" text:continue-numbering="true" text:style-name="WWNum1">
        <text:list-item>
          <text:p text:style-name="P207">S/MIME: indicare gli algoritmi di cifratura, hashing e firma, sia obbligatori che opzionali, ed indicare come ciascuno di essi viene utilizzato all’interno di S/MIME.</text:p>
        </text:list-item>
      </text:list>
      <text:p text:style-name="P150"><text:tab/>• Digest: SHA-1 (obbligatorio) o MD5.</text:p>
      <text:p text:style-name="P150"><text:tab/>• Firma digitale: DSS (obbligatorio) o digest+RSA (soluzione più usata).</text:p>
      <text:p text:style-name="P150"><text:tab/>• Scambio chiavi: Diffie Hellman (obbligatorio). In realtà la pratica comune è quella <text:tab/>di calcolare una chiave di messaggio cifrandola con la chiave RSA del destinatario.</text:p>
      <text:p text:style-name="P152"><text:span text:style-name="T54"><text:tab/>• Cifratura del messaggio: 3DES o RC2/40 (entrambi obbligatori).</text:span></text:p>
      <text:list xml:id="list40750023" text:continue-numbering="true" text:style-name="WWNum1">
        <text:list-item>
          <text:p text:style-name="P205"><text:span text:style-name="T21">Dove è meglio fare l’autenticazione</text:span><text:span text:style-name="T28"> </text:span><text:span text:style-name="T21">del mittente in un sistema di posta tra MTA e MSA?</text:span></text:p>
        </text:list-item>
      </text:list>
      <text:p text:style-name="P110"><text:span text:style-name="T37">Authn al MSA nei confronti dei suoi utenti</text:span> </text:p>
      <text:list xml:id="list40736001" text:continue-numbering="true" text:style-name="WWNum1">
        <text:list-item>
          <text:p text:style-name="P207">Funzionamento del PGP e perché alla gente non piace.</text:p>
        </text:list-item>
      </text:list>
      <text:p text:style-name="P196">PGP è un sistema per fare autenticazione, integrità e riservatezza di dati generici. Le chiavi sono conservate personalmente da ogni utente nel cosiddetto key-ring. Esse sono distribuite direttamente dai proprietari, ad esempio all’interno dei famosi PGP party, oppure andando a caricarle all’interno di un key-server. </text:p>
      <text:p text:style-name="P196"><text:soft-page-break/>PGP è stato integrato in molti sistemi di posta elettronica, e si è anche avuto qualche tentativo di introduzione nel mercato aziendale. Ma alle aziende non piace molto l’idea dei PGP party.</text:p>
      <text:list xml:id="list40743348" text:continue-numbering="true" text:style-name="WWNum1">
        <text:list-item>
          <text:p text:style-name="P207">PGP, dire caratteristiche, vantaggi e svantaggi</text:p>
        </text:list-item>
      </text:list>
      <text:p text:style-name="P195"><text:span text:style-name="T54">PGP è un sistema per fare autenticazione, integrità e riservatezza di dati generici: non usa certificati X.509, ma usa uno schema di certificazione delle chiavi molto peculiare in cui si parla di amici (fidati e non fidati), e di usare un algebra di propagazione della fiducia; le chiavi sono conservate personalmente da ogni utente nel cosiddetto key-ring. Esse sono distribuite direttamente dai proprietari, ad esempio all’interno dei famosi PGP party, oppure andando a caricarle all’interno di un key-server. </text:span></text:p>
      <text:p text:style-name="P195"><text:span text:style-name="T54">Lo svantaggio principale sta nel sistema di distribuzione delle chiavi, non ritenuto abbastanza sicuro.</text:span></text:p>
      <text:list xml:id="list40765989" text:continue-numbering="true" text:style-name="WWNum1">
        <text:list-item>
          <text:p text:style-name="P207">S/MIME: breve descrizione.</text:p>
          <text:p text:style-name="P213"><text:span text:style-name="T29">S/MIME è il principale standard oggi usato per la sicurezza dei messaggi MIME, e </text:span>offre funzionalità di firma digitale e di cifratura tramite l’utilizzo di certificati X.509v3.</text:p>
          <text:p text:style-name="P210"/>
        </text:list-item>
        <text:list-item>
          <text:p text:style-name="P207">Con riferimento all’anti-spam per le MTA in ingresso, descrivere nolisting, greylisting, basato su DNS, i loro vantaggi e svantaggi.</text:p>
        </text:list-item>
      </text:list>
      <text:p text:style-name="P13"><text:span text:style-name="T4"><text:tab/>DNSBL (DNS blacklists and whitelists)</text:span><text:span text:style-name="T54">: il suo funzionamento è il seguente: si <text:tab/>riceve una richiesta di collegamento da parte di un MTA esterno, avente indirizzo <text:tab/>A.B.C.D, e si verifica se questo indirizzo è noto per spedire spam eseguendo <text:tab/>un’operazione di lookup DNS; lo svantaggio è che una volta entrati in una lista, è <text:tab/>difficile uscirne</text:span></text:p>
      <text:p text:style-name="P13"><text:span text:style-name="T4"><text:tab/>Greylisting</text:span><text:span text:style-name="T54"> un mail server che utilizza questa tecnica rifiuterà temporaneamente tutte <text:tab/>le e-mail da un mittente che non conosce. Se l’e-mail è legittima, il mail server del <text:tab/>mittente ritenterà l’invio, e questa volta l’operazione verrà accettata. Se l’e-mail <text:tab/>viene inviata da uno spammer, probabilmente non si avrà un ulteriore tentativo <text:tab/>poiché il mail server dello spammer avendo a disposizione migliaia (o milioni) di <text:tab/>indirizzi email, passerebbe oltre non occupandosi degli errori. Questa tecnica ha il <text:tab/>grosso svantaggio di ritardare non soltanto le mail di spam, ma anche qualunque <text:tab/>messaggio di posta elettronica si riceva.</text:span></text:p>
      <text:p text:style-name="P13"><text:span text:style-name="T4"><text:tab/>Nolisting</text:span><text:span text:style-name="T54">: è sempre basata sulla teoria che gli spammer non hanno tempo da perdere, <text:tab/>e quindi non vanno a provare tutti gli MX (Mail eXchanger, ossia un’incoming MTA <text:tab/>nella terminologia dei DNS) definiti per ciascun dominio. In particolare i domini che <text:tab/>utilizzano questa tecnica vanno a definire tre diversi MX:</text:span></text:p>
      <text:p text:style-name="P156"><text:tab/>• 1<text:span text:style-name="T82"> </text:span>MX: non risponde mai.</text:p>
      <text:p text:style-name="P156"><text:tab/>• 2<text:span text:style-name="T82"> </text:span>MX: funziona regolarmente.</text:p>
      <text:p text:style-name="P156"><text:tab/>• 3<text:span text:style-name="T82"> </text:span>MX: non risponde mai.</text:p>
      <text:p text:style-name="P158"><text:soft-page-break/><text:span text:style-name="T54"><text:tab/>Questo viene fatto perché solitamente gli spammer utilizzano il primo o il terzo MX, <text:tab/>non li provano tutti. Questa tecnica ha il vantaggio di bloccare, o comunque ritardare, <text:tab/>gli spammer ma causa anche un ritardo delle mail. Si ha però il vantaggio di non <text:tab/>sovraccaricare ulteriormente l’MTA perché si andrà a ricevere solamente la posta <text:tab/>valida.</text:span></text:p>
      <text:list xml:id="list40758821" text:continue-numbering="true" text:style-name="WWNum1">
        <text:list-item>
          <text:p text:style-name="P201">Spiegare tre tecniche anti-spam per incoming MTA, identificandone per ognuna vantaggi e svantaggi (come precedente)</text:p>
        </text:list-item>
      </text:list>
      <text:p text:style-name="P13"><text:span text:style-name="T4"><text:tab/>DNSBL (DNS blacklists and whitelists)</text:span><text:span text:style-name="T54">: il suo funzionamento è il seguente: si <text:tab/>riceve una richiesta di collegamento da parte di un MTA esterno, avente indirizzo <text:tab/>A.B.C.D, e si verifica se questo indirizzo è noto per spedire spam eseguendo <text:tab/>un’operazione di lookup DNS; lo svantaggio è che una volta entrati in una lista, è <text:tab/>difficile uscirne</text:span></text:p>
      <text:p text:style-name="P13"><text:span text:style-name="T4"><text:tab/>Greylisting</text:span><text:span text:style-name="T54"> un mail server che utilizza questa tecnica rifiuterà temporaneamente tutte <text:tab/>le e-mail da un mittente che non conosce. Se l’e-mail è legittima, il mail server del <text:tab/>mittente ritenterà l’invio, e questa volta l’operazione verrà accettata. Se l’e-mail <text:tab/>viene inviata da uno spammer, probabilmente non si avrà un ulteriore tentativo <text:tab/>poiché il mail server dello spammer avendo a disposizione migliaia (o milioni) di <text:tab/>indirizzi email, passerebbe oltre non occupandosi degli errori. Questa tecnica ha il <text:tab/>grosso svantaggio di ritardare non soltanto le mail di spam, ma anche qualunque <text:tab/>messaggio di posta elettronica si riceva.</text:span></text:p>
      <text:p text:style-name="P13"><text:span text:style-name="T4"><text:tab/>Nolisting</text:span><text:span text:style-name="T54">: è sempre basata sulla teoria che gli spammer non hanno tempo da perdere, <text:tab/>e quindi non vanno a provare tutti gli MX (Mail eXchanger, ossia un’incoming MTA <text:tab/>nella terminologia dei DNS) definiti per ciascun dominio. In particolare i domini che <text:tab/>utilizzano questa tecnica vanno a definire tre diversi MX:</text:span></text:p>
      <text:p text:style-name="P156"><text:tab/>• 1<text:span text:style-name="T82"> </text:span>MX: non risponde mai.</text:p>
      <text:p text:style-name="P156"><text:tab/>• 2<text:span text:style-name="T82"> </text:span>MX: funziona regolarmente.</text:p>
      <text:p text:style-name="P156"><text:tab/>• 3<text:span text:style-name="T82"> </text:span>MX: non risponde mai.</text:p>
      <text:p text:style-name="P158"><text:span text:style-name="T54"><text:tab/>Questo viene fatto perché solitamente gli spammer utilizzano il primo o il terzo MX, <text:tab/>non li provano tutti. Questa tecnica ha il vantaggio di bloccare, o comunque ritardare, <text:tab/>gli spammer ma causa anche un ritardo delle mail. Si ha però il vantaggio di non <text:tab/>sovraccaricare ulteriormente l’MTA perché si andrà a ricevere solamente la posta <text:tab/>valida.</text:span></text:p>
      <text:list xml:id="list40750940" text:continue-numbering="true" text:style-name="WWNum1">
        <text:list-item>
          <text:p text:style-name="P207">Comando AUTH di ESMTP</text:p>
        </text:list-item>
      </text:list>
      <text:p text:style-name="P85"/>
      <text:list xml:id="list40748169" text:continue-numbering="true" text:style-name="WWNum1">
        <text:list-item>
          <text:p text:style-name="P201">Autenticare il mittente di posta elettronica: MS, MSA o MTA?</text:p>
          <text:p text:style-name="P212">MSA</text:p>
        </text:list-item>
      </text:list>
      <text:p text:style-name="P73"/>
      <text:list xml:id="list40737090" text:continue-numbering="true" text:style-name="WWNum1">
        <text:list-item>
          <text:p text:style-name="P201">Con riferimento ai formati per la creazione di un documento elettronico con firma digitale, descrivere le soluzioni disponibili e discuterne i relativi vantaggi e svantaggi.</text:p>
        </text:list-item>
      </text:list>
      <text:p text:style-name="P103"/>
      <text:p text:style-name="P80"><text:soft-page-break/>(Risposta del professore)</text:p>
      <text:p text:style-name="P99"/>
      <text:list xml:id="list40747592" text:continue-list="list3257675688947814570" text:style-name="WWNum2">
        <text:list-item>
          <text:list>
            <text:list-item>
              <text:list>
                <text:list-item>
                  <text:p text:style-name="P215">Enveloping signature (PKCS #7)</text:p>
                </text:list-item>
              </text:list>
            </text:list-item>
          </text:list>
        </text:list-item>
      </text:list>
      <text:p text:style-name="P123">vantaggi: applicabile su tutti gli oggetti</text:p>
      <text:p text:style-name="P123">svantaggi: bisogna modificare le applicazioni</text:p>
      <text:p text:style-name="P123"/>
      <text:list xml:id="list40748505" text:continue-numbering="true" text:style-name="WWNum2">
        <text:list-item>
          <text:list>
            <text:list-item>
              <text:list>
                <text:list-item>
                  <text:p text:style-name="P215">Enveloped signature (PDF)</text:p>
                </text:list-item>
              </text:list>
            </text:list-item>
          </text:list>
        </text:list-item>
      </text:list>
      <text:p text:style-name="P123">vantaggi: wrapping/wrapper</text:p>
      <text:p text:style-name="P123">svantaggi: utilizzabile solo per quell’applicazione</text:p>
      <text:p text:style-name="P123"/>
      <text:list xml:id="list40739503" text:continue-numbering="true" text:style-name="WWNum2">
        <text:list-item>
          <text:list>
            <text:list-item>
              <text:list>
                <text:list-item>
                  <text:p text:style-name="P215">Detached signature (PKCS #7)</text:p>
                </text:list-item>
              </text:list>
            </text:list-item>
          </text:list>
        </text:list-item>
      </text:list>
      <text:p text:style-name="P123">vantaggi: applicabile su tutti gli oggetti</text:p>
      <text:p text:style-name="P123">svantaggi: link tra firma e documento</text:p>
      <text:p text:style-name="P84"/>
      <text:p text:style-name="P85"/>
      <text:p text:style-name="P85"/>
      <text:p text:style-name="P85"/>
      <text:p text:style-name="P85"/>
      <text:p text:style-name="P85"/>
      <text:p text:style-name="P85"/>
      <text:p text:style-name="P85"/>
      <text:p text:style-name="P85"/>
      <text:p text:style-name="P74"/>
      <text:p text:style-name="P67">Capitolo X</text:p>
      <text:p text:style-name="P65">Domande non ancora catalogate</text:p>
      <text:p text:style-name="P65"/>
      <text:p text:style-name="P85"/>
      <text:p text:style-name="P107"/>
      <text:list xml:id="list40758079" text:continue-list="list40737090" text:style-name="WWNum1">
        <text:list-item>
          <text:p text:style-name="P207">Un consulente propone di basare l'auth sul login invece di usare HTML, discut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IDFont+F1" svg:font-family="CIDFont+F1"/>
    <style:font-face style:name="CMBX10" svg:font-family="CMBX10"/>
    <style:font-face style:name="CMBXTI10" svg:font-family="CMBXTI10"/>
    <style:font-face style:name="CMMI10" svg:font-family="CMMI10"/>
    <style:font-face style:name="CMMI7" svg:font-family="CMMI7"/>
    <style:font-face style:name="CMR10" svg:font-family="CMR10"/>
    <style:font-face style:name="CMR7" svg:font-family="CMR7"/>
    <style:font-face style:name="CMTI10" svg:font-family="CMTI10"/>
    <style:font-face style:name="LMMathExtension10-Regular" svg:font-family="LMMathExtension10-Regular"/>
    <style:font-face style:name="LMMathSymbols10-Regular" svg:font-family="LMMathSymbols10-Regular"/>
    <style:font-face style:name="LMMathSymbols5-Regular" svg:font-family="LMMathSymbols5-Regular"/>
    <style:font-face style:name="LMMathSymbols7-Regular" svg:font-family="LMMathSymbols7-Regular"/>
    <style:font-face style:name="LMMono10-Regular" svg:font-family="LMMono10-Regular"/>
    <style:font-face style:name="LMRoman10-Bold1" svg:font-family="LMRoman10-Bold"/>
    <style:font-face style:name="LMRoman10-Regular" svg:font-family="LMRoman10-Regular"/>
    <style:font-face style:name="LMRoman7-Regular" svg:font-family="LMRoman7-Regular"/>
    <style:font-face style:name="OpenSymbol" svg:font-family="OpenSymbol"/>
    <style:font-face style:name="Tahoma" svg:font-family="Tahoma, sans-serif, Arial, Helvetica"/>
    <style:font-face style:name="LMMathItalic10-Regular" svg:font-family="LMMathItalic10-Regular" style:font-family-generic="script"/>
    <style:font-face style:name="LMMathItalic7-Regular" svg:font-family="LMMathItalic7-Regular" style:font-family-generic="script"/>
    <style:font-face style:name="LMRoman10-Italic" svg:font-family="LMRoman10-Italic" style:font-family-generic="script"/>
    <style:font-face style:name="ArialMT" svg:font-family="ArialMT" style:font-family-generic="swiss"/>
    <style:font-face style:name="LMSans10-Bold" svg:font-family="LMSans10-Bold" style:font-family-generic="swiss"/>
    <style:font-face style:name="Lucida Sans1" svg:font-family="'Lucida Sans'" style:font-family-generic="swiss"/>
    <style:font-face style:name="Calibri" svg:font-family="Calibri" style:font-family-generic="roman" style:font-pitch="variable"/>
    <style:font-face style:name="LM Roman 10" svg:font-family="'LM Roman 10'" style:font-family-generic="roman" style:font-pitch="variable"/>
    <style:font-face style:name="LM Roman 12" svg:font-family="'LM Roman 12'" style:font-family-generic="roman" style:font-pitch="variable"/>
    <style:font-face style:name="LM Roman 8" svg:font-family="'LM Roman 8'" style:font-family-generic="roman" style:font-pitch="variable"/>
    <style:font-face style:name="LMMono8-Regular" svg:font-family="LMMono8-Regular" style:font-family-generic="roman" style:font-pitch="variable"/>
    <style:font-face style:name="LMRoman10-Bold" svg:font-family="LMRoman10-Bold" style:font-family-generic="roman" style:font-pitch="variable"/>
    <style:font-face style:name="LMRoman12-Bold" svg:font-family="LMRoman12-Bold"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Arial" svg:font-family="Arial" style:font-family-generic="swiss" style:font-pitch="variable"/>
    <style:font-face style:name="CIDFont+F11" svg:font-family="CIDFont+F1" style:font-family-generic="system" style:font-pitch="variable"/>
    <style:font-face style:name="Calibri1" svg:font-family="Calibri" style:font-family-generic="system" style:font-pitch="variable"/>
    <style:font-face style:name="LM Roman 101" svg:font-family="'LM Roman 10'" style:font-family-generic="system" style:font-pitch="variable"/>
    <style:font-face style:name="LMMono8-Regular1" svg:font-family="LMMono8-Regular" style:font-family-generic="system" style:font-pitch="variable"/>
    <style:font-face style:name="LMRoman10-Bold2" svg:font-family="LMRoman10-Bold" style:font-family-generic="system" style:font-pitch="variable"/>
    <style:font-face style:name="LMRoman12-Bold1" svg:font-family="LMRoman12-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left="0.069cm" fo:margin-right="0cm" fo:margin-top="0cm" fo:margin-bottom="0cm" fo:line-height="0.503cm" fo:text-indent="0cm" style:auto-text-indent="false"/>
      <style:text-properties style:font-name="LM Roman 10" fo:font-size="10pt" style:text-underline-style="solid" style:text-underline-width="auto" style:text-underline-color="font-color" fo:font-weight="bold" style:font-size-asian="10pt" style:font-weight-asian="bold" style:font-name-complex="LM Roman 101" style:font-size-complex="10pt"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Default_20_Paragraph_20_Font" style:display-name="Default Paragraph Font" style:family="text"/>
    <style:style style:name="Corpo_20_testo_20_Carattere" style:display-name="Corpo testo Carattere" style:family="text" style:parent-style-name="Default_20_Paragraph_20_Font">
      <style:text-properties style:font-name="LM Roman 10" fo:font-size="10pt" style:text-underline-style="solid" style:text-underline-width="auto" style:text-underline-color="font-color" fo:font-weight="bold" style:font-size-asian="10pt" style:font-weight-asian="bold" style:font-name-complex="LM Roman 101" style:font-size-complex="10pt" style:font-weight-complex="bold"/>
    </style:style>
    <style:style style:name="ListLabel_20_1" style:display-name="ListLabel 1" style:family="text">
      <style:text-properties fo:font-size="13pt" fo:font-weight="bold" style:font-size-asian="13pt" style:font-weight-asian="bold" style:font-size-complex="13pt" style:font-weight-complex="bold"/>
    </style:style>
    <style:style style:name="ListLabel_20_2" style:display-name="ListLabel 2" style:family="text">
      <style:text-properties style:font-name-complex="CIDFont+F1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1.071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1.071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635cm" fo:margin-left="4.128cm"/>
        </style:list-level-properties>
        <style:text-properties style:font-name="CIDFont+F1"/>
      </text:list-level-style-bullet>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E DE MATTEIS</meta:initial-creator>
    <meta:editing-cycles>18</meta:editing-cycles>
    <meta:creation-date>2020-01-21T08:30:00</meta:creation-date>
    <dc:date>2020-09-05T20:53:33.58</dc:date>
    <meta:editing-duration>P6DT2H32M59S</meta:editing-duration>
    <meta:generator>OpenOffice/4.1.7$Win32 OpenOffice.org_project/417m1$Build-9800</meta:generator>
    <meta:document-statistic meta:table-count="0" meta:image-count="0" meta:object-count="0" meta:page-count="54" meta:paragraph-count="918" meta:word-count="17579" meta:character-count="1127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